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0" style:apply-style-name="Red" style:base-cell-address="'Calculated Values'.O1"/>
    </style:style>
    <style:style style:name="ce2" style:family="table-cell" style:parent-style-name="Default">
      <style:map style:condition="cell-content()&lt;=0" style:apply-style-name="Red" style:base-cell-address="'Calculated Values'.R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alculated Values" table:style-name="ta1"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Length (target)</text:p>
          </table:table-cell>
          <table:table-cell office:value-type="string" calcext:value-type="string">
            <text:p>Length (calculated)</text:p>
          </table:table-cell>
          <table:table-cell office:value-type="string" calcext:value-type="string">
            <text:p>Friendlies (target)</text:p>
          </table:table-cell>
          <table:table-cell office:value-type="string" calcext:value-type="string">
            <text:p>Friendlies (calculated)</text:p>
          </table:table-cell>
          <table:table-cell office:value-type="string" calcext:value-type="string">
            <text:p>Friendlies (length)</text:p>
          </table:table-cell>
          <table:table-cell office:value-type="string" calcext:value-type="string">
            <text:p>Spearmen (target)</text:p>
          </table:table-cell>
          <table:table-cell office:value-type="string" calcext:value-type="string">
            <text:p>Spearment (calculated)</text:p>
          </table:table-cell>
          <table:table-cell office:value-type="string" calcext:value-type="string">
            <text:p>Spearmen (lenght)</text:p>
          </table:table-cell>
          <table:table-cell office:value-type="string" calcext:value-type="string">
            <text:p>Bowman (target)</text:p>
          </table:table-cell>
          <table:table-cell office:value-type="string" calcext:value-type="string">
            <text:p>Bowman (calcuated)</text:p>
          </table:table-cell>
          <table:table-cell office:value-type="string" calcext:value-type="string">
            <text:p>Bowman / length</text:p>
          </table:table-cell>
          <table:table-cell table:number-columns-repeated="3"/>
          <table:table-cell office:value-type="string" calcext:value-type="string">
            <text:p>Friendly proportion</text:p>
          </table:table-cell>
          <table:table-cell office:value-type="string" calcext:value-type="string">
            <text:p>Point value</text:p>
          </table:table-cell>
          <table:table-cell table:number-columns-repeated="2"/>
          <table:table-cell office:value-type="string" calcext:value-type="string">
            <text:p>Width (target)</text:p>
          </table:table-cell>
          <table:table-cell office:value-type="string" calcext:value-type="string">
            <text:p>Width (calculate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ROUND([Sheet2.$C$2]*[.$A3]^3 +([Sheet2.$D$2]*[.$A3]^2 + ([Sheet2.$E$2]*[.$A3] + [Sheet2.$B$2])))"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MEDIAN(ROUND([Sheet2.$C$3]*[.$A3]^3+[Sheet2.$D$3]*[.$A3]^2+[Sheet2.$E$3]*[.$A3]+[Sheet2.$B$3]);5;100)" office:value-type="float" office:value="12" calcext:value-type="float">
            <text:p>12</text:p>
          </table:table-cell>
          <table:table-cell table:formula="of:=[.E3]/[.$C3]" office:value-type="float" office:value="0.266666666666667" calcext:value-type="float">
            <text:p>0.2666666667</text:p>
          </table:table-cell>
          <table:table-cell office:value-type="float" office:value="5" calcext:value-type="float">
            <text:p>5</text:p>
          </table:table-cell>
          <table:table-cell table:formula="of:=ROUND([Sheet2.$C$4]*[.$A3]^3+[Sheet2.$D$4]*[.$A3]^2+[Sheet2.$E$4]*[.$A3]+[Sheet2.$B$4])" office:value-type="float" office:value="5" calcext:value-type="float">
            <text:p>5</text:p>
          </table:table-cell>
          <table:table-cell table:formula="of:=[.H3]/[.$C3]" office:value-type="float" office:value="0.111111111111111" calcext:value-type="float">
            <text:p>0.1111111111</text:p>
          </table:table-cell>
          <table:table-cell office:value-type="float" office:value="3" calcext:value-type="float">
            <text:p>3</text:p>
          </table:table-cell>
          <table:table-cell table:formula="of:=ROUND([Sheet2.$C$5]*[.$A3]^3 +([Sheet2.$D$5]*[.$A3]^2 + ([Sheet2.$E$5]*[.$A3] + [Sheet2.$B$5])))" office:value-type="float" office:value="3" calcext:value-type="float">
            <text:p>3</text:p>
          </table:table-cell>
          <table:table-cell table:formula="of:=[.K3]/[.$C3]" office:value-type="float" office:value="0.0666666666666667" calcext:value-type="float">
            <text:p>0.0666666667</text:p>
          </table:table-cell>
          <table:table-cell/>
          <table:table-cell table:formula="of:=[.L3]+[.I3]+[.F3]" office:value-type="float" office:value="0.444444444444444" calcext:value-type="float">
            <text:p>0.4444444444</text:p>
          </table:table-cell>
          <table:table-cell/>
          <table:table-cell table:formula="of:=[.E3]/([.E3]+[.H3]+[.K3])" office:value-type="float" office:value="0.6" calcext:value-type="float">
            <text:p>0.6</text:p>
          </table:table-cell>
          <table:table-cell table:formula="of:=[.E3]*100 + [.H3] * 100 + [.K3] * 200" office:value-type="float" office:value="2300" calcext:value-type="float">
            <text:p>23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ROUND([Sheet2.$C$6]*[.$A3]^3 +([Sheet2.$D$6]*[.$A3]^2 + ([Sheet2.$E$6]*[.$A3] + [Sheet2.$B$6]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ROUND([Sheet2.$C$2]*[.A4]^3 +([Sheet2.$D$2]*[.A4]^2 + ([Sheet2.$E$2]*[.A4] + [Sheet2.$B$2])))" office:value-type="float" office:value="60" calcext:value-type="float">
            <text:p>60</text:p>
          </table:table-cell>
          <table:table-cell/>
          <table:table-cell table:formula="of:=MEDIAN(ROUND([Sheet2.$C$3]*[.$A4]^3+[Sheet2.$D$3]*[.$A4]^2+[Sheet2.$E$3]*[.$A4]+[Sheet2.$B$3]);5;100)" office:value-type="float" office:value="15" calcext:value-type="float">
            <text:p>15</text:p>
          </table:table-cell>
          <table:table-cell table:formula="of:=[.E4]/[.$C4]" office:value-type="float" office:value="0.25" calcext:value-type="float">
            <text:p>0.25</text:p>
          </table:table-cell>
          <table:table-cell/>
          <table:table-cell table:formula="of:=ROUND([Sheet2.$C$4]*[.$A4]^3 +([Sheet2.$D$4]*[.$A4]^2 + ([Sheet2.$E$4]*[.$A4] + [Sheet2.$B$4])))" office:value-type="float" office:value="7" calcext:value-type="float">
            <text:p>7</text:p>
          </table:table-cell>
          <table:table-cell table:formula="of:=[.H4]/[.$C4]" office:value-type="float" office:value="0.116666666666667" calcext:value-type="float">
            <text:p>0.1166666667</text:p>
          </table:table-cell>
          <table:table-cell/>
          <table:table-cell table:formula="of:=ROUND([Sheet2.$C$5]*[.$A4]^3 +([Sheet2.$D$5]*[.$A4]^2 + ([Sheet2.$E$5]*[.$A4] + [Sheet2.$B$5])))" office:value-type="float" office:value="6" calcext:value-type="float">
            <text:p>6</text:p>
          </table:table-cell>
          <table:table-cell table:formula="of:=[.K4]/[.$C4]" office:value-type="float" office:value="0.1" calcext:value-type="float">
            <text:p>0.1</text:p>
          </table:table-cell>
          <table:table-cell/>
          <table:table-cell table:formula="of:=[.L4]+[.I4]+[.F4]" office:value-type="float" office:value="0.466666666666667" calcext:value-type="float">
            <text:p>0.4666666667</text:p>
          </table:table-cell>
          <table:table-cell table:formula="of:=[.N4]-[.N3]" office:value-type="float" office:value="0.0222222222222223" calcext:value-type="float">
            <text:p>0.0222222222</text:p>
          </table:table-cell>
          <table:table-cell table:formula="of:=[.E4]/([.E4]+[.H4]+[.K4])" office:value-type="float" office:value="0.535714285714286" calcext:value-type="float">
            <text:p>0.5357142857</text:p>
          </table:table-cell>
          <table:table-cell table:formula="of:=[.E4]*100 + [.H4] * 100 + [.K4] * 200" office:value-type="float" office:value="3400" calcext:value-type="float">
            <text:p>3400</text:p>
          </table:table-cell>
          <table:table-cell table:formula="of:=[.Q4]-[.Q3]" office:value-type="float" office:value="1100" calcext:value-type="float">
            <text:p>1100</text:p>
          </table:table-cell>
          <table:table-cell table:number-columns-repeated="2"/>
          <table:table-cell table:formula="of:=ROUND([Sheet2.$C$6]*[.$A4]^3 +([Sheet2.$D$6]*[.$A4]^2 + ([Sheet2.$E$6]*[.$A4] + [Sheet2.$B$6]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ROUND([Sheet2.$C$2]*[.A5]^3 +([Sheet2.$D$2]*[.A5]^2 + ([Sheet2.$E$2]*[.A5] + [Sheet2.$B$2])))" office:value-type="float" office:value="75" calcext:value-type="float">
            <text:p>75</text:p>
          </table:table-cell>
          <table:table-cell/>
          <table:table-cell table:formula="of:=MEDIAN(ROUND([Sheet2.$C$3]*[.$A5]^3+[Sheet2.$D$3]*[.$A5]^2+[Sheet2.$E$3]*[.$A5]+[Sheet2.$B$3]);5;100)" office:value-type="float" office:value="18" calcext:value-type="float">
            <text:p>18</text:p>
          </table:table-cell>
          <table:table-cell table:formula="of:=[.E5]/[.$C5]" office:value-type="float" office:value="0.24" calcext:value-type="float">
            <text:p>0.24</text:p>
          </table:table-cell>
          <table:table-cell/>
          <table:table-cell table:formula="of:=ROUND([Sheet2.$C$4]*[.$A5]^3 +([Sheet2.$D$4]*[.$A5]^2 + ([Sheet2.$E$4]*[.$A5] + [Sheet2.$B$4])))" office:value-type="float" office:value="9" calcext:value-type="float">
            <text:p>9</text:p>
          </table:table-cell>
          <table:table-cell table:formula="of:=[.H5]/[.$C5]" office:value-type="float" office:value="0.12" calcext:value-type="float">
            <text:p>0.12</text:p>
          </table:table-cell>
          <table:table-cell/>
          <table:table-cell table:formula="of:=ROUND([Sheet2.$C$5]*[.$A5]^3 +([Sheet2.$D$5]*[.$A5]^2 + ([Sheet2.$E$5]*[.$A5] + [Sheet2.$B$5])))" office:value-type="float" office:value="8" calcext:value-type="float">
            <text:p>8</text:p>
          </table:table-cell>
          <table:table-cell table:formula="of:=[.K5]/[.$C5]" office:value-type="float" office:value="0.106666666666667" calcext:value-type="float">
            <text:p>0.1066666667</text:p>
          </table:table-cell>
          <table:table-cell/>
          <table:table-cell table:formula="of:=[.L5]+[.I5]+[.F5]" office:value-type="float" office:value="0.466666666666667" calcext:value-type="float">
            <text:p>0.4666666667</text:p>
          </table:table-cell>
          <table:table-cell table:formula="of:=[.N5]-[.N4]" office:value-type="float" office:value="0" calcext:value-type="float">
            <text:p>0</text:p>
          </table:table-cell>
          <table:table-cell table:formula="of:=[.E5]/([.E5]+[.H5]+[.K5])" office:value-type="float" office:value="0.514285714285714" calcext:value-type="float">
            <text:p>0.5142857143</text:p>
          </table:table-cell>
          <table:table-cell table:formula="of:=[.E5]*100 + [.H5] * 100 + [.K5] * 200" office:value-type="float" office:value="4300" calcext:value-type="float">
            <text:p>4300</text:p>
          </table:table-cell>
          <table:table-cell table:formula="of:=[.Q5]-[.Q4]" office:value-type="float" office:value="900" calcext:value-type="float">
            <text:p>900</text:p>
          </table:table-cell>
          <table:table-cell table:number-columns-repeated="2"/>
          <table:table-cell table:formula="of:=ROUND([Sheet2.$C$6]*[.$A5]^3 +([Sheet2.$D$6]*[.$A5]^2 + ([Sheet2.$E$6]*[.$A5] + [Sheet2.$B$6]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formula="of:=ROUND([Sheet2.$C$2]*[.A6]^3 +([Sheet2.$D$2]*[.A6]^2 + ([Sheet2.$E$2]*[.A6] + [Sheet2.$B$2])))" office:value-type="float" office:value="90" calcext:value-type="float">
            <text:p>90</text:p>
          </table:table-cell>
          <table:table-cell/>
          <table:table-cell table:formula="of:=MEDIAN(ROUND([Sheet2.$C$3]*[.$A6]^3+[Sheet2.$D$3]*[.$A6]^2+[Sheet2.$E$3]*[.$A6]+[Sheet2.$B$3]);5;100)" office:value-type="float" office:value="21" calcext:value-type="float">
            <text:p>21</text:p>
          </table:table-cell>
          <table:table-cell table:formula="of:=[.E6]/[.$C6]" office:value-type="float" office:value="0.233333333333333" calcext:value-type="float">
            <text:p>0.2333333333</text:p>
          </table:table-cell>
          <table:table-cell/>
          <table:table-cell table:formula="of:=ROUND([Sheet2.$C$4]*[.$A6]^3 +([Sheet2.$D$4]*[.$A6]^2 + ([Sheet2.$E$4]*[.$A6] + [Sheet2.$B$4])))" office:value-type="float" office:value="12" calcext:value-type="float">
            <text:p>12</text:p>
          </table:table-cell>
          <table:table-cell table:formula="of:=[.H6]/[.$C6]" office:value-type="float" office:value="0.133333333333333" calcext:value-type="float">
            <text:p>0.1333333333</text:p>
          </table:table-cell>
          <table:table-cell/>
          <table:table-cell table:formula="of:=ROUND([Sheet2.$C$5]*[.$A6]^3 +([Sheet2.$D$5]*[.$A6]^2 + ([Sheet2.$E$5]*[.$A6] + [Sheet2.$B$5])))" office:value-type="float" office:value="9" calcext:value-type="float">
            <text:p>9</text:p>
          </table:table-cell>
          <table:table-cell table:formula="of:=[.K6]/[.$C6]" office:value-type="float" office:value="0.1" calcext:value-type="float">
            <text:p>0.1</text:p>
          </table:table-cell>
          <table:table-cell/>
          <table:table-cell table:formula="of:=[.L6]+[.I6]+[.F6]" office:value-type="float" office:value="0.466666666666667" calcext:value-type="float">
            <text:p>0.4666666667</text:p>
          </table:table-cell>
          <table:table-cell table:formula="of:=[.N6]-[.N5]" office:value-type="float" office:value="0" calcext:value-type="float">
            <text:p>0</text:p>
          </table:table-cell>
          <table:table-cell table:formula="of:=[.E6]/([.E6]+[.H6]+[.K6])" office:value-type="float" office:value="0.5" calcext:value-type="float">
            <text:p>0.5</text:p>
          </table:table-cell>
          <table:table-cell table:formula="of:=[.E6]*100 + [.H6] * 100 + [.K6] * 200" office:value-type="float" office:value="5100" calcext:value-type="float">
            <text:p>5100</text:p>
          </table:table-cell>
          <table:table-cell table:formula="of:=[.Q6]-[.Q5]" office:value-type="float" office:value="800" calcext:value-type="float">
            <text:p>800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[Sheet2.$C$6]*[.$A6]^3 +([Sheet2.$D$6]*[.$A6]^2 + ([Sheet2.$E$6]*[.$A6] + [Sheet2.$B$6]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ROUND([Sheet2.$C$2]*[.A7]^3 +([Sheet2.$D$2]*[.A7]^2 + ([Sheet2.$E$2]*[.A7] + [Sheet2.$B$2])))" office:value-type="float" office:value="105" calcext:value-type="float">
            <text:p>105</text:p>
          </table:table-cell>
          <table:table-cell/>
          <table:table-cell table:formula="of:=MEDIAN(ROUND([Sheet2.$C$3]*[.$A7]^3+[Sheet2.$D$3]*[.$A7]^2+[Sheet2.$E$3]*[.$A7]+[Sheet2.$B$3]);5;100)" office:value-type="float" office:value="24" calcext:value-type="float">
            <text:p>24</text:p>
          </table:table-cell>
          <table:table-cell table:formula="of:=[.E7]/[.$C7]" office:value-type="float" office:value="0.228571428571429" calcext:value-type="float">
            <text:p>0.2285714286</text:p>
          </table:table-cell>
          <table:table-cell/>
          <table:table-cell table:formula="of:=ROUND([Sheet2.$C$4]*[.$A7]^3 +([Sheet2.$D$4]*[.$A7]^2 + ([Sheet2.$E$4]*[.$A7] + [Sheet2.$B$4])))" office:value-type="float" office:value="16" calcext:value-type="float">
            <text:p>16</text:p>
          </table:table-cell>
          <table:table-cell table:formula="of:=[.H7]/[.$C7]" office:value-type="float" office:value="0.152380952380952" calcext:value-type="float">
            <text:p>0.1523809524</text:p>
          </table:table-cell>
          <table:table-cell/>
          <table:table-cell table:formula="of:=ROUND([Sheet2.$C$5]*[.$A7]^3 +([Sheet2.$D$5]*[.$A7]^2 + ([Sheet2.$E$5]*[.$A7] + [Sheet2.$B$5])))" office:value-type="float" office:value="11" calcext:value-type="float">
            <text:p>11</text:p>
          </table:table-cell>
          <table:table-cell table:formula="of:=[.K7]/[.$C7]" office:value-type="float" office:value="0.104761904761905" calcext:value-type="float">
            <text:p>0.1047619048</text:p>
          </table:table-cell>
          <table:table-cell/>
          <table:table-cell table:formula="of:=[.L7]+[.I7]+[.F7]" office:value-type="float" office:value="0.485714285714286" calcext:value-type="float">
            <text:p>0.4857142857</text:p>
          </table:table-cell>
          <table:table-cell table:formula="of:=[.N7]-[.N6]" office:value-type="float" office:value="0.0190476190476191" calcext:value-type="float">
            <text:p>0.019047619</text:p>
          </table:table-cell>
          <table:table-cell table:formula="of:=[.E7]/([.E7]+[.H7]+[.K7])" office:value-type="float" office:value="0.470588235294118" calcext:value-type="float">
            <text:p>0.4705882353</text:p>
          </table:table-cell>
          <table:table-cell table:formula="of:=[.E7]*100 + [.H7] * 100 + [.K7] * 200" office:value-type="float" office:value="6200" calcext:value-type="float">
            <text:p>6200</text:p>
          </table:table-cell>
          <table:table-cell table:formula="of:=[.Q7]-[.Q6]" office:value-type="float" office:value="1100" calcext:value-type="float">
            <text:p>1100</text:p>
          </table:table-cell>
          <table:table-cell table:number-columns-repeated="2"/>
          <table:table-cell table:formula="of:=ROUND([Sheet2.$C$6]*[.$A7]^3 +([Sheet2.$D$6]*[.$A7]^2 + ([Sheet2.$E$6]*[.$A7] + [Sheet2.$B$6]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table:formula="of:=ROUND([Sheet2.$C$2]*[.A8]^3 +([Sheet2.$D$2]*[.A8]^2 + ([Sheet2.$E$2]*[.A8] + [Sheet2.$B$2])))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MEDIAN(ROUND([Sheet2.$C$3]*[.$A8]^3+[Sheet2.$D$3]*[.$A8]^2+[Sheet2.$E$3]*[.$A8]+[Sheet2.$B$3]);5;100)" office:value-type="float" office:value="27" calcext:value-type="float">
            <text:p>27</text:p>
          </table:table-cell>
          <table:table-cell table:formula="of:=[.E8]/[.$C8]" office:value-type="float" office:value="0.225" calcext:value-type="float">
            <text:p>0.225</text:p>
          </table:table-cell>
          <table:table-cell office:value-type="float" office:value="18" calcext:value-type="float">
            <text:p>18</text:p>
          </table:table-cell>
          <table:table-cell table:formula="of:=ROUND([Sheet2.$C$4]*[.$A8]^3 +([Sheet2.$D$4]*[.$A8]^2 + ([Sheet2.$E$4]*[.$A8] + [Sheet2.$B$4])))" office:value-type="float" office:value="21" calcext:value-type="float">
            <text:p>21</text:p>
          </table:table-cell>
          <table:table-cell table:formula="of:=[.H8]/[.$C8]" office:value-type="float" office:value="0.175" calcext:value-type="float">
            <text:p>0.175</text:p>
          </table:table-cell>
          <table:table-cell office:value-type="float" office:value="12" calcext:value-type="float">
            <text:p>12</text:p>
          </table:table-cell>
          <table:table-cell table:formula="of:=ROUND([Sheet2.$C$5]*[.$A8]^3 +([Sheet2.$D$5]*[.$A8]^2 + ([Sheet2.$E$5]*[.$A8] + [Sheet2.$B$5])))" office:value-type="float" office:value="12" calcext:value-type="float">
            <text:p>12</text:p>
          </table:table-cell>
          <table:table-cell table:formula="of:=[.K8]/[.$C8]" office:value-type="float" office:value="0.1" calcext:value-type="float">
            <text:p>0.1</text:p>
          </table:table-cell>
          <table:table-cell/>
          <table:table-cell table:formula="of:=[.L8]+[.I8]+[.F8]" office:value-type="float" office:value="0.5" calcext:value-type="float">
            <text:p>0.5</text:p>
          </table:table-cell>
          <table:table-cell table:formula="of:=[.N8]-[.N7]" office:value-type="float" office:value="0.0142857142857142" calcext:value-type="float">
            <text:p>0.0142857143</text:p>
          </table:table-cell>
          <table:table-cell table:formula="of:=[.E8]/([.E8]+[.H8]+[.K8])" office:value-type="float" office:value="0.45" calcext:value-type="float">
            <text:p>0.45</text:p>
          </table:table-cell>
          <table:table-cell table:formula="of:=[.E8]*100 + [.H8] * 100 + [.K8] * 200" office:value-type="float" office:value="7200" calcext:value-type="float">
            <text:p>7200</text:p>
          </table:table-cell>
          <table:table-cell table:formula="of:=[.Q8]-[.Q7]" office:value-type="float" office:value="1000" calcext:value-type="float">
            <text:p>1000</text:p>
          </table:table-cell>
          <table:table-cell table:number-columns-repeated="2"/>
          <table:table-cell table:formula="of:=ROUND([Sheet2.$C$6]*[.$A8]^3 +([Sheet2.$D$6]*[.$A8]^2 + ([Sheet2.$E$6]*[.$A8] + [Sheet2.$B$6]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formula="of:=ROUND([Sheet2.$C$2]*[.A9]^3 +([Sheet2.$D$2]*[.A9]^2 + ([Sheet2.$E$2]*[.A9] + [Sheet2.$B$2])))" office:value-type="float" office:value="135" calcext:value-type="float">
            <text:p>135</text:p>
          </table:table-cell>
          <table:table-cell/>
          <table:table-cell table:formula="of:=MEDIAN(ROUND([Sheet2.$C$3]*[.$A9]^3+[Sheet2.$D$3]*[.$A9]^2+[Sheet2.$E$3]*[.$A9]+[Sheet2.$B$3]);5;100)" office:value-type="float" office:value="30" calcext:value-type="float">
            <text:p>30</text:p>
          </table:table-cell>
          <table:table-cell table:formula="of:=[.E9]/[.$C9]" office:value-type="float" office:value="0.222222222222222" calcext:value-type="float">
            <text:p>0.2222222222</text:p>
          </table:table-cell>
          <table:table-cell/>
          <table:table-cell table:formula="of:=ROUND([Sheet2.$C$4]*[.$A9]^3 +([Sheet2.$D$4]*[.$A9]^2 + ([Sheet2.$E$4]*[.$A9] + [Sheet2.$B$4])))" office:value-type="float" office:value="26" calcext:value-type="float">
            <text:p>26</text:p>
          </table:table-cell>
          <table:table-cell table:formula="of:=[.H9]/[.$C9]" office:value-type="float" office:value="0.192592592592593" calcext:value-type="float">
            <text:p>0.1925925926</text:p>
          </table:table-cell>
          <table:table-cell/>
          <table:table-cell table:formula="of:=ROUND([Sheet2.$C$5]*[.$A9]^3 +([Sheet2.$D$5]*[.$A9]^2 + ([Sheet2.$E$5]*[.$A9] + [Sheet2.$B$5])))" office:value-type="float" office:value="13" calcext:value-type="float">
            <text:p>13</text:p>
          </table:table-cell>
          <table:table-cell table:formula="of:=[.K9]/[.$C9]" office:value-type="float" office:value="0.0962962962962963" calcext:value-type="float">
            <text:p>0.0962962963</text:p>
          </table:table-cell>
          <table:table-cell/>
          <table:table-cell table:formula="of:=[.L9]+[.I9]+[.F9]" office:value-type="float" office:value="0.511111111111111" calcext:value-type="float">
            <text:p>0.5111111111</text:p>
          </table:table-cell>
          <table:table-cell table:formula="of:=[.N9]-[.N8]" office:value-type="float" office:value="0.0111111111111111" calcext:value-type="float">
            <text:p>0.0111111111</text:p>
          </table:table-cell>
          <table:table-cell table:formula="of:=[.E9]/([.E9]+[.H9]+[.K9])" office:value-type="float" office:value="0.434782608695652" calcext:value-type="float">
            <text:p>0.4347826087</text:p>
          </table:table-cell>
          <table:table-cell table:formula="of:=[.E9]*100 + [.H9] * 100 + [.K9] * 200" office:value-type="float" office:value="8200" calcext:value-type="float">
            <text:p>8200</text:p>
          </table:table-cell>
          <table:table-cell table:formula="of:=[.Q9]-[.Q8]" office:value-type="float" office:value="1000" calcext:value-type="float">
            <text:p>1000</text:p>
          </table:table-cell>
          <table:table-cell table:number-columns-repeated="2"/>
          <table:table-cell table:formula="of:=ROUND([Sheet2.$C$6]*[.$A9]^3 +([Sheet2.$D$6]*[.$A9]^2 + ([Sheet2.$E$6]*[.$A9] + [Sheet2.$B$6]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5" calcext:value-type="float">
            <text:p>225</text:p>
          </table:table-cell>
          <table:table-cell table:formula="of:=ROUND([Sheet2.$C$2]*[.A10]^3 +([Sheet2.$D$2]*[.A10]^2 + ([Sheet2.$E$2]*[.A10] + [Sheet2.$B$2])))" office:value-type="float" office:value="150" calcext:value-type="float">
            <text:p>150</text:p>
          </table:table-cell>
          <table:table-cell/>
          <table:table-cell table:formula="of:=MEDIAN(ROUND([Sheet2.$C$3]*[.$A10]^3+[Sheet2.$D$3]*[.$A10]^2+[Sheet2.$E$3]*[.$A10]+[Sheet2.$B$3]);5;100)" office:value-type="float" office:value="32" calcext:value-type="float">
            <text:p>32</text:p>
          </table:table-cell>
          <table:table-cell table:formula="of:=[.E10]/[.$C10]" office:value-type="float" office:value="0.213333333333333" calcext:value-type="float">
            <text:p>0.2133333333</text:p>
          </table:table-cell>
          <table:table-cell/>
          <table:table-cell table:formula="of:=ROUND([Sheet2.$C$4]*[.$A10]^3 +([Sheet2.$D$4]*[.$A10]^2 + ([Sheet2.$E$4]*[.$A10] + [Sheet2.$B$4])))" office:value-type="float" office:value="33" calcext:value-type="float">
            <text:p>33</text:p>
          </table:table-cell>
          <table:table-cell table:formula="of:=[.H10]/[.$C10]" office:value-type="float" office:value="0.22" calcext:value-type="float">
            <text:p>0.22</text:p>
          </table:table-cell>
          <table:table-cell/>
          <table:table-cell table:formula="of:=ROUND([Sheet2.$C$5]*[.$A10]^3 +([Sheet2.$D$5]*[.$A10]^2 + ([Sheet2.$E$5]*[.$A10] + [Sheet2.$B$5])))" office:value-type="float" office:value="14" calcext:value-type="float">
            <text:p>14</text:p>
          </table:table-cell>
          <table:table-cell table:formula="of:=[.K10]/[.$C10]" office:value-type="float" office:value="0.0933333333333333" calcext:value-type="float">
            <text:p>0.0933333333</text:p>
          </table:table-cell>
          <table:table-cell/>
          <table:table-cell table:formula="of:=[.L10]+[.I10]+[.F10]" office:value-type="float" office:value="0.526666666666667" calcext:value-type="float">
            <text:p>0.5266666667</text:p>
          </table:table-cell>
          <table:table-cell table:formula="of:=[.N10]-[.N9]" office:value-type="float" office:value="0.0155555555555557" calcext:value-type="float">
            <text:p>0.0155555556</text:p>
          </table:table-cell>
          <table:table-cell table:formula="of:=[.E10]/([.E10]+[.H10]+[.K10])" office:value-type="float" office:value="0.40506329113924" calcext:value-type="float">
            <text:p>0.4050632911</text:p>
          </table:table-cell>
          <table:table-cell table:formula="of:=[.E10]*100 + [.H10] * 100 + [.K10] * 200" office:value-type="float" office:value="9300" calcext:value-type="float">
            <text:p>9300</text:p>
          </table:table-cell>
          <table:table-cell table:formula="of:=[.Q10]-[.Q9]" office:value-type="float" office:value="1100" calcext:value-type="float">
            <text:p>1100</text:p>
          </table:table-cell>
          <table:table-cell table:number-columns-repeated="2"/>
          <table:table-cell table:formula="of:=ROUND([Sheet2.$C$6]*[.$A10]^3 +([Sheet2.$D$6]*[.$A10]^2 + ([Sheet2.$E$6]*[.$A10] + [Sheet2.$B$6]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table:formula="of:=ROUND([Sheet2.$C$2]*[.A11]^3 +([Sheet2.$D$2]*[.A11]^2 + ([Sheet2.$E$2]*[.A11] + [Sheet2.$B$2])))" office:value-type="float" office:value="165" calcext:value-type="float">
            <text:p>165</text:p>
          </table:table-cell>
          <table:table-cell/>
          <table:table-cell table:formula="of:=MEDIAN(ROUND([Sheet2.$C$3]*[.$A11]^3+[Sheet2.$D$3]*[.$A11]^2+[Sheet2.$E$3]*[.$A11]+[Sheet2.$B$3]);5;100)" office:value-type="float" office:value="34" calcext:value-type="float">
            <text:p>34</text:p>
          </table:table-cell>
          <table:table-cell table:formula="of:=[.E11]/[.$C11]" office:value-type="float" office:value="0.206060606060606" calcext:value-type="float">
            <text:p>0.2060606061</text:p>
          </table:table-cell>
          <table:table-cell/>
          <table:table-cell table:formula="of:=ROUND([Sheet2.$C$4]*[.$A11]^3 +([Sheet2.$D$4]*[.$A11]^2 + ([Sheet2.$E$4]*[.$A11] + [Sheet2.$B$4])))" office:value-type="float" office:value="39" calcext:value-type="float">
            <text:p>39</text:p>
          </table:table-cell>
          <table:table-cell table:formula="of:=[.H11]/[.$C11]" office:value-type="float" office:value="0.236363636363636" calcext:value-type="float">
            <text:p>0.2363636364</text:p>
          </table:table-cell>
          <table:table-cell/>
          <table:table-cell table:formula="of:=ROUND([Sheet2.$C$5]*[.$A11]^3 +([Sheet2.$D$5]*[.$A11]^2 + ([Sheet2.$E$5]*[.$A11] + [Sheet2.$B$5])))" office:value-type="float" office:value="16" calcext:value-type="float">
            <text:p>16</text:p>
          </table:table-cell>
          <table:table-cell table:formula="of:=[.K11]/[.$C11]" office:value-type="float" office:value="0.096969696969697" calcext:value-type="float">
            <text:p>0.096969697</text:p>
          </table:table-cell>
          <table:table-cell/>
          <table:table-cell table:formula="of:=[.L11]+[.I11]+[.F11]" office:value-type="float" office:value="0.539393939393939" calcext:value-type="float">
            <text:p>0.5393939394</text:p>
          </table:table-cell>
          <table:table-cell table:formula="of:=[.N11]-[.N10]" office:value-type="float" office:value="0.0127272727272726" calcext:value-type="float">
            <text:p>0.0127272727</text:p>
          </table:table-cell>
          <table:table-cell table:formula="of:=[.E11]/([.E11]+[.H11]+[.K11])" office:value-type="float" office:value="0.382022471910112" calcext:value-type="float">
            <text:p>0.3820224719</text:p>
          </table:table-cell>
          <table:table-cell table:formula="of:=[.E11]*100 + [.H11] * 100 + [.K11] * 200" office:value-type="float" office:value="10500" calcext:value-type="float">
            <text:p>10500</text:p>
          </table:table-cell>
          <table:table-cell table:formula="of:=[.Q11]-[.Q10]" office:value-type="float" office:value="1200" calcext:value-type="float">
            <text:p>1200</text:p>
          </table:table-cell>
          <table:table-cell table:number-columns-repeated="2"/>
          <table:table-cell table:formula="of:=ROUND([Sheet2.$C$6]*[.$A11]^3 +([Sheet2.$D$6]*[.$A11]^2 + ([Sheet2.$E$6]*[.$A11] + [Sheet2.$B$6]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table:formula="of:=ROUND([Sheet2.$C$2]*[.A12]^3 +([Sheet2.$D$2]*[.A12]^2 + ([Sheet2.$E$2]*[.A12] + [Sheet2.$B$2])))" office:value-type="float" office:value="180" calcext:value-type="float">
            <text:p>180</text:p>
          </table:table-cell>
          <table:table-cell/>
          <table:table-cell table:formula="of:=MEDIAN(ROUND([Sheet2.$C$3]*[.$A12]^3+[Sheet2.$D$3]*[.$A12]^2+[Sheet2.$E$3]*[.$A12]+[Sheet2.$B$3]);5;100)" office:value-type="float" office:value="36" calcext:value-type="float">
            <text:p>36</text:p>
          </table:table-cell>
          <table:table-cell table:formula="of:=[.E12]/[.$C12]" office:value-type="float" office:value="0.2" calcext:value-type="float">
            <text:p>0.2</text:p>
          </table:table-cell>
          <table:table-cell/>
          <table:table-cell table:formula="of:=ROUND([Sheet2.$C$4]*[.$A12]^3 +([Sheet2.$D$4]*[.$A12]^2 + ([Sheet2.$E$4]*[.$A12] + [Sheet2.$B$4])))" office:value-type="float" office:value="47" calcext:value-type="float">
            <text:p>47</text:p>
          </table:table-cell>
          <table:table-cell table:formula="of:=[.H12]/[.$C12]" office:value-type="float" office:value="0.261111111111111" calcext:value-type="float">
            <text:p>0.2611111111</text:p>
          </table:table-cell>
          <table:table-cell/>
          <table:table-cell table:formula="of:=ROUND([Sheet2.$C$5]*[.$A12]^3 +([Sheet2.$D$5]*[.$A12]^2 + ([Sheet2.$E$5]*[.$A12] + [Sheet2.$B$5])))" office:value-type="float" office:value="17" calcext:value-type="float">
            <text:p>17</text:p>
          </table:table-cell>
          <table:table-cell table:formula="of:=[.K12]/[.$C12]" office:value-type="float" office:value="0.0944444444444444" calcext:value-type="float">
            <text:p>0.0944444444</text:p>
          </table:table-cell>
          <table:table-cell/>
          <table:table-cell table:formula="of:=[.L12]+[.I12]+[.F12]" office:value-type="float" office:value="0.555555555555556" calcext:value-type="float">
            <text:p>0.5555555556</text:p>
          </table:table-cell>
          <table:table-cell table:formula="of:=[.N12]-[.N11]" office:value-type="float" office:value="0.0161616161616163" calcext:value-type="float">
            <text:p>0.0161616162</text:p>
          </table:table-cell>
          <table:table-cell table:formula="of:=[.E12]/([.E12]+[.H12]+[.K12])" office:value-type="float" office:value="0.36" calcext:value-type="float">
            <text:p>0.36</text:p>
          </table:table-cell>
          <table:table-cell table:formula="of:=[.E12]*100 + [.H12] * 100 + [.K12] * 200" office:value-type="float" office:value="11700" calcext:value-type="float">
            <text:p>11700</text:p>
          </table:table-cell>
          <table:table-cell table:formula="of:=[.Q12]-[.Q11]" office:value-type="float" office:value="1200" calcext:value-type="float">
            <text:p>1200</text:p>
          </table:table-cell>
          <table:table-cell table:number-columns-repeated="2"/>
          <table:table-cell table:formula="of:=ROUND([Sheet2.$C$6]*[.$A12]^3 +([Sheet2.$D$6]*[.$A12]^2 + ([Sheet2.$E$6]*[.$A12] + [Sheet2.$B$6]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table:formula="of:=ROUND([Sheet2.$C$2]*[.A13]^3 +([Sheet2.$D$2]*[.A13]^2 + ([Sheet2.$E$2]*[.A13] + [Sheet2.$B$2])))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MEDIAN(ROUND([Sheet2.$C$3]*[.$A13]^3+[Sheet2.$D$3]*[.$A13]^2+[Sheet2.$E$3]*[.$A13]+[Sheet2.$B$3]);5;100)" office:value-type="float" office:value="38" calcext:value-type="float">
            <text:p>38</text:p>
          </table:table-cell>
          <table:table-cell table:formula="of:=[.E13]/[.$C13]" office:value-type="float" office:value="0.194871794871795" calcext:value-type="float">
            <text:p>0.1948717949</text:p>
          </table:table-cell>
          <table:table-cell office:value-type="float" office:value="38" calcext:value-type="float">
            <text:p>38</text:p>
          </table:table-cell>
          <table:table-cell table:formula="of:=ROUND([Sheet2.$C$4]*[.$A13]^3 +([Sheet2.$D$4]*[.$A13]^2 + ([Sheet2.$E$4]*[.$A13] + [Sheet2.$B$4])))" office:value-type="float" office:value="56" calcext:value-type="float">
            <text:p>56</text:p>
          </table:table-cell>
          <table:table-cell table:formula="of:=[.H13]/[.$C13]" office:value-type="float" office:value="0.287179487179487" calcext:value-type="float">
            <text:p>0.2871794872</text:p>
          </table:table-cell>
          <table:table-cell office:value-type="float" office:value="19" calcext:value-type="float">
            <text:p>19</text:p>
          </table:table-cell>
          <table:table-cell table:formula="of:=ROUND([Sheet2.$C$5]*[.$A13]^3 +([Sheet2.$D$5]*[.$A13]^2 + ([Sheet2.$E$5]*[.$A13] + [Sheet2.$B$5])))" office:value-type="float" office:value="19" calcext:value-type="float">
            <text:p>19</text:p>
          </table:table-cell>
          <table:table-cell table:formula="of:=[.K13]/[.$C13]" office:value-type="float" office:value="0.0974358974358974" calcext:value-type="float">
            <text:p>0.0974358974</text:p>
          </table:table-cell>
          <table:table-cell/>
          <table:table-cell table:formula="of:=[.L13]+[.I13]+[.F13]" office:value-type="float" office:value="0.579487179487179" calcext:value-type="float">
            <text:p>0.5794871795</text:p>
          </table:table-cell>
          <table:table-cell table:formula="of:=[.N13]-[.N12]" office:value-type="float" office:value="0.0239316239316238" calcext:value-type="float">
            <text:p>0.0239316239</text:p>
          </table:table-cell>
          <table:table-cell table:formula="of:=[.E13]/([.E13]+[.H13]+[.K13])" office:value-type="float" office:value="0.336283185840708" calcext:value-type="float">
            <text:p>0.3362831858</text:p>
          </table:table-cell>
          <table:table-cell table:formula="of:=[.E13]*100 + [.H13] * 100 + [.K13] * 200" office:value-type="float" office:value="13200" calcext:value-type="float">
            <text:p>13200</text:p>
          </table:table-cell>
          <table:table-cell table:formula="of:=[.Q13]-[.Q12]" office:value-type="float" office:value="1500" calcext:value-type="float">
            <text:p>1500</text:p>
          </table:table-cell>
          <table:table-cell table:number-columns-repeated="2"/>
          <table:table-cell table:formula="of:=ROUND([Sheet2.$C$6]*[.$A13]^3 +([Sheet2.$D$6]*[.$A13]^2 + ([Sheet2.$E$6]*[.$A13] + [Sheet2.$B$6]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5" calcext:value-type="float">
            <text:p>325</text:p>
          </table:table-cell>
          <table:table-cell table:formula="of:=ROUND([Sheet2.$C$2]*[.A14]^3 +([Sheet2.$D$2]*[.A14]^2 + ([Sheet2.$E$2]*[.A14] + [Sheet2.$B$2])))" office:value-type="float" office:value="210" calcext:value-type="float">
            <text:p>210</text:p>
          </table:table-cell>
          <table:table-cell/>
          <table:table-cell table:formula="of:=MEDIAN(ROUND([Sheet2.$C$3]*[.$A14]^3+[Sheet2.$D$3]*[.$A14]^2+[Sheet2.$E$3]*[.$A14]+[Sheet2.$B$3]);5;100)" office:value-type="float" office:value="40" calcext:value-type="float">
            <text:p>40</text:p>
          </table:table-cell>
          <table:table-cell table:formula="of:=[.E14]/[.$C14]" office:value-type="float" office:value="0.19047619047619" calcext:value-type="float">
            <text:p>0.1904761905</text:p>
          </table:table-cell>
          <table:table-cell/>
          <table:table-cell table:formula="of:=ROUND([Sheet2.$C$4]*[.$A14]^3 +([Sheet2.$D$4]*[.$A14]^2 + ([Sheet2.$E$4]*[.$A14] + [Sheet2.$B$4])))" office:value-type="float" office:value="65" calcext:value-type="float">
            <text:p>65</text:p>
          </table:table-cell>
          <table:table-cell table:formula="of:=[.H14]/[.$C14]" office:value-type="float" office:value="0.30952380952381" calcext:value-type="float">
            <text:p>0.3095238095</text:p>
          </table:table-cell>
          <table:table-cell/>
          <table:table-cell table:formula="of:=ROUND([Sheet2.$C$5]*[.$A14]^3 +([Sheet2.$D$5]*[.$A14]^2 + ([Sheet2.$E$5]*[.$A14] + [Sheet2.$B$5])))" office:value-type="float" office:value="21" calcext:value-type="float">
            <text:p>21</text:p>
          </table:table-cell>
          <table:table-cell table:formula="of:=[.K14]/[.$C14]" office:value-type="float" office:value="0.1" calcext:value-type="float">
            <text:p>0.1</text:p>
          </table:table-cell>
          <table:table-cell/>
          <table:table-cell table:formula="of:=[.L14]+[.I14]+[.F14]" office:value-type="float" office:value="0.6" calcext:value-type="float">
            <text:p>0.6</text:p>
          </table:table-cell>
          <table:table-cell table:formula="of:=[.N14]-[.N13]" office:value-type="float" office:value="0.0205128205128205" calcext:value-type="float">
            <text:p>0.0205128205</text:p>
          </table:table-cell>
          <table:table-cell table:formula="of:=[.E14]/([.E14]+[.H14]+[.K14])" office:value-type="float" office:value="0.317460317460317" calcext:value-type="float">
            <text:p>0.3174603175</text:p>
          </table:table-cell>
          <table:table-cell table:formula="of:=[.E14]*100 + [.H14] * 100 + [.K14] * 200" office:value-type="float" office:value="14700" calcext:value-type="float">
            <text:p>14700</text:p>
          </table:table-cell>
          <table:table-cell table:formula="of:=[.Q14]-[.Q13]" office:value-type="float" office:value="1500" calcext:value-type="float">
            <text:p>1500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Sheet2.$C$6]*[.$A14]^3 +([Sheet2.$D$6]*[.$A14]^2 + ([Sheet2.$E$6]*[.$A14] + [Sheet2.$B$6]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  <table:table-cell table:formula="of:=ROUND([Sheet2.$C$2]*[.A15]^3 +([Sheet2.$D$2]*[.A15]^2 + ([Sheet2.$E$2]*[.A15] + [Sheet2.$B$2])))" office:value-type="float" office:value="225" calcext:value-type="float">
            <text:p>225</text:p>
          </table:table-cell>
          <table:table-cell/>
          <table:table-cell table:formula="of:=MEDIAN(ROUND([Sheet2.$C$3]*[.$A15]^3+[Sheet2.$D$3]*[.$A15]^2+[Sheet2.$E$3]*[.$A15]+[Sheet2.$B$3]);5;100)" office:value-type="float" office:value="41" calcext:value-type="float">
            <text:p>41</text:p>
          </table:table-cell>
          <table:table-cell table:formula="of:=[.E15]/[.$C15]" office:value-type="float" office:value="0.182222222222222" calcext:value-type="float">
            <text:p>0.1822222222</text:p>
          </table:table-cell>
          <table:table-cell/>
          <table:table-cell table:formula="of:=ROUND([Sheet2.$C$4]*[.$A15]^3 +([Sheet2.$D$4]*[.$A15]^2 + ([Sheet2.$E$4]*[.$A15] + [Sheet2.$B$4])))" office:value-type="float" office:value="75" calcext:value-type="float">
            <text:p>75</text:p>
          </table:table-cell>
          <table:table-cell table:formula="of:=[.H15]/[.$C15]" office:value-type="float" office:value="0.333333333333333" calcext:value-type="float">
            <text:p>0.3333333333</text:p>
          </table:table-cell>
          <table:table-cell/>
          <table:table-cell table:formula="of:=ROUND([Sheet2.$C$5]*[.$A15]^3 +([Sheet2.$D$5]*[.$A15]^2 + ([Sheet2.$E$5]*[.$A15] + [Sheet2.$B$5])))" office:value-type="float" office:value="24" calcext:value-type="float">
            <text:p>24</text:p>
          </table:table-cell>
          <table:table-cell table:formula="of:=[.K15]/[.$C15]" office:value-type="float" office:value="0.106666666666667" calcext:value-type="float">
            <text:p>0.1066666667</text:p>
          </table:table-cell>
          <table:table-cell/>
          <table:table-cell table:formula="of:=[.L15]+[.I15]+[.F15]" office:value-type="float" office:value="0.622222222222222" calcext:value-type="float">
            <text:p>0.6222222222</text:p>
          </table:table-cell>
          <table:table-cell table:formula="of:=[.N15]-[.N14]" office:value-type="float" office:value="0.0222222222222223" calcext:value-type="float">
            <text:p>0.0222222222</text:p>
          </table:table-cell>
          <table:table-cell table:formula="of:=[.E15]/([.E15]+[.H15]+[.K15])" office:value-type="float" office:value="0.292857142857143" calcext:value-type="float">
            <text:p>0.2928571429</text:p>
          </table:table-cell>
          <table:table-cell table:formula="of:=[.E15]*100 + [.H15] * 100 + [.K15] * 200" office:value-type="float" office:value="16400" calcext:value-type="float">
            <text:p>16400</text:p>
          </table:table-cell>
          <table:table-cell table:formula="of:=[.Q15]-[.Q14]" office:value-type="float" office:value="1700" calcext:value-type="float">
            <text:p>1700</text:p>
          </table:table-cell>
          <table:table-cell table:number-columns-repeated="2"/>
          <table:table-cell table:formula="of:=ROUND([Sheet2.$C$6]*[.$A15]^3 +([Sheet2.$D$6]*[.$A15]^2 + ([Sheet2.$E$6]*[.$A15] + [Sheet2.$B$6]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5" calcext:value-type="float">
            <text:p>375</text:p>
          </table:table-cell>
          <table:table-cell table:formula="of:=ROUND([Sheet2.$C$2]*[.A16]^3 +([Sheet2.$D$2]*[.A16]^2 + ([Sheet2.$E$2]*[.A16] + [Sheet2.$B$2])))" office:value-type="float" office:value="240" calcext:value-type="float">
            <text:p>240</text:p>
          </table:table-cell>
          <table:table-cell/>
          <table:table-cell table:formula="of:=MEDIAN(ROUND([Sheet2.$C$3]*[.$A16]^3+[Sheet2.$D$3]*[.$A16]^2+[Sheet2.$E$3]*[.$A16]+[Sheet2.$B$3]);5;100)" office:value-type="float" office:value="43" calcext:value-type="float">
            <text:p>43</text:p>
          </table:table-cell>
          <table:table-cell table:formula="of:=[.E16]/[.$C16]" office:value-type="float" office:value="0.179166666666667" calcext:value-type="float">
            <text:p>0.1791666667</text:p>
          </table:table-cell>
          <table:table-cell/>
          <table:table-cell table:formula="of:=ROUND([Sheet2.$C$4]*[.$A16]^3 +([Sheet2.$D$4]*[.$A16]^2 + ([Sheet2.$E$4]*[.$A16] + [Sheet2.$B$4])))" office:value-type="float" office:value="86" calcext:value-type="float">
            <text:p>86</text:p>
          </table:table-cell>
          <table:table-cell table:formula="of:=[.H16]/[.$C16]" office:value-type="float" office:value="0.358333333333333" calcext:value-type="float">
            <text:p>0.3583333333</text:p>
          </table:table-cell>
          <table:table-cell/>
          <table:table-cell table:formula="of:=ROUND([Sheet2.$C$5]*[.$A16]^3 +([Sheet2.$D$5]*[.$A16]^2 + ([Sheet2.$E$5]*[.$A16] + [Sheet2.$B$5])))" office:value-type="float" office:value="27" calcext:value-type="float">
            <text:p>27</text:p>
          </table:table-cell>
          <table:table-cell table:formula="of:=[.K16]/[.$C16]" office:value-type="float" office:value="0.1125" calcext:value-type="float">
            <text:p>0.1125</text:p>
          </table:table-cell>
          <table:table-cell/>
          <table:table-cell table:formula="of:=[.L16]+[.I16]+[.F16]" office:value-type="float" office:value="0.65" calcext:value-type="float">
            <text:p>0.65</text:p>
          </table:table-cell>
          <table:table-cell table:formula="of:=[.N16]-[.N15]" office:value-type="float" office:value="0.0277777777777778" calcext:value-type="float">
            <text:p>0.0277777778</text:p>
          </table:table-cell>
          <table:table-cell table:formula="of:=[.E16]/([.E16]+[.H16]+[.K16])" office:value-type="float" office:value="0.275641025641026" calcext:value-type="float">
            <text:p>0.2756410256</text:p>
          </table:table-cell>
          <table:table-cell table:formula="of:=[.E16]*100 + [.H16] * 100 + [.K16] * 200" office:value-type="float" office:value="18300" calcext:value-type="float">
            <text:p>18300</text:p>
          </table:table-cell>
          <table:table-cell table:formula="of:=[.Q16]-[.Q15]" office:value-type="float" office:value="1900" calcext:value-type="float">
            <text:p>1900</text:p>
          </table:table-cell>
          <table:table-cell table:number-columns-repeated="2"/>
          <table:table-cell table:formula="of:=ROUND([Sheet2.$C$6]*[.$A16]^3 +([Sheet2.$D$6]*[.$A16]^2 + ([Sheet2.$E$6]*[.$A16] + [Sheet2.$B$6]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table:formula="of:=ROUND([Sheet2.$C$2]*[.A17]^3 +([Sheet2.$D$2]*[.A17]^2 + ([Sheet2.$E$2]*[.A17] + [Sheet2.$B$2])))" office:value-type="float" office:value="255" calcext:value-type="float">
            <text:p>255</text:p>
          </table:table-cell>
          <table:table-cell/>
          <table:table-cell table:formula="of:=MEDIAN(ROUND([Sheet2.$C$3]*[.$A17]^3+[Sheet2.$D$3]*[.$A17]^2+[Sheet2.$E$3]*[.$A17]+[Sheet2.$B$3]);5;100)" office:value-type="float" office:value="44" calcext:value-type="float">
            <text:p>44</text:p>
          </table:table-cell>
          <table:table-cell table:formula="of:=[.E17]/[.$C17]" office:value-type="float" office:value="0.172549019607843" calcext:value-type="float">
            <text:p>0.1725490196</text:p>
          </table:table-cell>
          <table:table-cell/>
          <table:table-cell table:formula="of:=ROUND([Sheet2.$C$4]*[.$A17]^3 +([Sheet2.$D$4]*[.$A17]^2 + ([Sheet2.$E$4]*[.$A17] + [Sheet2.$B$4])))" office:value-type="float" office:value="97" calcext:value-type="float">
            <text:p>97</text:p>
          </table:table-cell>
          <table:table-cell table:formula="of:=[.H17]/[.$C17]" office:value-type="float" office:value="0.380392156862745" calcext:value-type="float">
            <text:p>0.3803921569</text:p>
          </table:table-cell>
          <table:table-cell/>
          <table:table-cell table:formula="of:=ROUND([Sheet2.$C$5]*[.$A17]^3 +([Sheet2.$D$5]*[.$A17]^2 + ([Sheet2.$E$5]*[.$A17] + [Sheet2.$B$5])))" office:value-type="float" office:value="30" calcext:value-type="float">
            <text:p>30</text:p>
          </table:table-cell>
          <table:table-cell table:formula="of:=[.K17]/[.$C17]" office:value-type="float" office:value="0.117647058823529" calcext:value-type="float">
            <text:p>0.1176470588</text:p>
          </table:table-cell>
          <table:table-cell/>
          <table:table-cell table:formula="of:=[.L17]+[.I17]+[.F17]" office:value-type="float" office:value="0.670588235294118" calcext:value-type="float">
            <text:p>0.6705882353</text:p>
          </table:table-cell>
          <table:table-cell table:formula="of:=[.N17]-[.N16]" office:value-type="float" office:value="0.0205882352941177" calcext:value-type="float">
            <text:p>0.0205882353</text:p>
          </table:table-cell>
          <table:table-cell table:formula="of:=[.E17]/([.E17]+[.H17]+[.K17])" office:value-type="float" office:value="0.257309941520468" calcext:value-type="float">
            <text:p>0.2573099415</text:p>
          </table:table-cell>
          <table:table-cell table:formula="of:=[.E17]*100 + [.H17] * 100 + [.K17] * 200" office:value-type="float" office:value="20100" calcext:value-type="float">
            <text:p>20100</text:p>
          </table:table-cell>
          <table:table-cell table:formula="of:=[.Q17]-[.Q16]" office:value-type="float" office:value="1800" calcext:value-type="float">
            <text:p>1800</text:p>
          </table:table-cell>
          <table:table-cell table:number-columns-repeated="2"/>
          <table:table-cell table:formula="of:=ROUND([Sheet2.$C$6]*[.$A17]^3 +([Sheet2.$D$6]*[.$A17]^2 + ([Sheet2.$E$6]*[.$A17] + [Sheet2.$B$6]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5" calcext:value-type="float">
            <text:p>425</text:p>
          </table:table-cell>
          <table:table-cell table:formula="of:=ROUND([Sheet2.$C$2]*[.A18]^3 +([Sheet2.$D$2]*[.A18]^2 + ([Sheet2.$E$2]*[.A18] + [Sheet2.$B$2])))"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table:formula="of:=MEDIAN(ROUND([Sheet2.$C$3]*[.$A18]^3+[Sheet2.$D$3]*[.$A18]^2+[Sheet2.$E$3]*[.$A18]+[Sheet2.$B$3]);5;100)" office:value-type="float" office:value="45" calcext:value-type="float">
            <text:p>45</text:p>
          </table:table-cell>
          <table:table-cell table:formula="of:=[.E18]/[.$C18]" office:value-type="float" office:value="0.166666666666667" calcext:value-type="float">
            <text:p>0.1666666667</text:p>
          </table:table-cell>
          <table:table-cell office:value-type="float" office:value="55" calcext:value-type="float">
            <text:p>55</text:p>
          </table:table-cell>
          <table:table-cell table:formula="of:=ROUND([Sheet2.$C$4]*[.$A18]^3 +([Sheet2.$D$4]*[.$A18]^2 + ([Sheet2.$E$4]*[.$A18] + [Sheet2.$B$4])))" office:value-type="float" office:value="110" calcext:value-type="float">
            <text:p>110</text:p>
          </table:table-cell>
          <table:table-cell table:formula="of:=[.H18]/[.$C18]" office:value-type="float" office:value="0.407407407407407" calcext:value-type="float">
            <text:p>0.4074074074</text:p>
          </table:table-cell>
          <table:table-cell office:value-type="float" office:value="35" calcext:value-type="float">
            <text:p>35</text:p>
          </table:table-cell>
          <table:table-cell table:formula="of:=ROUND([Sheet2.$C$5]*[.$A18]^3 +([Sheet2.$D$5]*[.$A18]^2 + ([Sheet2.$E$5]*[.$A18] + [Sheet2.$B$5])))" office:value-type="float" office:value="35" calcext:value-type="float">
            <text:p>35</text:p>
          </table:table-cell>
          <table:table-cell table:formula="of:=[.K18]/[.$C18]" office:value-type="float" office:value="0.12962962962963" calcext:value-type="float">
            <text:p>0.1296296296</text:p>
          </table:table-cell>
          <table:table-cell/>
          <table:table-cell table:formula="of:=[.L18]+[.I18]+[.F18]" office:value-type="float" office:value="0.703703703703704" calcext:value-type="float">
            <text:p>0.7037037037</text:p>
          </table:table-cell>
          <table:table-cell table:formula="of:=[.N18]-[.N17]" office:value-type="float" office:value="0.0331154684095859" calcext:value-type="float">
            <text:p>0.0331154684</text:p>
          </table:table-cell>
          <table:table-cell table:formula="of:=[.E18]/([.E18]+[.H18]+[.K18])" office:value-type="float" office:value="0.236842105263158" calcext:value-type="float">
            <text:p>0.2368421053</text:p>
          </table:table-cell>
          <table:table-cell table:formula="of:=[.E18]*100 + [.H18] * 100 + [.K18] * 200" office:value-type="float" office:value="22500" calcext:value-type="float">
            <text:p>22500</text:p>
          </table:table-cell>
          <table:table-cell table:formula="of:=[.Q18]-[.Q17]" office:value-type="float" office:value="2400" calcext:value-type="float">
            <text:p>2400</text:p>
          </table:table-cell>
          <table:table-cell table:number-columns-repeated="2"/>
          <table:table-cell table:formula="of:=ROUND([Sheet2.$C$6]*[.$A18]^3 +([Sheet2.$D$6]*[.$A18]^2 + ([Sheet2.$E$6]*[.$A18] + [Sheet2.$B$6]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0" calcext:value-type="float">
            <text:p>450</text:p>
          </table:table-cell>
          <table:table-cell table:formula="of:=ROUND([Sheet2.$C$2]*[.A19]^3 +([Sheet2.$D$2]*[.A19]^2 + ([Sheet2.$E$2]*[.A19] + [Sheet2.$B$2])))" office:value-type="float" office:value="285" calcext:value-type="float">
            <text:p>285</text:p>
          </table:table-cell>
          <table:table-cell/>
          <table:table-cell table:formula="of:=MEDIAN(ROUND([Sheet2.$C$3]*[.$A19]^3+[Sheet2.$D$3]*[.$A19]^2+[Sheet2.$E$3]*[.$A19]+[Sheet2.$B$3]);5;100)" office:value-type="float" office:value="46" calcext:value-type="float">
            <text:p>46</text:p>
          </table:table-cell>
          <table:table-cell table:formula="of:=[.E19]/[.$C19]" office:value-type="float" office:value="0.16140350877193" calcext:value-type="float">
            <text:p>0.1614035088</text:p>
          </table:table-cell>
          <table:table-cell/>
          <table:table-cell table:formula="of:=ROUND([Sheet2.$C$4]*[.$A19]^3 +([Sheet2.$D$4]*[.$A19]^2 + ([Sheet2.$E$4]*[.$A19] + [Sheet2.$B$4])))" office:value-type="float" office:value="123" calcext:value-type="float">
            <text:p>123</text:p>
          </table:table-cell>
          <table:table-cell table:formula="of:=[.H19]/[.$C19]" office:value-type="float" office:value="0.431578947368421" calcext:value-type="float">
            <text:p>0.4315789474</text:p>
          </table:table-cell>
          <table:table-cell/>
          <table:table-cell table:formula="of:=ROUND([Sheet2.$C$5]*[.$A19]^3 +([Sheet2.$D$5]*[.$A19]^2 + ([Sheet2.$E$5]*[.$A19] + [Sheet2.$B$5])))" office:value-type="float" office:value="40" calcext:value-type="float">
            <text:p>40</text:p>
          </table:table-cell>
          <table:table-cell table:formula="of:=[.K19]/[.$C19]" office:value-type="float" office:value="0.140350877192982" calcext:value-type="float">
            <text:p>0.1403508772</text:p>
          </table:table-cell>
          <table:table-cell/>
          <table:table-cell table:formula="of:=[.L19]+[.I19]+[.F19]" office:value-type="float" office:value="0.733333333333333" calcext:value-type="float">
            <text:p>0.7333333333</text:p>
          </table:table-cell>
          <table:table-cell table:formula="of:=[.N19]-[.N18]" office:value-type="float" office:value="0.0296296296296298" calcext:value-type="float">
            <text:p>0.0296296296</text:p>
          </table:table-cell>
          <table:table-cell table:formula="of:=[.E19]/([.E19]+[.H19]+[.K19])" office:value-type="float" office:value="0.220095693779904" calcext:value-type="float">
            <text:p>0.2200956938</text:p>
          </table:table-cell>
          <table:table-cell table:formula="of:=[.E19]*100 + [.H19] * 100 + [.K19] * 200" office:value-type="float" office:value="24900" calcext:value-type="float">
            <text:p>24900</text:p>
          </table:table-cell>
          <table:table-cell table:formula="of:=[.Q19]-[.Q18]" office:value-type="float" office:value="2400" calcext:value-type="float">
            <text:p>2400</text:p>
          </table:table-cell>
          <table:table-cell table:number-columns-repeated="2"/>
          <table:table-cell table:formula="of:=ROUND([Sheet2.$C$6]*[.$A19]^3 +([Sheet2.$D$6]*[.$A19]^2 + ([Sheet2.$E$6]*[.$A19] + [Sheet2.$B$6]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5" calcext:value-type="float">
            <text:p>475</text:p>
          </table:table-cell>
          <table:table-cell table:formula="of:=ROUND([Sheet2.$C$2]*[.A20]^3 +([Sheet2.$D$2]*[.A20]^2 + ([Sheet2.$E$2]*[.A20] + [Sheet2.$B$2])))" office:value-type="float" office:value="300" calcext:value-type="float">
            <text:p>300</text:p>
          </table:table-cell>
          <table:table-cell/>
          <table:table-cell table:formula="of:=MEDIAN(ROUND([Sheet2.$C$3]*[.$A20]^3+[Sheet2.$D$3]*[.$A20]^2+[Sheet2.$E$3]*[.$A20]+[Sheet2.$B$3]);5;100)" office:value-type="float" office:value="47" calcext:value-type="float">
            <text:p>47</text:p>
          </table:table-cell>
          <table:table-cell table:formula="of:=[.E20]/[.$C20]" office:value-type="float" office:value="0.156666666666667" calcext:value-type="float">
            <text:p>0.1566666667</text:p>
          </table:table-cell>
          <table:table-cell/>
          <table:table-cell table:formula="of:=ROUND([Sheet2.$C$4]*[.$A20]^3 +([Sheet2.$D$4]*[.$A20]^2 + ([Sheet2.$E$4]*[.$A20] + [Sheet2.$B$4])))" office:value-type="float" office:value="136" calcext:value-type="float">
            <text:p>136</text:p>
          </table:table-cell>
          <table:table-cell table:formula="of:=[.H20]/[.$C20]" office:value-type="float" office:value="0.453333333333333" calcext:value-type="float">
            <text:p>0.4533333333</text:p>
          </table:table-cell>
          <table:table-cell/>
          <table:table-cell table:formula="of:=ROUND([Sheet2.$C$5]*[.$A20]^3 +([Sheet2.$D$5]*[.$A20]^2 + ([Sheet2.$E$5]*[.$A20] + [Sheet2.$B$5])))" office:value-type="float" office:value="46" calcext:value-type="float">
            <text:p>46</text:p>
          </table:table-cell>
          <table:table-cell table:formula="of:=[.K20]/[.$C20]" office:value-type="float" office:value="0.153333333333333" calcext:value-type="float">
            <text:p>0.1533333333</text:p>
          </table:table-cell>
          <table:table-cell/>
          <table:table-cell table:formula="of:=[.L20]+[.I20]+[.F20]" office:value-type="float" office:value="0.763333333333333" calcext:value-type="float">
            <text:p>0.7633333333</text:p>
          </table:table-cell>
          <table:table-cell table:formula="of:=[.N20]-[.N19]" office:value-type="float" office:value="0.03" calcext:value-type="float">
            <text:p>0.03</text:p>
          </table:table-cell>
          <table:table-cell table:formula="of:=[.E20]/([.E20]+[.H20]+[.K20])" office:value-type="float" office:value="0.205240174672489" calcext:value-type="float">
            <text:p>0.2052401747</text:p>
          </table:table-cell>
          <table:table-cell table:formula="of:=[.E20]*100 + [.H20] * 100 + [.K20] * 200" office:value-type="float" office:value="27500" calcext:value-type="float">
            <text:p>27500</text:p>
          </table:table-cell>
          <table:table-cell table:formula="of:=[.Q20]-[.Q19]" office:value-type="float" office:value="2600" calcext:value-type="float">
            <text:p>2600</text:p>
          </table:table-cell>
          <table:table-cell table:number-columns-repeated="2"/>
          <table:table-cell table:formula="of:=ROUND([Sheet2.$C$6]*[.$A20]^3 +([Sheet2.$D$6]*[.$A20]^2 + ([Sheet2.$E$6]*[.$A20] + [Sheet2.$B$6]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table:formula="of:=ROUND([Sheet2.$C$2]*[.A21]^3 +([Sheet2.$D$2]*[.A21]^2 + ([Sheet2.$E$2]*[.A21] + [Sheet2.$B$2])))" office:value-type="float" office:value="315" calcext:value-type="float">
            <text:p>315</text:p>
          </table:table-cell>
          <table:table-cell/>
          <table:table-cell table:formula="of:=MEDIAN(ROUND([Sheet2.$C$3]*[.$A21]^3+[Sheet2.$D$3]*[.$A21]^2+[Sheet2.$E$3]*[.$A21]+[Sheet2.$B$3]);5;100)" office:value-type="float" office:value="47" calcext:value-type="float">
            <text:p>47</text:p>
          </table:table-cell>
          <table:table-cell table:formula="of:=[.E21]/[.$C21]" office:value-type="float" office:value="0.149206349206349" calcext:value-type="float">
            <text:p>0.1492063492</text:p>
          </table:table-cell>
          <table:table-cell/>
          <table:table-cell table:formula="of:=ROUND([Sheet2.$C$4]*[.$A21]^3 +([Sheet2.$D$4]*[.$A21]^2 + ([Sheet2.$E$4]*[.$A21] + [Sheet2.$B$4])))" office:value-type="float" office:value="151" calcext:value-type="float">
            <text:p>151</text:p>
          </table:table-cell>
          <table:table-cell table:formula="of:=[.H21]/[.$C21]" office:value-type="float" office:value="0.479365079365079" calcext:value-type="float">
            <text:p>0.4793650794</text:p>
          </table:table-cell>
          <table:table-cell/>
          <table:table-cell table:formula="of:=ROUND([Sheet2.$C$5]*[.$A21]^3 +([Sheet2.$D$5]*[.$A21]^2 + ([Sheet2.$E$5]*[.$A21] + [Sheet2.$B$5])))" office:value-type="float" office:value="53" calcext:value-type="float">
            <text:p>53</text:p>
          </table:table-cell>
          <table:table-cell table:formula="of:=[.K21]/[.$C21]" office:value-type="float" office:value="0.168253968253968" calcext:value-type="float">
            <text:p>0.1682539683</text:p>
          </table:table-cell>
          <table:table-cell/>
          <table:table-cell table:formula="of:=[.L21]+[.I21]+[.F21]" office:value-type="float" office:value="0.796825396825397" calcext:value-type="float">
            <text:p>0.7968253968</text:p>
          </table:table-cell>
          <table:table-cell table:formula="of:=[.N21]-[.N20]" office:value-type="float" office:value="0.0334920634920635" calcext:value-type="float">
            <text:p>0.0334920635</text:p>
          </table:table-cell>
          <table:table-cell table:formula="of:=[.E21]/([.E21]+[.H21]+[.K21])" office:value-type="float" office:value="0.187250996015936" calcext:value-type="float">
            <text:p>0.187250996</text:p>
          </table:table-cell>
          <table:table-cell table:formula="of:=[.E21]*100 + [.H21] * 100 + [.K21] * 200" office:value-type="float" office:value="30400" calcext:value-type="float">
            <text:p>30400</text:p>
          </table:table-cell>
          <table:table-cell table:formula="of:=[.Q21]-[.Q20]" office:value-type="float" office:value="2900" calcext:value-type="float">
            <text:p>2900</text:p>
          </table:table-cell>
          <table:table-cell table:number-columns-repeated="2"/>
          <table:table-cell table:formula="of:=ROUND([Sheet2.$C$6]*[.$A21]^3 +([Sheet2.$D$6]*[.$A21]^2 + ([Sheet2.$E$6]*[.$A21] + [Sheet2.$B$6]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5" calcext:value-type="float">
            <text:p>525</text:p>
          </table:table-cell>
          <table:table-cell table:formula="of:=ROUND([Sheet2.$C$2]*[.A22]^3 +([Sheet2.$D$2]*[.A22]^2 + ([Sheet2.$E$2]*[.A22] + [Sheet2.$B$2])))" office:value-type="float" office:value="330" calcext:value-type="float">
            <text:p>330</text:p>
          </table:table-cell>
          <table:table-cell/>
          <table:table-cell table:formula="of:=MEDIAN(ROUND([Sheet2.$C$3]*[.$A22]^3+[Sheet2.$D$3]*[.$A22]^2+[Sheet2.$E$3]*[.$A22]+[Sheet2.$B$3]);5;100)" office:value-type="float" office:value="48" calcext:value-type="float">
            <text:p>48</text:p>
          </table:table-cell>
          <table:table-cell table:formula="of:=[.E22]/[.$C22]" office:value-type="float" office:value="0.145454545454545" calcext:value-type="float">
            <text:p>0.1454545455</text:p>
          </table:table-cell>
          <table:table-cell/>
          <table:table-cell table:formula="of:=ROUND([Sheet2.$C$4]*[.$A22]^3 +([Sheet2.$D$4]*[.$A22]^2 + ([Sheet2.$E$4]*[.$A22] + [Sheet2.$B$4])))" office:value-type="float" office:value="166" calcext:value-type="float">
            <text:p>166</text:p>
          </table:table-cell>
          <table:table-cell table:formula="of:=[.H22]/[.$C22]" office:value-type="float" office:value="0.503030303030303" calcext:value-type="float">
            <text:p>0.503030303</text:p>
          </table:table-cell>
          <table:table-cell/>
          <table:table-cell table:formula="of:=ROUND([Sheet2.$C$5]*[.$A22]^3 +([Sheet2.$D$5]*[.$A22]^2 + ([Sheet2.$E$5]*[.$A22] + [Sheet2.$B$5])))" office:value-type="float" office:value="61" calcext:value-type="float">
            <text:p>61</text:p>
          </table:table-cell>
          <table:table-cell table:formula="of:=[.K22]/[.$C22]" office:value-type="float" office:value="0.184848484848485" calcext:value-type="float">
            <text:p>0.1848484848</text:p>
          </table:table-cell>
          <table:table-cell/>
          <table:table-cell table:formula="of:=[.L22]+[.I22]+[.F22]" office:value-type="float" office:value="0.833333333333333" calcext:value-type="float">
            <text:p>0.8333333333</text:p>
          </table:table-cell>
          <table:table-cell table:formula="of:=[.N22]-[.N21]" office:value-type="float" office:value="0.0365079365079364" calcext:value-type="float">
            <text:p>0.0365079365</text:p>
          </table:table-cell>
          <table:table-cell table:formula="of:=[.E22]/([.E22]+[.H22]+[.K22])" office:value-type="float" office:value="0.174545454545455" calcext:value-type="float">
            <text:p>0.1745454545</text:p>
          </table:table-cell>
          <table:table-cell table:formula="of:=[.E22]*100 + [.H22] * 100 + [.K22] * 200" office:value-type="float" office:value="33600" calcext:value-type="float">
            <text:p>33600</text:p>
          </table:table-cell>
          <table:table-cell table:formula="of:=[.Q22]-[.Q21]" office:value-type="float" office:value="3200" calcext:value-type="float">
            <text:p>3200</text:p>
          </table:table-cell>
          <table:table-cell table:number-columns-repeated="2"/>
          <table:table-cell table:formula="of:=ROUND([Sheet2.$C$6]*[.$A22]^3 +([Sheet2.$D$6]*[.$A22]^2 + ([Sheet2.$E$6]*[.$A22] + [Sheet2.$B$6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0" calcext:value-type="float">
            <text:p>550</text:p>
          </table:table-cell>
          <table:table-cell table:formula="of:=ROUND([Sheet2.$C$2]*[.A23]^3 +([Sheet2.$D$2]*[.A23]^2 + ([Sheet2.$E$2]*[.A23] + [Sheet2.$B$2])))" office:value-type="float" office:value="345" calcext:value-type="float">
            <text:p>345</text:p>
          </table:table-cell>
          <table:table-cell/>
          <table:table-cell table:formula="of:=MEDIAN(ROUND([Sheet2.$C$3]*[.$A23]^3+[Sheet2.$D$3]*[.$A23]^2+[Sheet2.$E$3]*[.$A23]+[Sheet2.$B$3]);5;100)" office:value-type="float" office:value="48" calcext:value-type="float">
            <text:p>48</text:p>
          </table:table-cell>
          <table:table-cell table:formula="of:=[.E23]/[.$C23]" office:value-type="float" office:value="0.139130434782609" calcext:value-type="float">
            <text:p>0.1391304348</text:p>
          </table:table-cell>
          <table:table-cell/>
          <table:table-cell table:formula="of:=ROUND([Sheet2.$C$4]*[.$A23]^3 +([Sheet2.$D$4]*[.$A23]^2 + ([Sheet2.$E$4]*[.$A23] + [Sheet2.$B$4])))" office:value-type="float" office:value="183" calcext:value-type="float">
            <text:p>183</text:p>
          </table:table-cell>
          <table:table-cell table:formula="of:=[.H23]/[.$C23]" office:value-type="float" office:value="0.530434782608696" calcext:value-type="float">
            <text:p>0.5304347826</text:p>
          </table:table-cell>
          <table:table-cell/>
          <table:table-cell table:formula="of:=ROUND([Sheet2.$C$5]*[.$A23]^3 +([Sheet2.$D$5]*[.$A23]^2 + ([Sheet2.$E$5]*[.$A23] + [Sheet2.$B$5])))" office:value-type="float" office:value="70" calcext:value-type="float">
            <text:p>70</text:p>
          </table:table-cell>
          <table:table-cell table:formula="of:=[.K23]/[.$C23]" office:value-type="float" office:value="0.202898550724638" calcext:value-type="float">
            <text:p>0.2028985507</text:p>
          </table:table-cell>
          <table:table-cell/>
          <table:table-cell table:formula="of:=[.L23]+[.I23]+[.F23]" office:value-type="float" office:value="0.872463768115942" calcext:value-type="float">
            <text:p>0.8724637681</text:p>
          </table:table-cell>
          <table:table-cell table:formula="of:=[.N23]-[.N22]" office:value-type="float" office:value="0.0391304347826088" calcext:value-type="float">
            <text:p>0.0391304348</text:p>
          </table:table-cell>
          <table:table-cell table:formula="of:=[.E23]/([.E23]+[.H23]+[.K23])" office:value-type="float" office:value="0.159468438538206" calcext:value-type="float">
            <text:p>0.1594684385</text:p>
          </table:table-cell>
          <table:table-cell table:formula="of:=[.E23]*100 + [.H23] * 100 + [.K23] * 200" office:value-type="float" office:value="37100" calcext:value-type="float">
            <text:p>37100</text:p>
          </table:table-cell>
          <table:table-cell table:formula="of:=[.Q23]-[.Q22]" office:value-type="float" office:value="3500" calcext:value-type="float">
            <text:p>3500</text:p>
          </table:table-cell>
          <table:table-cell table:number-columns-repeated="2"/>
          <table:table-cell table:formula="of:=ROUND([Sheet2.$C$6]*([.$A23]^3)+[Sheet2.$D$6]*([.$A23]^2)+[Sheet2.$E$6]*[.$A23]+[Sheet2.$B$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5" calcext:value-type="float">
            <text:p>575</text:p>
          </table:table-cell>
          <table:table-cell table:formula="of:=ROUND([Sheet2.$C$2]*[.A24]^3 +([Sheet2.$D$2]*[.A24]^2 + ([Sheet2.$E$2]*[.A24] + [Sheet2.$B$2])))" office:value-type="float" office:value="360" calcext:value-type="float">
            <text:p>360</text:p>
          </table:table-cell>
          <table:table-cell/>
          <table:table-cell table:formula="of:=MEDIAN(ROUND([Sheet2.$C$3]*[.$A24]^3+[Sheet2.$D$3]*[.$A24]^2+[Sheet2.$E$3]*[.$A24]+[Sheet2.$B$3]);5;100)" office:value-type="float" office:value="48" calcext:value-type="float">
            <text:p>48</text:p>
          </table:table-cell>
          <table:table-cell table:formula="of:=[.E24]/[.$C24]" office:value-type="float" office:value="0.133333333333333" calcext:value-type="float">
            <text:p>0.1333333333</text:p>
          </table:table-cell>
          <table:table-cell/>
          <table:table-cell table:formula="of:=ROUND([Sheet2.$C$4]*[.$A24]^3 +([Sheet2.$D$4]*[.$A24]^2 + ([Sheet2.$E$4]*[.$A24] + [Sheet2.$B$4])))" office:value-type="float" office:value="199" calcext:value-type="float">
            <text:p>199</text:p>
          </table:table-cell>
          <table:table-cell table:formula="of:=[.H24]/[.$C24]" office:value-type="float" office:value="0.552777777777778" calcext:value-type="float">
            <text:p>0.5527777778</text:p>
          </table:table-cell>
          <table:table-cell/>
          <table:table-cell table:formula="of:=ROUND([Sheet2.$C$5]*[.$A24]^3 +([Sheet2.$D$5]*[.$A24]^2 + ([Sheet2.$E$5]*[.$A24] + [Sheet2.$B$5])))" office:value-type="float" office:value="81" calcext:value-type="float">
            <text:p>81</text:p>
          </table:table-cell>
          <table:table-cell table:formula="of:=[.K24]/[.$C24]" office:value-type="float" office:value="0.225" calcext:value-type="float">
            <text:p>0.225</text:p>
          </table:table-cell>
          <table:table-cell/>
          <table:table-cell table:formula="of:=[.L24]+[.I24]+[.F24]" office:value-type="float" office:value="0.911111111111111" calcext:value-type="float">
            <text:p>0.9111111111</text:p>
          </table:table-cell>
          <table:table-cell table:formula="of:=[.N24]-[.N23]" office:value-type="float" office:value="0.038647342995169" calcext:value-type="float">
            <text:p>0.038647343</text:p>
          </table:table-cell>
          <table:table-cell table:formula="of:=[.E24]/([.E24]+[.H24]+[.K24])" office:value-type="float" office:value="0.146341463414634" calcext:value-type="float">
            <text:p>0.1463414634</text:p>
          </table:table-cell>
          <table:table-cell table:formula="of:=[.E24]*100 + [.H24] * 100 + [.K24] * 200" office:value-type="float" office:value="40900" calcext:value-type="float">
            <text:p>40900</text:p>
          </table:table-cell>
          <table:table-cell table:formula="of:=[.Q24]-[.Q23]" office:value-type="float" office:value="3800" calcext:value-type="float">
            <text:p>3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Sheet2.$C$6]*([.$A24]^3)+[Sheet2.$D$6]*([.$A24]^2)+[Sheet2.$E$6]*[.$A24]+[Sheet2.$B$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table:formula="of:=ROUND([Sheet2.$C$2]*[.A25]^3 +([Sheet2.$D$2]*[.A25]^2 + ([Sheet2.$E$2]*[.A25] + [Sheet2.$B$2])))" office:value-type="float" office:value="375" calcext:value-type="float">
            <text:p>375</text:p>
          </table:table-cell>
          <table:table-cell/>
          <table:table-cell table:formula="of:=MEDIAN(ROUND([Sheet2.$C$3]*[.$A25]^3+[Sheet2.$D$3]*[.$A25]^2+[Sheet2.$E$3]*[.$A25]+[Sheet2.$B$3]);5;100)" office:value-type="float" office:value="48" calcext:value-type="float">
            <text:p>48</text:p>
          </table:table-cell>
          <table:table-cell table:formula="of:=[.E25]/[.$C25]" office:value-type="float" office:value="0.128" calcext:value-type="float">
            <text:p>0.128</text:p>
          </table:table-cell>
          <table:table-cell/>
          <table:table-cell table:formula="of:=ROUND([Sheet2.$C$4]*[.$A25]^3 +([Sheet2.$D$4]*[.$A25]^2 + ([Sheet2.$E$4]*[.$A25] + [Sheet2.$B$4])))" office:value-type="float" office:value="217" calcext:value-type="float">
            <text:p>217</text:p>
          </table:table-cell>
          <table:table-cell table:formula="of:=[.H25]/[.$C25]" office:value-type="float" office:value="0.578666666666667" calcext:value-type="float">
            <text:p>0.5786666667</text:p>
          </table:table-cell>
          <table:table-cell/>
          <table:table-cell table:formula="of:=ROUND([Sheet2.$C$5]*[.$A25]^3 +([Sheet2.$D$5]*[.$A25]^2 + ([Sheet2.$E$5]*[.$A25] + [Sheet2.$B$5])))" office:value-type="float" office:value="93" calcext:value-type="float">
            <text:p>93</text:p>
          </table:table-cell>
          <table:table-cell table:formula="of:=[.K25]/[.$C25]" office:value-type="float" office:value="0.248" calcext:value-type="float">
            <text:p>0.248</text:p>
          </table:table-cell>
          <table:table-cell/>
          <table:table-cell table:formula="of:=[.L25]+[.I25]+[.F25]" office:value-type="float" office:value="0.954666666666667" calcext:value-type="float">
            <text:p>0.9546666667</text:p>
          </table:table-cell>
          <table:table-cell table:formula="of:=[.N25]-[.N24]" office:value-type="float" office:value="0.0435555555555556" calcext:value-type="float">
            <text:p>0.0435555556</text:p>
          </table:table-cell>
          <table:table-cell table:formula="of:=[.E25]/([.E25]+[.H25]+[.K25])" office:value-type="float" office:value="0.134078212290503" calcext:value-type="float">
            <text:p>0.1340782123</text:p>
          </table:table-cell>
          <table:table-cell table:formula="of:=[.E25]*100 + [.H25] * 100 + [.K25] * 200" office:value-type="float" office:value="45100" calcext:value-type="float">
            <text:p>45100</text:p>
          </table:table-cell>
          <table:table-cell table:formula="of:=[.Q25]-[.Q24]" office:value-type="float" office:value="4200" calcext:value-type="float">
            <text:p>4200</text:p>
          </table:table-cell>
          <table:table-cell table:number-columns-repeated="2"/>
          <table:table-cell table:formula="of:=ROUND([Sheet2.$C$6]*([.$A25]^3)+[Sheet2.$D$6]*([.$A25]^2)+[Sheet2.$E$6]*[.$A25]+[Sheet2.$B$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5" calcext:value-type="float">
            <text:p>625</text:p>
          </table:table-cell>
          <table:table-cell table:formula="of:=ROUND([Sheet2.$C$2]*[.A26]^3 +([Sheet2.$D$2]*[.A26]^2 + ([Sheet2.$E$2]*[.A26] + [Sheet2.$B$2])))" office:value-type="float" office:value="390" calcext:value-type="float">
            <text:p>390</text:p>
          </table:table-cell>
          <table:table-cell/>
          <table:table-cell table:formula="of:=MEDIAN(ROUND([Sheet2.$C$3]*[.$A26]^3+[Sheet2.$D$3]*[.$A26]^2+[Sheet2.$E$3]*[.$A26]+[Sheet2.$B$3]);5;100)" office:value-type="float" office:value="48" calcext:value-type="float">
            <text:p>48</text:p>
          </table:table-cell>
          <table:table-cell table:formula="of:=[.E26]/[.$C26]" office:value-type="float" office:value="0.123076923076923" calcext:value-type="float">
            <text:p>0.1230769231</text:p>
          </table:table-cell>
          <table:table-cell/>
          <table:table-cell table:formula="of:=ROUND([Sheet2.$C$4]*[.$A26]^3 +([Sheet2.$D$4]*[.$A26]^2 + ([Sheet2.$E$4]*[.$A26] + [Sheet2.$B$4])))" office:value-type="float" office:value="235" calcext:value-type="float">
            <text:p>235</text:p>
          </table:table-cell>
          <table:table-cell table:formula="of:=[.H26]/[.$C26]" office:value-type="float" office:value="0.602564102564102" calcext:value-type="float">
            <text:p>0.6025641026</text:p>
          </table:table-cell>
          <table:table-cell/>
          <table:table-cell table:formula="of:=ROUND([Sheet2.$C$5]*[.$A26]^3 +([Sheet2.$D$5]*[.$A26]^2 + ([Sheet2.$E$5]*[.$A26] + [Sheet2.$B$5])))" office:value-type="float" office:value="106" calcext:value-type="float">
            <text:p>106</text:p>
          </table:table-cell>
          <table:table-cell table:formula="of:=[.K26]/[.$C26]" office:value-type="float" office:value="0.271794871794872" calcext:value-type="float">
            <text:p>0.2717948718</text:p>
          </table:table-cell>
          <table:table-cell/>
          <table:table-cell table:formula="of:=[.L26]+[.I26]+[.F26]" office:value-type="float" office:value="0.997435897435897" calcext:value-type="float">
            <text:p>0.9974358974</text:p>
          </table:table-cell>
          <table:table-cell table:formula="of:=[.N26]-[.N25]" office:value-type="float" office:value="0.0427692307692308" calcext:value-type="float">
            <text:p>0.0427692308</text:p>
          </table:table-cell>
          <table:table-cell table:formula="of:=[.E26]/([.E26]+[.H26]+[.K26])" office:value-type="float" office:value="0.123393316195373" calcext:value-type="float">
            <text:p>0.1233933162</text:p>
          </table:table-cell>
          <table:table-cell table:formula="of:=[.E26]*100 + [.H26] * 100 + [.K26] * 200" office:value-type="float" office:value="49500" calcext:value-type="float">
            <text:p>49500</text:p>
          </table:table-cell>
          <table:table-cell table:formula="of:=[.Q26]-[.Q25]" office:value-type="float" office:value="4400" calcext:value-type="float">
            <text:p>4400</text:p>
          </table:table-cell>
          <table:table-cell table:number-columns-repeated="2"/>
          <table:table-cell table:formula="of:=ROUND([Sheet2.$C$6]*([.$A26]^3)+[Sheet2.$D$6]*([.$A26]^2)+[Sheet2.$E$6]*[.$A26]+[Sheet2.$B$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0" calcext:value-type="float">
            <text:p>650</text:p>
          </table:table-cell>
          <table:table-cell table:formula="of:=ROUND([Sheet2.$C$2]*[.A27]^3 +([Sheet2.$D$2]*[.A27]^2 + ([Sheet2.$E$2]*[.A27] + [Sheet2.$B$2])))" office:value-type="float" office:value="405" calcext:value-type="float">
            <text:p>405</text:p>
          </table:table-cell>
          <table:table-cell/>
          <table:table-cell table:formula="of:=MEDIAN(ROUND([Sheet2.$C$3]*[.$A27]^3+[Sheet2.$D$3]*[.$A27]^2+[Sheet2.$E$3]*[.$A27]+[Sheet2.$B$3]);5;100)" office:value-type="float" office:value="48" calcext:value-type="float">
            <text:p>48</text:p>
          </table:table-cell>
          <table:table-cell table:formula="of:=[.E27]/[.$C27]" office:value-type="float" office:value="0.118518518518519" calcext:value-type="float">
            <text:p>0.1185185185</text:p>
          </table:table-cell>
          <table:table-cell/>
          <table:table-cell table:formula="of:=ROUND([Sheet2.$C$4]*[.$A27]^3 +([Sheet2.$D$4]*[.$A27]^2 + ([Sheet2.$E$4]*[.$A27] + [Sheet2.$B$4])))" office:value-type="float" office:value="255" calcext:value-type="float">
            <text:p>255</text:p>
          </table:table-cell>
          <table:table-cell table:formula="of:=[.H27]/[.$C27]" office:value-type="float" office:value="0.62962962962963" calcext:value-type="float">
            <text:p>0.6296296296</text:p>
          </table:table-cell>
          <table:table-cell/>
          <table:table-cell table:formula="of:=ROUND([Sheet2.$C$5]*[.$A27]^3 +([Sheet2.$D$5]*[.$A27]^2 + ([Sheet2.$E$5]*[.$A27] + [Sheet2.$B$5])))" office:value-type="float" office:value="121" calcext:value-type="float">
            <text:p>121</text:p>
          </table:table-cell>
          <table:table-cell table:formula="of:=[.K27]/[.$C27]" office:value-type="float" office:value="0.298765432098765" calcext:value-type="float">
            <text:p>0.2987654321</text:p>
          </table:table-cell>
          <table:table-cell/>
          <table:table-cell table:formula="of:=[.L27]+[.I27]+[.F27]" office:value-type="float" office:value="1.04691358024691" calcext:value-type="float">
            <text:p>1.0469135802</text:p>
          </table:table-cell>
          <table:table-cell table:formula="of:=[.N27]-[.N26]" office:value-type="float" office:value="0.0494776828110162" calcext:value-type="float">
            <text:p>0.0494776828</text:p>
          </table:table-cell>
          <table:table-cell table:formula="of:=[.E27]/([.E27]+[.H27]+[.K27])" office:value-type="float" office:value="0.113207547169811" calcext:value-type="float">
            <text:p>0.1132075472</text:p>
          </table:table-cell>
          <table:table-cell table:formula="of:=[.E27]*100 + [.H27] * 100 + [.K27] * 200" office:value-type="float" office:value="54500" calcext:value-type="float">
            <text:p>54500</text:p>
          </table:table-cell>
          <table:table-cell table:formula="of:=[.Q27]-[.Q26]" office:value-type="float" office:value="5000" calcext:value-type="float">
            <text:p>5000</text:p>
          </table:table-cell>
          <table:table-cell table:number-columns-repeated="2"/>
          <table:table-cell table:formula="of:=ROUND([Sheet2.$C$6]*([.$A27]^3)+[Sheet2.$D$6]*([.$A27]^2)+[Sheet2.$E$6]*[.$A27]+[Sheet2.$B$6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51" calcext:value-type="float">
            <text:p>651</text:p>
          </table:table-cell>
          <table:table-cell table:formula="of:=ROUND([Sheet2.$C$2]*[.A28]^3 +([Sheet2.$D$2]*[.A28]^2 + ([Sheet2.$E$2]*[.A28] + [Sheet2.$B$2])))" office:value-type="float" office:value="420" calcext:value-type="float">
            <text:p>420</text:p>
          </table:table-cell>
          <table:table-cell/>
          <table:table-cell table:formula="of:=MEDIAN(ROUND([Sheet2.$C$3]*[.$A28]^3+[Sheet2.$D$3]*[.$A28]^2+[Sheet2.$E$3]*[.$A28]+[Sheet2.$B$3]);5;100)" office:value-type="float" office:value="47" calcext:value-type="float">
            <text:p>47</text:p>
          </table:table-cell>
          <table:table-cell table:formula="of:=[.E28]/[.$C28]" office:value-type="float" office:value="0.111904761904762" calcext:value-type="float">
            <text:p>0.1119047619</text:p>
          </table:table-cell>
          <table:table-cell/>
          <table:table-cell table:formula="of:=ROUND([Sheet2.$C$4]*[.$A28]^3 +([Sheet2.$D$4]*[.$A28]^2 + ([Sheet2.$E$4]*[.$A28] + [Sheet2.$B$4])))" office:value-type="float" office:value="274" calcext:value-type="float">
            <text:p>274</text:p>
          </table:table-cell>
          <table:table-cell table:formula="of:=[.H28]/[.$C28]" office:value-type="float" office:value="0.652380952380952" calcext:value-type="float">
            <text:p>0.6523809524</text:p>
          </table:table-cell>
          <table:table-cell/>
          <table:table-cell table:formula="of:=ROUND([Sheet2.$C$5]*[.$A28]^3 +([Sheet2.$D$5]*[.$A28]^2 + ([Sheet2.$E$5]*[.$A28] + [Sheet2.$B$5])))" office:value-type="float" office:value="137" calcext:value-type="float">
            <text:p>137</text:p>
          </table:table-cell>
          <table:table-cell table:formula="of:=[.K28]/[.$C28]" office:value-type="float" office:value="0.326190476190476" calcext:value-type="float">
            <text:p>0.3261904762</text:p>
          </table:table-cell>
          <table:table-cell/>
          <table:table-cell table:formula="of:=[.L28]+[.I28]+[.F28]" office:value-type="float" office:value="1.09047619047619" calcext:value-type="float">
            <text:p>1.0904761905</text:p>
          </table:table-cell>
          <table:table-cell table:formula="of:=[.N28]-[.N27]" office:value-type="float" office:value="0.043562610229277" calcext:value-type="float">
            <text:p>0.0435626102</text:p>
          </table:table-cell>
          <table:table-cell table:formula="of:=[.E28]/([.E28]+[.H28]+[.K28])" office:value-type="float" office:value="0.102620087336245" calcext:value-type="float">
            <text:p>0.1026200873</text:p>
          </table:table-cell>
          <table:table-cell table:formula="of:=[.E28]*100 + [.H28] * 100 + [.K28] * 200" office:value-type="float" office:value="59500" calcext:value-type="float">
            <text:p>59500</text:p>
          </table:table-cell>
          <table:table-cell table:formula="of:=[.Q28]-[.Q27]" office:value-type="float" office:value="5000" calcext:value-type="float">
            <text:p>5000</text:p>
          </table:table-cell>
          <table:table-cell table:number-columns-repeated="2"/>
          <table:table-cell table:formula="of:=ROUND([Sheet2.$C$6]*([.$A28]^3)+[Sheet2.$D$6]*([.$A28]^2)+[Sheet2.$E$6]*[.$A28]+[Sheet2.$B$6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2" calcext:value-type="float">
            <text:p>652</text:p>
          </table:table-cell>
          <table:table-cell table:formula="of:=ROUND([Sheet2.$C$2]*[.A29]^3 +([Sheet2.$D$2]*[.A29]^2 + ([Sheet2.$E$2]*[.A29] + [Sheet2.$B$2])))" office:value-type="float" office:value="435" calcext:value-type="float">
            <text:p>435</text:p>
          </table:table-cell>
          <table:table-cell/>
          <table:table-cell table:formula="of:=MEDIAN(ROUND([Sheet2.$C$3]*[.$A29]^3+[Sheet2.$D$3]*[.$A29]^2+[Sheet2.$E$3]*[.$A29]+[Sheet2.$B$3]);5;100)" office:value-type="float" office:value="46" calcext:value-type="float">
            <text:p>46</text:p>
          </table:table-cell>
          <table:table-cell table:formula="of:=[.E29]/[.$C29]" office:value-type="float" office:value="0.105747126436782" calcext:value-type="float">
            <text:p>0.1057471264</text:p>
          </table:table-cell>
          <table:table-cell/>
          <table:table-cell table:formula="of:=ROUND([Sheet2.$C$4]*[.$A29]^3 +([Sheet2.$D$4]*[.$A29]^2 + ([Sheet2.$E$4]*[.$A29] + [Sheet2.$B$4])))" office:value-type="float" office:value="295" calcext:value-type="float">
            <text:p>295</text:p>
          </table:table-cell>
          <table:table-cell table:formula="of:=[.H29]/[.$C29]" office:value-type="float" office:value="0.67816091954023" calcext:value-type="float">
            <text:p>0.6781609195</text:p>
          </table:table-cell>
          <table:table-cell/>
          <table:table-cell table:formula="of:=ROUND([Sheet2.$C$5]*[.$A29]^3 +([Sheet2.$D$5]*[.$A29]^2 + ([Sheet2.$E$5]*[.$A29] + [Sheet2.$B$5])))" office:value-type="float" office:value="155" calcext:value-type="float">
            <text:p>155</text:p>
          </table:table-cell>
          <table:table-cell table:formula="of:=[.K29]/[.$C29]" office:value-type="float" office:value="0.35632183908046" calcext:value-type="float">
            <text:p>0.3563218391</text:p>
          </table:table-cell>
          <table:table-cell/>
          <table:table-cell table:formula="of:=[.L29]+[.I29]+[.F29]" office:value-type="float" office:value="1.14022988505747" calcext:value-type="float">
            <text:p>1.1402298851</text:p>
          </table:table-cell>
          <table:table-cell table:formula="of:=[.N29]-[.N28]" office:value-type="float" office:value="0.0497536945812804" calcext:value-type="float">
            <text:p>0.0497536946</text:p>
          </table:table-cell>
          <table:table-cell table:formula="of:=[.E29]/([.E29]+[.H29]+[.K29])" office:value-type="float" office:value="0.092741935483871" calcext:value-type="float">
            <text:p>0.0927419355</text:p>
          </table:table-cell>
          <table:table-cell table:formula="of:=[.E29]*100 + [.H29] * 100 + [.K29] * 200" office:value-type="float" office:value="65100" calcext:value-type="float">
            <text:p>65100</text:p>
          </table:table-cell>
          <table:table-cell table:formula="of:=[.Q29]-[.Q28]" office:value-type="float" office:value="5600" calcext:value-type="float">
            <text:p>5600</text:p>
          </table:table-cell>
          <table:table-cell table:number-columns-repeated="2"/>
          <table:table-cell table:formula="of:=ROUND([Sheet2.$C$6]*([.$A29]^3)+[Sheet2.$D$6]*([.$A29]^2)+[Sheet2.$E$6]*[.$A29]+[Sheet2.$B$6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53" calcext:value-type="float">
            <text:p>653</text:p>
          </table:table-cell>
          <table:table-cell table:formula="of:=ROUND([Sheet2.$C$2]*[.A30]^3 +([Sheet2.$D$2]*[.A30]^2 + ([Sheet2.$E$2]*[.A30] + [Sheet2.$B$2])))" office:value-type="float" office:value="450" calcext:value-type="float">
            <text:p>450</text:p>
          </table:table-cell>
          <table:table-cell/>
          <table:table-cell table:formula="of:=MEDIAN(ROUND([Sheet2.$C$3]*[.$A30]^3+[Sheet2.$D$3]*[.$A30]^2+[Sheet2.$E$3]*[.$A30]+[Sheet2.$B$3]);5;100)" office:value-type="float" office:value="45" calcext:value-type="float">
            <text:p>45</text:p>
          </table:table-cell>
          <table:table-cell table:formula="of:=[.E30]/[.$C30]" office:value-type="float" office:value="0.1" calcext:value-type="float">
            <text:p>0.1</text:p>
          </table:table-cell>
          <table:table-cell/>
          <table:table-cell table:formula="of:=ROUND([Sheet2.$C$4]*[.$A30]^3 +([Sheet2.$D$4]*[.$A30]^2 + ([Sheet2.$E$4]*[.$A30] + [Sheet2.$B$4])))" office:value-type="float" office:value="317" calcext:value-type="float">
            <text:p>317</text:p>
          </table:table-cell>
          <table:table-cell table:formula="of:=[.H30]/[.$C30]" office:value-type="float" office:value="0.704444444444444" calcext:value-type="float">
            <text:p>0.7044444444</text:p>
          </table:table-cell>
          <table:table-cell/>
          <table:table-cell table:formula="of:=ROUND([Sheet2.$C$5]*[.$A30]^3 +([Sheet2.$D$5]*[.$A30]^2 + ([Sheet2.$E$5]*[.$A30] + [Sheet2.$B$5])))" office:value-type="float" office:value="175" calcext:value-type="float">
            <text:p>175</text:p>
          </table:table-cell>
          <table:table-cell table:formula="of:=[.K30]/[.$C30]" office:value-type="float" office:value="0.388888888888889" calcext:value-type="float">
            <text:p>0.3888888889</text:p>
          </table:table-cell>
          <table:table-cell/>
          <table:table-cell table:formula="of:=[.L30]+[.I30]+[.F30]" office:value-type="float" office:value="1.19333333333333" calcext:value-type="float">
            <text:p>1.1933333333</text:p>
          </table:table-cell>
          <table:table-cell table:formula="of:=[.N30]-[.N29]" office:value-type="float" office:value="0.0531034482758623" calcext:value-type="float">
            <text:p>0.0531034483</text:p>
          </table:table-cell>
          <table:table-cell table:formula="of:=[.E30]/([.E30]+[.H30]+[.K30])" office:value-type="float" office:value="0.0837988826815642" calcext:value-type="float">
            <text:p>0.0837988827</text:p>
          </table:table-cell>
          <table:table-cell table:formula="of:=[.E30]*100 + [.H30] * 100 + [.K30] * 200" office:value-type="float" office:value="71200" calcext:value-type="float">
            <text:p>71200</text:p>
          </table:table-cell>
          <table:table-cell table:formula="of:=[.Q30]-[.Q29]" office:value-type="float" office:value="6100" calcext:value-type="float">
            <text:p>6100</text:p>
          </table:table-cell>
          <table:table-cell table:number-columns-repeated="2"/>
          <table:table-cell table:formula="of:=ROUND([Sheet2.$C$6]*([.$A30]^3)+[Sheet2.$D$6]*([.$A30]^2)+[Sheet2.$E$6]*[.$A30]+[Sheet2.$B$6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4" calcext:value-type="float">
            <text:p>654</text:p>
          </table:table-cell>
          <table:table-cell table:formula="of:=ROUND([Sheet2.$C$2]*[.A31]^3 +([Sheet2.$D$2]*[.A31]^2 + ([Sheet2.$E$2]*[.A31] + [Sheet2.$B$2])))" office:value-type="float" office:value="465" calcext:value-type="float">
            <text:p>465</text:p>
          </table:table-cell>
          <table:table-cell/>
          <table:table-cell table:formula="of:=MEDIAN(ROUND([Sheet2.$C$3]*[.$A31]^3+[Sheet2.$D$3]*[.$A31]^2+[Sheet2.$E$3]*[.$A31]+[Sheet2.$B$3]);5;100)" office:value-type="float" office:value="44" calcext:value-type="float">
            <text:p>44</text:p>
          </table:table-cell>
          <table:table-cell table:formula="of:=[.E31]/[.$C31]" office:value-type="float" office:value="0.0946236559139785" calcext:value-type="float">
            <text:p>0.0946236559</text:p>
          </table:table-cell>
          <table:table-cell/>
          <table:table-cell table:formula="of:=ROUND([Sheet2.$C$4]*[.$A31]^3 +([Sheet2.$D$4]*[.$A31]^2 + ([Sheet2.$E$4]*[.$A31] + [Sheet2.$B$4])))" office:value-type="float" office:value="339" calcext:value-type="float">
            <text:p>339</text:p>
          </table:table-cell>
          <table:table-cell table:formula="of:=[.H31]/[.$C31]" office:value-type="float" office:value="0.729032258064516" calcext:value-type="float">
            <text:p>0.7290322581</text:p>
          </table:table-cell>
          <table:table-cell/>
          <table:table-cell table:formula="of:=ROUND([Sheet2.$C$5]*[.$A31]^3 +([Sheet2.$D$5]*[.$A31]^2 + ([Sheet2.$E$5]*[.$A31] + [Sheet2.$B$5])))" office:value-type="float" office:value="196" calcext:value-type="float">
            <text:p>196</text:p>
          </table:table-cell>
          <table:table-cell table:formula="of:=[.K31]/[.$C31]" office:value-type="float" office:value="0.421505376344086" calcext:value-type="float">
            <text:p>0.4215053763</text:p>
          </table:table-cell>
          <table:table-cell/>
          <table:table-cell table:formula="of:=[.L31]+[.I31]+[.F31]" office:value-type="float" office:value="1.24516129032258" calcext:value-type="float">
            <text:p>1.2451612903</text:p>
          </table:table-cell>
          <table:table-cell table:formula="of:=[.N31]-[.N30]" office:value-type="float" office:value="0.0518279569892473" calcext:value-type="float">
            <text:p>0.051827957</text:p>
          </table:table-cell>
          <table:table-cell table:formula="of:=[.E31]/([.E31]+[.H31]+[.K31])" office:value-type="float" office:value="0.075993091537133" calcext:value-type="float">
            <text:p>0.0759930915</text:p>
          </table:table-cell>
          <table:table-cell table:formula="of:=[.E31]*100 + [.H31] * 100 + [.K31] * 200" office:value-type="float" office:value="77500" calcext:value-type="float">
            <text:p>77500</text:p>
          </table:table-cell>
          <table:table-cell table:formula="of:=[.Q31]-[.Q30]" office:value-type="float" office:value="6300" calcext:value-type="float">
            <text:p>6300</text:p>
          </table:table-cell>
          <table:table-cell table:number-columns-repeated="2"/>
          <table:table-cell table:formula="of:=ROUND([Sheet2.$C$6]*([.$A31]^3)+[Sheet2.$D$6]*([.$A31]^2)+[Sheet2.$E$6]*[.$A31]+[Sheet2.$B$6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5" calcext:value-type="float">
            <text:p>655</text:p>
          </table:table-cell>
          <table:table-cell table:formula="of:=ROUND([Sheet2.$C$2]*[.A32]^3 +([Sheet2.$D$2]*[.A32]^2 + ([Sheet2.$E$2]*[.A32] + [Sheet2.$B$2])))" office:value-type="float" office:value="480" calcext:value-type="float">
            <text:p>480</text:p>
          </table:table-cell>
          <table:table-cell/>
          <table:table-cell table:formula="of:=MEDIAN(ROUND([Sheet2.$C$3]*[.$A32]^3+[Sheet2.$D$3]*[.$A32]^2+[Sheet2.$E$3]*[.$A32]+[Sheet2.$B$3]);5;100)" office:value-type="float" office:value="43" calcext:value-type="float">
            <text:p>43</text:p>
          </table:table-cell>
          <table:table-cell table:formula="of:=[.E32]/[.$C32]" office:value-type="float" office:value="0.0895833333333333" calcext:value-type="float">
            <text:p>0.0895833333</text:p>
          </table:table-cell>
          <table:table-cell/>
          <table:table-cell table:formula="of:=ROUND([Sheet2.$C$4]*[.$A32]^3 +([Sheet2.$D$4]*[.$A32]^2 + ([Sheet2.$E$4]*[.$A32] + [Sheet2.$B$4])))" office:value-type="float" office:value="362" calcext:value-type="float">
            <text:p>362</text:p>
          </table:table-cell>
          <table:table-cell table:formula="of:=[.H32]/[.$C32]" office:value-type="float" office:value="0.754166666666667" calcext:value-type="float">
            <text:p>0.7541666667</text:p>
          </table:table-cell>
          <table:table-cell/>
          <table:table-cell table:formula="of:=ROUND([Sheet2.$C$5]*[.$A32]^3 +([Sheet2.$D$5]*[.$A32]^2 + ([Sheet2.$E$5]*[.$A32] + [Sheet2.$B$5])))" office:value-type="float" office:value="220" calcext:value-type="float">
            <text:p>220</text:p>
          </table:table-cell>
          <table:table-cell table:formula="of:=[.K32]/[.$C32]" office:value-type="float" office:value="0.458333333333333" calcext:value-type="float">
            <text:p>0.4583333333</text:p>
          </table:table-cell>
          <table:table-cell/>
          <table:table-cell table:formula="of:=[.L32]+[.I32]+[.F32]" office:value-type="float" office:value="1.30208333333333" calcext:value-type="float">
            <text:p>1.3020833333</text:p>
          </table:table-cell>
          <table:table-cell table:formula="of:=[.N32]-[.N31]" office:value-type="float" office:value="0.0569220430107527" calcext:value-type="float">
            <text:p>0.056922043</text:p>
          </table:table-cell>
          <table:table-cell table:formula="of:=[.E32]/([.E32]+[.H32]+[.K32])" office:value-type="float" office:value="0.0688" calcext:value-type="float">
            <text:p>0.0688</text:p>
          </table:table-cell>
          <table:table-cell table:formula="of:=[.E32]*100 + [.H32] * 100 + [.K32] * 200" office:value-type="float" office:value="84500" calcext:value-type="float">
            <text:p>84500</text:p>
          </table:table-cell>
          <table:table-cell table:formula="of:=[.Q32]-[.Q31]" office:value-type="float" office:value="7000" calcext:value-type="float">
            <text:p>7000</text:p>
          </table:table-cell>
          <table:table-cell table:number-columns-repeated="2"/>
          <table:table-cell table:formula="of:=ROUND([Sheet2.$C$6]*([.$A32]^3)+[Sheet2.$D$6]*([.$A32]^2)+[Sheet2.$E$6]*[.$A32]+[Sheet2.$B$6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6" calcext:value-type="float">
            <text:p>656</text:p>
          </table:table-cell>
          <table:table-cell table:formula="of:=ROUND([Sheet2.$C$2]*[.A33]^3 +([Sheet2.$D$2]*[.A33]^2 + ([Sheet2.$E$2]*[.A33] + [Sheet2.$B$2])))" office:value-type="float" office:value="495" calcext:value-type="float">
            <text:p>495</text:p>
          </table:table-cell>
          <table:table-cell/>
          <table:table-cell table:formula="of:=MEDIAN(ROUND([Sheet2.$C$3]*[.$A33]^3+[Sheet2.$D$3]*[.$A33]^2+[Sheet2.$E$3]*[.$A33]+[Sheet2.$B$3]);5;100)" office:value-type="float" office:value="42" calcext:value-type="float">
            <text:p>42</text:p>
          </table:table-cell>
          <table:table-cell table:formula="of:=[.E33]/[.$C33]" office:value-type="float" office:value="0.0848484848484848" calcext:value-type="float">
            <text:p>0.0848484848</text:p>
          </table:table-cell>
          <table:table-cell/>
          <table:table-cell table:formula="of:=ROUND([Sheet2.$C$4]*[.$A33]^3 +([Sheet2.$D$4]*[.$A33]^2 + ([Sheet2.$E$4]*[.$A33] + [Sheet2.$B$4])))" office:value-type="float" office:value="385" calcext:value-type="float">
            <text:p>385</text:p>
          </table:table-cell>
          <table:table-cell table:formula="of:=[.H33]/[.$C33]" office:value-type="float" office:value="0.777777777777778" calcext:value-type="float">
            <text:p>0.7777777778</text:p>
          </table:table-cell>
          <table:table-cell/>
          <table:table-cell table:formula="of:=ROUND([Sheet2.$C$5]*[.$A33]^3 +([Sheet2.$D$5]*[.$A33]^2 + ([Sheet2.$E$5]*[.$A33] + [Sheet2.$B$5])))" office:value-type="float" office:value="245" calcext:value-type="float">
            <text:p>245</text:p>
          </table:table-cell>
          <table:table-cell table:formula="of:=[.K33]/[.$C33]" office:value-type="float" office:value="0.494949494949495" calcext:value-type="float">
            <text:p>0.4949494949</text:p>
          </table:table-cell>
          <table:table-cell/>
          <table:table-cell table:formula="of:=[.L33]+[.I33]+[.F33]" office:value-type="float" office:value="1.35757575757576" calcext:value-type="float">
            <text:p>1.3575757576</text:p>
          </table:table-cell>
          <table:table-cell table:formula="of:=[.N33]-[.N32]" office:value-type="float" office:value="0.0554924242424244" calcext:value-type="float">
            <text:p>0.0554924242</text:p>
          </table:table-cell>
          <table:table-cell table:formula="of:=[.E33]/([.E33]+[.H33]+[.K33])" office:value-type="float" office:value="0.0625" calcext:value-type="float">
            <text:p>0.0625</text:p>
          </table:table-cell>
          <table:table-cell table:formula="of:=[.E33]*100 + [.H33] * 100 + [.K33] * 200" office:value-type="float" office:value="91700" calcext:value-type="float">
            <text:p>91700</text:p>
          </table:table-cell>
          <table:table-cell table:formula="of:=[.Q33]-[.Q32]" office:value-type="float" office:value="7200" calcext:value-type="float">
            <text:p>7200</text:p>
          </table:table-cell>
          <table:table-cell table:number-columns-repeated="2"/>
          <table:table-cell table:formula="of:=ROUND([Sheet2.$C$6]*([.$A33]^3)+[Sheet2.$D$6]*([.$A33]^2)+[Sheet2.$E$6]*[.$A33]+[Sheet2.$B$6])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7" calcext:value-type="float">
            <text:p>657</text:p>
          </table:table-cell>
          <table:table-cell table:formula="of:=ROUND([Sheet2.$C$2]*[.A34]^3 +([Sheet2.$D$2]*[.A34]^2 + ([Sheet2.$E$2]*[.A34] + [Sheet2.$B$2])))" office:value-type="float" office:value="510" calcext:value-type="float">
            <text:p>510</text:p>
          </table:table-cell>
          <table:table-cell/>
          <table:table-cell table:formula="of:=MEDIAN(ROUND([Sheet2.$C$3]*[.$A34]^3+[Sheet2.$D$3]*[.$A34]^2+[Sheet2.$E$3]*[.$A34]+[Sheet2.$B$3]);5;100)" office:value-type="float" office:value="41" calcext:value-type="float">
            <text:p>41</text:p>
          </table:table-cell>
          <table:table-cell table:formula="of:=[.E34]/[.$C34]" office:value-type="float" office:value="0.0803921568627451" calcext:value-type="float">
            <text:p>0.0803921569</text:p>
          </table:table-cell>
          <table:table-cell/>
          <table:table-cell table:formula="of:=ROUND([Sheet2.$C$4]*[.$A34]^3 +([Sheet2.$D$4]*[.$A34]^2 + ([Sheet2.$E$4]*[.$A34] + [Sheet2.$B$4])))" office:value-type="float" office:value="410" calcext:value-type="float">
            <text:p>410</text:p>
          </table:table-cell>
          <table:table-cell table:formula="of:=[.H34]/[.$C34]" office:value-type="float" office:value="0.803921568627451" calcext:value-type="float">
            <text:p>0.8039215686</text:p>
          </table:table-cell>
          <table:table-cell/>
          <table:table-cell table:formula="of:=ROUND([Sheet2.$C$5]*[.$A34]^3 +([Sheet2.$D$5]*[.$A34]^2 + ([Sheet2.$E$5]*[.$A34] + [Sheet2.$B$5])))" office:value-type="float" office:value="273" calcext:value-type="float">
            <text:p>273</text:p>
          </table:table-cell>
          <table:table-cell table:formula="of:=[.K34]/[.$C34]" office:value-type="float" office:value="0.535294117647059" calcext:value-type="float">
            <text:p>0.5352941176</text:p>
          </table:table-cell>
          <table:table-cell/>
          <table:table-cell table:formula="of:=[.L34]+[.I34]+[.F34]" office:value-type="float" office:value="1.41960784313726" calcext:value-type="float">
            <text:p>1.4196078431</text:p>
          </table:table-cell>
          <table:table-cell table:formula="of:=[.N34]-[.N33]" office:value-type="float" office:value="0.0620320855614973" calcext:value-type="float">
            <text:p>0.0620320856</text:p>
          </table:table-cell>
          <table:table-cell table:formula="of:=[.E34]/([.E34]+[.H34]+[.K34])" office:value-type="float" office:value="0.0566298342541437" calcext:value-type="float">
            <text:p>0.0566298343</text:p>
          </table:table-cell>
          <table:table-cell table:formula="of:=[.E34]*100 + [.H34] * 100 + [.K34] * 200" office:value-type="float" office:value="99700" calcext:value-type="float">
            <text:p>99700</text:p>
          </table:table-cell>
          <table:table-cell table:formula="of:=[.Q34]-[.Q33]" office:value-type="float" office:value="8000" calcext:value-type="float">
            <text:p>8000</text:p>
          </table:table-cell>
          <table:table-cell table:number-columns-repeated="2"/>
          <table:table-cell table:formula="of:=ROUND([Sheet2.$C$6]*([.$A34]^3)+[Sheet2.$D$6]*([.$A34]^2)+[Sheet2.$E$6]*[.$A34]+[Sheet2.$B$6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58" calcext:value-type="float">
            <text:p>658</text:p>
          </table:table-cell>
          <table:table-cell table:formula="of:=ROUND([Sheet2.$C$2]*[.A35]^3 +([Sheet2.$D$2]*[.A35]^2 + ([Sheet2.$E$2]*[.A35] + [Sheet2.$B$2])))" office:value-type="float" office:value="525" calcext:value-type="float">
            <text:p>525</text:p>
          </table:table-cell>
          <table:table-cell/>
          <table:table-cell table:formula="of:=MEDIAN(ROUND([Sheet2.$C$3]*[.$A35]^3+[Sheet2.$D$3]*[.$A35]^2+[Sheet2.$E$3]*[.$A35]+[Sheet2.$B$3]);5;100)" office:value-type="float" office:value="39" calcext:value-type="float">
            <text:p>39</text:p>
          </table:table-cell>
          <table:table-cell table:formula="of:=[.E35]/[.$C35]" office:value-type="float" office:value="0.0742857142857143" calcext:value-type="float">
            <text:p>0.0742857143</text:p>
          </table:table-cell>
          <table:table-cell/>
          <table:table-cell table:formula="of:=ROUND([Sheet2.$C$4]*[.$A35]^3 +([Sheet2.$D$4]*[.$A35]^2 + ([Sheet2.$E$4]*[.$A35] + [Sheet2.$B$4])))" office:value-type="float" office:value="435" calcext:value-type="float">
            <text:p>435</text:p>
          </table:table-cell>
          <table:table-cell table:formula="of:=[.H35]/[.$C35]" office:value-type="float" office:value="0.828571428571429" calcext:value-type="float">
            <text:p>0.8285714286</text:p>
          </table:table-cell>
          <table:table-cell/>
          <table:table-cell table:formula="of:=ROUND([Sheet2.$C$5]*[.$A35]^3 +([Sheet2.$D$5]*[.$A35]^2 + ([Sheet2.$E$5]*[.$A35] + [Sheet2.$B$5])))" office:value-type="float" office:value="303" calcext:value-type="float">
            <text:p>303</text:p>
          </table:table-cell>
          <table:table-cell table:formula="of:=[.K35]/[.$C35]" office:value-type="float" office:value="0.577142857142857" calcext:value-type="float">
            <text:p>0.5771428571</text:p>
          </table:table-cell>
          <table:table-cell/>
          <table:table-cell table:formula="of:=[.L35]+[.I35]+[.F35]" office:value-type="float" office:value="1.48" calcext:value-type="float">
            <text:p>1.48</text:p>
          </table:table-cell>
          <table:table-cell table:formula="of:=[.N35]-[.N34]" office:value-type="float" office:value="0.060392156862745" calcext:value-type="float">
            <text:p>0.0603921569</text:p>
          </table:table-cell>
          <table:table-cell table:formula="of:=[.E35]/([.E35]+[.H35]+[.K35])" office:value-type="float" office:value="0.0501930501930502" calcext:value-type="float">
            <text:p>0.0501930502</text:p>
          </table:table-cell>
          <table:table-cell table:formula="of:=[.E35]*100 + [.H35] * 100 + [.K35] * 200" office:value-type="float" office:value="108000" calcext:value-type="float">
            <text:p>108000</text:p>
          </table:table-cell>
          <table:table-cell table:formula="of:=[.Q35]-[.Q34]" office:value-type="float" office:value="8300" calcext:value-type="float">
            <text:p>8300</text:p>
          </table:table-cell>
          <table:table-cell table:number-columns-repeated="2"/>
          <table:table-cell table:formula="of:=ROUND([Sheet2.$C$6]*([.$A35]^3)+[Sheet2.$D$6]*([.$A35]^2)+[Sheet2.$E$6]*[.$A35]+[Sheet2.$B$6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59" calcext:value-type="float">
            <text:p>659</text:p>
          </table:table-cell>
          <table:table-cell table:formula="of:=ROUND([Sheet2.$C$2]*[.A36]^3 +([Sheet2.$D$2]*[.A36]^2 + ([Sheet2.$E$2]*[.A36] + [Sheet2.$B$2])))" office:value-type="float" office:value="540" calcext:value-type="float">
            <text:p>540</text:p>
          </table:table-cell>
          <table:table-cell/>
          <table:table-cell table:formula="of:=MEDIAN(ROUND([Sheet2.$C$3]*[.$A36]^3+[Sheet2.$D$3]*[.$A36]^2+[Sheet2.$E$3]*[.$A36]+[Sheet2.$B$3]);5;100)" office:value-type="float" office:value="37" calcext:value-type="float">
            <text:p>37</text:p>
          </table:table-cell>
          <table:table-cell table:formula="of:=[.E36]/[.$C36]" office:value-type="float" office:value="0.0685185185185185" calcext:value-type="float">
            <text:p>0.0685185185</text:p>
          </table:table-cell>
          <table:table-cell/>
          <table:table-cell table:formula="of:=ROUND([Sheet2.$C$4]*[.$A36]^3 +([Sheet2.$D$4]*[.$A36]^2 + ([Sheet2.$E$4]*[.$A36] + [Sheet2.$B$4])))" office:value-type="float" office:value="461" calcext:value-type="float">
            <text:p>461</text:p>
          </table:table-cell>
          <table:table-cell table:formula="of:=[.H36]/[.$C36]" office:value-type="float" office:value="0.853703703703704" calcext:value-type="float">
            <text:p>0.8537037037</text:p>
          </table:table-cell>
          <table:table-cell/>
          <table:table-cell table:formula="of:=ROUND([Sheet2.$C$5]*[.$A36]^3 +([Sheet2.$D$5]*[.$A36]^2 + ([Sheet2.$E$5]*[.$A36] + [Sheet2.$B$5])))" office:value-type="float" office:value="335" calcext:value-type="float">
            <text:p>335</text:p>
          </table:table-cell>
          <table:table-cell table:formula="of:=[.K36]/[.$C36]" office:value-type="float" office:value="0.62037037037037" calcext:value-type="float">
            <text:p>0.6203703704</text:p>
          </table:table-cell>
          <table:table-cell/>
          <table:table-cell table:formula="of:=[.L36]+[.I36]+[.F36]" office:value-type="float" office:value="1.54259259259259" calcext:value-type="float">
            <text:p>1.5425925926</text:p>
          </table:table-cell>
          <table:table-cell table:formula="of:=[.N36]-[.N35]" office:value-type="float" office:value="0.0625925925925925" calcext:value-type="float">
            <text:p>0.0625925926</text:p>
          </table:table-cell>
          <table:table-cell table:formula="of:=[.E36]/([.E36]+[.H36]+[.K36])" office:value-type="float" office:value="0.0444177671068427" calcext:value-type="float">
            <text:p>0.0444177671</text:p>
          </table:table-cell>
          <table:table-cell table:formula="of:=[.E36]*100 + [.H36] * 100 + [.K36] * 200" office:value-type="float" office:value="116800" calcext:value-type="float">
            <text:p>116800</text:p>
          </table:table-cell>
          <table:table-cell table:formula="of:=[.Q36]-[.Q35]" office:value-type="float" office:value="8800" calcext:value-type="float">
            <text:p>8800</text:p>
          </table:table-cell>
          <table:table-cell table:number-columns-repeated="2"/>
          <table:table-cell table:formula="of:=ROUND([Sheet2.$C$6]*([.$A36]^3)+[Sheet2.$D$6]*([.$A36]^2)+[Sheet2.$E$6]*[.$A36]+[Sheet2.$B$6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60" calcext:value-type="float">
            <text:p>660</text:p>
          </table:table-cell>
          <table:table-cell table:formula="of:=ROUND([Sheet2.$C$2]*[.A37]^3 +([Sheet2.$D$2]*[.A37]^2 + ([Sheet2.$E$2]*[.A37] + [Sheet2.$B$2])))" office:value-type="float" office:value="555" calcext:value-type="float">
            <text:p>555</text:p>
          </table:table-cell>
          <table:table-cell/>
          <table:table-cell table:formula="of:=MEDIAN(ROUND([Sheet2.$C$3]*[.$A37]^3+[Sheet2.$D$3]*[.$A37]^2+[Sheet2.$E$3]*[.$A37]+[Sheet2.$B$3]);5;100)" office:value-type="float" office:value="35" calcext:value-type="float">
            <text:p>35</text:p>
          </table:table-cell>
          <table:table-cell table:formula="of:=[.E37]/[.$C37]" office:value-type="float" office:value="0.0630630630630631" calcext:value-type="float">
            <text:p>0.0630630631</text:p>
          </table:table-cell>
          <table:table-cell/>
          <table:table-cell table:formula="of:=ROUND([Sheet2.$C$4]*[.$A37]^3 +([Sheet2.$D$4]*[.$A37]^2 + ([Sheet2.$E$4]*[.$A37] + [Sheet2.$B$4])))" office:value-type="float" office:value="488" calcext:value-type="float">
            <text:p>488</text:p>
          </table:table-cell>
          <table:table-cell table:formula="of:=[.H37]/[.$C37]" office:value-type="float" office:value="0.879279279279279" calcext:value-type="float">
            <text:p>0.8792792793</text:p>
          </table:table-cell>
          <table:table-cell/>
          <table:table-cell table:formula="of:=ROUND([Sheet2.$C$5]*[.$A37]^3 +([Sheet2.$D$5]*[.$A37]^2 + ([Sheet2.$E$5]*[.$A37] + [Sheet2.$B$5])))" office:value-type="float" office:value="369" calcext:value-type="float">
            <text:p>369</text:p>
          </table:table-cell>
          <table:table-cell table:formula="of:=[.K37]/[.$C37]" office:value-type="float" office:value="0.664864864864865" calcext:value-type="float">
            <text:p>0.6648648649</text:p>
          </table:table-cell>
          <table:table-cell/>
          <table:table-cell table:formula="of:=[.L37]+[.I37]+[.F37]" office:value-type="float" office:value="1.60720720720721" calcext:value-type="float">
            <text:p>1.6072072072</text:p>
          </table:table-cell>
          <table:table-cell table:formula="of:=[.N37]-[.N36]" office:value-type="float" office:value="0.0646146146146147" calcext:value-type="float">
            <text:p>0.0646146146</text:p>
          </table:table-cell>
          <table:table-cell table:formula="of:=[.E37]/([.E37]+[.H37]+[.K37])" office:value-type="float" office:value="0.039237668161435" calcext:value-type="float">
            <text:p>0.0392376682</text:p>
          </table:table-cell>
          <table:table-cell table:formula="of:=[.E37]*100 + [.H37] * 100 + [.K37] * 200" office:value-type="float" office:value="126100" calcext:value-type="float">
            <text:p>126100</text:p>
          </table:table-cell>
          <table:table-cell table:formula="of:=[.Q37]-[.Q36]" office:value-type="float" office:value="9300" calcext:value-type="float">
            <text:p>9300</text:p>
          </table:table-cell>
          <table:table-cell table:number-columns-repeated="2"/>
          <table:table-cell table:formula="of:=ROUND([Sheet2.$C$6]*([.$A37]^3)+[Sheet2.$D$6]*([.$A37]^2)+[Sheet2.$E$6]*[.$A37]+[Sheet2.$B$6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61" calcext:value-type="float">
            <text:p>661</text:p>
          </table:table-cell>
          <table:table-cell table:formula="of:=ROUND([Sheet2.$C$2]*[.A38]^3 +([Sheet2.$D$2]*[.A38]^2 + ([Sheet2.$E$2]*[.A38] + [Sheet2.$B$2])))" office:value-type="float" office:value="570" calcext:value-type="float">
            <text:p>570</text:p>
          </table:table-cell>
          <table:table-cell/>
          <table:table-cell table:formula="of:=MEDIAN(ROUND([Sheet2.$C$3]*[.$A38]^3+[Sheet2.$D$3]*[.$A38]^2+[Sheet2.$E$3]*[.$A38]+[Sheet2.$B$3]);5;100)" office:value-type="float" office:value="33" calcext:value-type="float">
            <text:p>33</text:p>
          </table:table-cell>
          <table:table-cell table:formula="of:=[.E38]/[.$C38]" office:value-type="float" office:value="0.0578947368421053" calcext:value-type="float">
            <text:p>0.0578947368</text:p>
          </table:table-cell>
          <table:table-cell/>
          <table:table-cell table:formula="of:=ROUND([Sheet2.$C$4]*[.$A38]^3 +([Sheet2.$D$4]*[.$A38]^2 + ([Sheet2.$E$4]*[.$A38] + [Sheet2.$B$4])))" office:value-type="float" office:value="515" calcext:value-type="float">
            <text:p>515</text:p>
          </table:table-cell>
          <table:table-cell table:formula="of:=[.H38]/[.$C38]" office:value-type="float" office:value="0.903508771929825" calcext:value-type="float">
            <text:p>0.9035087719</text:p>
          </table:table-cell>
          <table:table-cell/>
          <table:table-cell table:formula="of:=ROUND([Sheet2.$C$5]*[.$A38]^3 +([Sheet2.$D$5]*[.$A38]^2 + ([Sheet2.$E$5]*[.$A38] + [Sheet2.$B$5])))" office:value-type="float" office:value="406" calcext:value-type="float">
            <text:p>406</text:p>
          </table:table-cell>
          <table:table-cell table:formula="of:=[.K38]/[.$C38]" office:value-type="float" office:value="0.712280701754386" calcext:value-type="float">
            <text:p>0.7122807018</text:p>
          </table:table-cell>
          <table:table-cell/>
          <table:table-cell table:formula="of:=[.L38]+[.I38]+[.F38]" office:value-type="float" office:value="1.67368421052632" calcext:value-type="float">
            <text:p>1.6736842105</text:p>
          </table:table-cell>
          <table:table-cell table:formula="of:=[.N38]-[.N37]" office:value-type="float" office:value="0.0664770033191084" calcext:value-type="float">
            <text:p>0.0664770033</text:p>
          </table:table-cell>
          <table:table-cell table:formula="of:=[.E38]/([.E38]+[.H38]+[.K38])" office:value-type="float" office:value="0.0345911949685535" calcext:value-type="float">
            <text:p>0.034591195</text:p>
          </table:table-cell>
          <table:table-cell table:formula="of:=[.E38]*100 + [.H38] * 100 + [.K38] * 200" office:value-type="float" office:value="136000" calcext:value-type="float">
            <text:p>136000</text:p>
          </table:table-cell>
          <table:table-cell table:formula="of:=[.Q38]-[.Q37]" office:value-type="float" office:value="9900" calcext:value-type="float">
            <text:p>9900</text:p>
          </table:table-cell>
          <table:table-cell table:number-columns-repeated="2"/>
          <table:table-cell table:formula="of:=ROUND([Sheet2.$C$6]*([.$A38]^3)+[Sheet2.$D$6]*([.$A38]^2)+[Sheet2.$E$6]*[.$A38]+[Sheet2.$B$6])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62" calcext:value-type="float">
            <text:p>662</text:p>
          </table:table-cell>
          <table:table-cell table:formula="of:=ROUND([Sheet2.$C$2]*[.A39]^3 +([Sheet2.$D$2]*[.A39]^2 + ([Sheet2.$E$2]*[.A39] + [Sheet2.$B$2])))" office:value-type="float" office:value="585" calcext:value-type="float">
            <text:p>585</text:p>
          </table:table-cell>
          <table:table-cell/>
          <table:table-cell table:formula="of:=MEDIAN(ROUND([Sheet2.$C$3]*[.$A39]^3+[Sheet2.$D$3]*[.$A39]^2+[Sheet2.$E$3]*[.$A39]+[Sheet2.$B$3]);5;100)" office:value-type="float" office:value="31" calcext:value-type="float">
            <text:p>31</text:p>
          </table:table-cell>
          <table:table-cell table:formula="of:=[.E39]/[.$C39]" office:value-type="float" office:value="0.052991452991453" calcext:value-type="float">
            <text:p>0.052991453</text:p>
          </table:table-cell>
          <table:table-cell/>
          <table:table-cell table:formula="of:=ROUND([Sheet2.$C$4]*[.$A39]^3 +([Sheet2.$D$4]*[.$A39]^2 + ([Sheet2.$E$4]*[.$A39] + [Sheet2.$B$4])))" office:value-type="float" office:value="544" calcext:value-type="float">
            <text:p>544</text:p>
          </table:table-cell>
          <table:table-cell table:formula="of:=[.H39]/[.$C39]" office:value-type="float" office:value="0.92991452991453" calcext:value-type="float">
            <text:p>0.9299145299</text:p>
          </table:table-cell>
          <table:table-cell/>
          <table:table-cell table:formula="of:=ROUND([Sheet2.$C$5]*[.$A39]^3 +([Sheet2.$D$5]*[.$A39]^2 + ([Sheet2.$E$5]*[.$A39] + [Sheet2.$B$5])))" office:value-type="float" office:value="445" calcext:value-type="float">
            <text:p>445</text:p>
          </table:table-cell>
          <table:table-cell table:formula="of:=[.K39]/[.$C39]" office:value-type="float" office:value="0.760683760683761" calcext:value-type="float">
            <text:p>0.7606837607</text:p>
          </table:table-cell>
          <table:table-cell/>
          <table:table-cell table:formula="of:=[.L39]+[.I39]+[.F39]" office:value-type="float" office:value="1.74358974358974" calcext:value-type="float">
            <text:p>1.7435897436</text:p>
          </table:table-cell>
          <table:table-cell table:formula="of:=[.N39]-[.N38]" office:value-type="float" office:value="0.069905533063428" calcext:value-type="float">
            <text:p>0.0699055331</text:p>
          </table:table-cell>
          <table:table-cell table:formula="of:=[.E39]/([.E39]+[.H39]+[.K39])" office:value-type="float" office:value="0.0303921568627451" calcext:value-type="float">
            <text:p>0.0303921569</text:p>
          </table:table-cell>
          <table:table-cell table:formula="of:=[.E39]*100 + [.H39] * 100 + [.K39] * 200" office:value-type="float" office:value="146500" calcext:value-type="float">
            <text:p>146500</text:p>
          </table:table-cell>
          <table:table-cell table:formula="of:=[.Q39]-[.Q38]" office:value-type="float" office:value="10500" calcext:value-type="float">
            <text:p>10500</text:p>
          </table:table-cell>
          <table:table-cell table:number-columns-repeated="2"/>
          <table:table-cell table:formula="of:=ROUND([Sheet2.$C$6]*([.$A39]^3)+[Sheet2.$D$6]*([.$A39]^2)+[Sheet2.$E$6]*[.$A39]+[Sheet2.$B$6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63" calcext:value-type="float">
            <text:p>663</text:p>
          </table:table-cell>
          <table:table-cell table:formula="of:=ROUND([Sheet2.$C$2]*[.A40]^3 +([Sheet2.$D$2]*[.A40]^2 + ([Sheet2.$E$2]*[.A40] + [Sheet2.$B$2])))" office:value-type="float" office:value="600" calcext:value-type="float">
            <text:p>600</text:p>
          </table:table-cell>
          <table:table-cell/>
          <table:table-cell table:formula="of:=MEDIAN(ROUND([Sheet2.$C$3]*[.$A40]^3+[Sheet2.$D$3]*[.$A40]^2+[Sheet2.$E$3]*[.$A40]+[Sheet2.$B$3]);5;100)" office:value-type="float" office:value="28" calcext:value-type="float">
            <text:p>28</text:p>
          </table:table-cell>
          <table:table-cell table:formula="of:=[.E40]/[.$C40]" office:value-type="float" office:value="0.0466666666666667" calcext:value-type="float">
            <text:p>0.0466666667</text:p>
          </table:table-cell>
          <table:table-cell/>
          <table:table-cell table:formula="of:=ROUND([Sheet2.$C$4]*[.$A40]^3 +([Sheet2.$D$4]*[.$A40]^2 + ([Sheet2.$E$4]*[.$A40] + [Sheet2.$B$4])))" office:value-type="float" office:value="573" calcext:value-type="float">
            <text:p>573</text:p>
          </table:table-cell>
          <table:table-cell table:formula="of:=[.H40]/[.$C40]" office:value-type="float" office:value="0.955" calcext:value-type="float">
            <text:p>0.955</text:p>
          </table:table-cell>
          <table:table-cell/>
          <table:table-cell table:formula="of:=ROUND([Sheet2.$C$5]*[.$A40]^3 +([Sheet2.$D$5]*[.$A40]^2 + ([Sheet2.$E$5]*[.$A40] + [Sheet2.$B$5])))" office:value-type="float" office:value="488" calcext:value-type="float">
            <text:p>488</text:p>
          </table:table-cell>
          <table:table-cell table:formula="of:=[.K40]/[.$C40]" office:value-type="float" office:value="0.813333333333333" calcext:value-type="float">
            <text:p>0.8133333333</text:p>
          </table:table-cell>
          <table:table-cell/>
          <table:table-cell table:formula="of:=[.L40]+[.I40]+[.F40]" office:value-type="float" office:value="1.815" calcext:value-type="float">
            <text:p>1.815</text:p>
          </table:table-cell>
          <table:table-cell table:formula="of:=[.N40]-[.N39]" office:value-type="float" office:value="0.0714102564102563" calcext:value-type="float">
            <text:p>0.0714102564</text:p>
          </table:table-cell>
          <table:table-cell table:formula="of:=[.E40]/([.E40]+[.H40]+[.K40])" office:value-type="float" office:value="0.0257116620752984" calcext:value-type="float">
            <text:p>0.0257116621</text:p>
          </table:table-cell>
          <table:table-cell table:formula="of:=[.E40]*100 + [.H40] * 100 + [.K40] * 200" office:value-type="float" office:value="157700" calcext:value-type="float">
            <text:p>157700</text:p>
          </table:table-cell>
          <table:table-cell table:formula="of:=[.Q40]-[.Q39]" office:value-type="float" office:value="11200" calcext:value-type="float">
            <text:p>11200</text:p>
          </table:table-cell>
          <table:table-cell table:number-columns-repeated="2"/>
          <table:table-cell table:formula="of:=ROUND([Sheet2.$C$6]*([.$A40]^3)+[Sheet2.$D$6]*([.$A40]^2)+[Sheet2.$E$6]*[.$A40]+[Sheet2.$B$6]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64" calcext:value-type="float">
            <text:p>664</text:p>
          </table:table-cell>
          <table:table-cell table:formula="of:=ROUND([Sheet2.$C$2]*[.A41]^3 +([Sheet2.$D$2]*[.A41]^2 + ([Sheet2.$E$2]*[.A41] + [Sheet2.$B$2])))" office:value-type="float" office:value="615" calcext:value-type="float">
            <text:p>615</text:p>
          </table:table-cell>
          <table:table-cell/>
          <table:table-cell table:formula="of:=MEDIAN(ROUND([Sheet2.$C$3]*[.$A41]^3+[Sheet2.$D$3]*[.$A41]^2+[Sheet2.$E$3]*[.$A41]+[Sheet2.$B$3]);5;100)" office:value-type="float" office:value="26" calcext:value-type="float">
            <text:p>26</text:p>
          </table:table-cell>
          <table:table-cell table:formula="of:=[.E41]/[.$C41]" office:value-type="float" office:value="0.0422764227642276" calcext:value-type="float">
            <text:p>0.0422764228</text:p>
          </table:table-cell>
          <table:table-cell/>
          <table:table-cell table:formula="of:=ROUND([Sheet2.$C$4]*[.$A41]^3 +([Sheet2.$D$4]*[.$A41]^2 + ([Sheet2.$E$4]*[.$A41] + [Sheet2.$B$4])))" office:value-type="float" office:value="603" calcext:value-type="float">
            <text:p>603</text:p>
          </table:table-cell>
          <table:table-cell table:formula="of:=[.H41]/[.$C41]" office:value-type="float" office:value="0.980487804878049" calcext:value-type="float">
            <text:p>0.9804878049</text:p>
          </table:table-cell>
          <table:table-cell/>
          <table:table-cell table:formula="of:=ROUND([Sheet2.$C$5]*[.$A41]^3 +([Sheet2.$D$5]*[.$A41]^2 + ([Sheet2.$E$5]*[.$A41] + [Sheet2.$B$5])))" office:value-type="float" office:value="532" calcext:value-type="float">
            <text:p>532</text:p>
          </table:table-cell>
          <table:table-cell table:formula="of:=[.K41]/[.$C41]" office:value-type="float" office:value="0.865040650406504" calcext:value-type="float">
            <text:p>0.8650406504</text:p>
          </table:table-cell>
          <table:table-cell/>
          <table:table-cell table:formula="of:=[.L41]+[.I41]+[.F41]" office:value-type="float" office:value="1.88780487804878" calcext:value-type="float">
            <text:p>1.887804878</text:p>
          </table:table-cell>
          <table:table-cell table:formula="of:=[.N41]-[.N40]" office:value-type="float" office:value="0.0728048780487804" calcext:value-type="float">
            <text:p>0.072804878</text:p>
          </table:table-cell>
          <table:table-cell table:formula="of:=[.E41]/([.E41]+[.H41]+[.K41])" office:value-type="float" office:value="0.0223944875107666" calcext:value-type="float">
            <text:p>0.0223944875</text:p>
          </table:table-cell>
          <table:table-cell table:formula="of:=[.E41]*100 + [.H41] * 100 + [.K41] * 200" office:value-type="float" office:value="169300" calcext:value-type="float">
            <text:p>169300</text:p>
          </table:table-cell>
          <table:table-cell table:formula="of:=[.Q41]-[.Q40]" office:value-type="float" office:value="11600" calcext:value-type="float">
            <text:p>11600</text:p>
          </table:table-cell>
          <table:table-cell table:number-columns-repeated="2"/>
          <table:table-cell table:formula="of:=ROUND([Sheet2.$C$6]*([.$A41]^3)+[Sheet2.$D$6]*([.$A41]^2)+[Sheet2.$E$6]*[.$A41]+[Sheet2.$B$6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5" calcext:value-type="float">
            <text:p>665</text:p>
          </table:table-cell>
          <table:table-cell table:formula="of:=ROUND([Sheet2.$C$2]*[.A42]^3 +([Sheet2.$D$2]*[.A42]^2 + ([Sheet2.$E$2]*[.A42] + [Sheet2.$B$2])))" office:value-type="float" office:value="630" calcext:value-type="float">
            <text:p>630</text:p>
          </table:table-cell>
          <table:table-cell/>
          <table:table-cell table:formula="of:=MEDIAN(ROUND([Sheet2.$C$3]*[.$A42]^3+[Sheet2.$D$3]*[.$A42]^2+[Sheet2.$E$3]*[.$A42]+[Sheet2.$B$3]);5;100)" office:value-type="float" office:value="23" calcext:value-type="float">
            <text:p>23</text:p>
          </table:table-cell>
          <table:table-cell table:formula="of:=[.E42]/[.$C42]" office:value-type="float" office:value="0.0365079365079365" calcext:value-type="float">
            <text:p>0.0365079365</text:p>
          </table:table-cell>
          <table:table-cell/>
          <table:table-cell table:formula="of:=ROUND([Sheet2.$C$4]*[.$A42]^3 +([Sheet2.$D$4]*[.$A42]^2 + ([Sheet2.$E$4]*[.$A42] + [Sheet2.$B$4])))" office:value-type="float" office:value="633" calcext:value-type="float">
            <text:p>633</text:p>
          </table:table-cell>
          <table:table-cell table:formula="of:=[.H42]/[.$C42]" office:value-type="float" office:value="1.0047619047619" calcext:value-type="float">
            <text:p>1.0047619048</text:p>
          </table:table-cell>
          <table:table-cell/>
          <table:table-cell table:formula="of:=ROUND([Sheet2.$C$5]*[.$A42]^3 +([Sheet2.$D$5]*[.$A42]^2 + ([Sheet2.$E$5]*[.$A42] + [Sheet2.$B$5])))" office:value-type="float" office:value="580" calcext:value-type="float">
            <text:p>580</text:p>
          </table:table-cell>
          <table:table-cell table:formula="of:=[.K42]/[.$C42]" office:value-type="float" office:value="0.920634920634921" calcext:value-type="float">
            <text:p>0.9206349206</text:p>
          </table:table-cell>
          <table:table-cell/>
          <table:table-cell table:formula="of:=[.L42]+[.I42]+[.F42]" office:value-type="float" office:value="1.96190476190476" calcext:value-type="float">
            <text:p>1.9619047619</text:p>
          </table:table-cell>
          <table:table-cell table:formula="of:=[.N42]-[.N41]" office:value-type="float" office:value="0.0740998838559814" calcext:value-type="float">
            <text:p>0.0740998839</text:p>
          </table:table-cell>
          <table:table-cell table:formula="of:=[.E42]/([.E42]+[.H42]+[.K42])" office:value-type="float" office:value="0.0186084142394822" calcext:value-type="float">
            <text:p>0.0186084142</text:p>
          </table:table-cell>
          <table:table-cell table:formula="of:=[.E42]*100 + [.H42] * 100 + [.K42] * 200" office:value-type="float" office:value="181600" calcext:value-type="float">
            <text:p>181600</text:p>
          </table:table-cell>
          <table:table-cell table:formula="of:=[.Q42]-[.Q41]" office:value-type="float" office:value="12300" calcext:value-type="float">
            <text:p>12300</text:p>
          </table:table-cell>
          <table:table-cell table:number-columns-repeated="2"/>
          <table:table-cell table:formula="of:=ROUND([Sheet2.$C$6]*([.$A42]^3)+[Sheet2.$D$6]*([.$A42]^2)+[Sheet2.$E$6]*[.$A42]+[Sheet2.$B$6]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66" calcext:value-type="float">
            <text:p>666</text:p>
          </table:table-cell>
          <table:table-cell table:formula="of:=ROUND([Sheet2.$C$2]*[.A43]^3 +([Sheet2.$D$2]*[.A43]^2 + ([Sheet2.$E$2]*[.A43] + [Sheet2.$B$2])))" office:value-type="float" office:value="645" calcext:value-type="float">
            <text:p>645</text:p>
          </table:table-cell>
          <table:table-cell/>
          <table:table-cell table:formula="of:=MEDIAN(ROUND([Sheet2.$C$3]*[.$A43]^3+[Sheet2.$D$3]*[.$A43]^2+[Sheet2.$E$3]*[.$A43]+[Sheet2.$B$3]);5;100)" office:value-type="float" office:value="20" calcext:value-type="float">
            <text:p>20</text:p>
          </table:table-cell>
          <table:table-cell table:formula="of:=[.E43]/[.$C43]" office:value-type="float" office:value="0.0310077519379845" calcext:value-type="float">
            <text:p>0.0310077519</text:p>
          </table:table-cell>
          <table:table-cell/>
          <table:table-cell table:formula="of:=ROUND([Sheet2.$C$4]*[.$A43]^3 +([Sheet2.$D$4]*[.$A43]^2 + ([Sheet2.$E$4]*[.$A43] + [Sheet2.$B$4])))" office:value-type="float" office:value="664" calcext:value-type="float">
            <text:p>664</text:p>
          </table:table-cell>
          <table:table-cell table:formula="of:=[.H43]/[.$C43]" office:value-type="float" office:value="1.02945736434109" calcext:value-type="float">
            <text:p>1.0294573643</text:p>
          </table:table-cell>
          <table:table-cell/>
          <table:table-cell table:formula="of:=ROUND([Sheet2.$C$5]*[.$A43]^3 +([Sheet2.$D$5]*[.$A43]^2 + ([Sheet2.$E$5]*[.$A43] + [Sheet2.$B$5])))" office:value-type="float" office:value="631" calcext:value-type="float">
            <text:p>631</text:p>
          </table:table-cell>
          <table:table-cell table:formula="of:=[.K43]/[.$C43]" office:value-type="float" office:value="0.978294573643411" calcext:value-type="float">
            <text:p>0.9782945736</text:p>
          </table:table-cell>
          <table:table-cell/>
          <table:table-cell table:formula="of:=[.L43]+[.I43]+[.F43]" office:value-type="float" office:value="2.03875968992248" calcext:value-type="float">
            <text:p>2.0387596899</text:p>
          </table:table-cell>
          <table:table-cell table:formula="of:=[.N43]-[.N42]" office:value-type="float" office:value="0.0768549280177189" calcext:value-type="float">
            <text:p>0.076854928</text:p>
          </table:table-cell>
          <table:table-cell table:formula="of:=[.E43]/([.E43]+[.H43]+[.K43])" office:value-type="float" office:value="0.0152091254752852" calcext:value-type="float">
            <text:p>0.0152091255</text:p>
          </table:table-cell>
          <table:table-cell table:formula="of:=[.E43]*100 + [.H43] * 100 + [.K43] * 200" office:value-type="float" office:value="194600" calcext:value-type="float">
            <text:p>194600</text:p>
          </table:table-cell>
          <table:table-cell table:formula="of:=[.Q43]-[.Q42]" office:value-type="float" office:value="13000" calcext:value-type="float">
            <text:p>13000</text:p>
          </table:table-cell>
          <table:table-cell table:number-columns-repeated="2"/>
          <table:table-cell table:formula="of:=ROUND([Sheet2.$C$6]*([.$A43]^3)+[Sheet2.$D$6]*([.$A43]^2)+[Sheet2.$E$6]*[.$A43]+[Sheet2.$B$6]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67" calcext:value-type="float">
            <text:p>667</text:p>
          </table:table-cell>
          <table:table-cell table:formula="of:=ROUND([Sheet2.$C$2]*[.A44]^3 +([Sheet2.$D$2]*[.A44]^2 + ([Sheet2.$E$2]*[.A44] + [Sheet2.$B$2])))" office:value-type="float" office:value="660" calcext:value-type="float">
            <text:p>660</text:p>
          </table:table-cell>
          <table:table-cell/>
          <table:table-cell table:formula="of:=MEDIAN(ROUND([Sheet2.$C$3]*[.$A44]^3+[Sheet2.$D$3]*[.$A44]^2+[Sheet2.$E$3]*[.$A44]+[Sheet2.$B$3]);5;100)" office:value-type="float" office:value="17" calcext:value-type="float">
            <text:p>17</text:p>
          </table:table-cell>
          <table:table-cell table:formula="of:=[.E44]/[.$C44]" office:value-type="float" office:value="0.0257575757575758" calcext:value-type="float">
            <text:p>0.0257575758</text:p>
          </table:table-cell>
          <table:table-cell/>
          <table:table-cell table:formula="of:=ROUND([Sheet2.$C$4]*[.$A44]^3 +([Sheet2.$D$4]*[.$A44]^2 + ([Sheet2.$E$4]*[.$A44] + [Sheet2.$B$4])))" office:value-type="float" office:value="697" calcext:value-type="float">
            <text:p>697</text:p>
          </table:table-cell>
          <table:table-cell table:formula="of:=[.H44]/[.$C44]" office:value-type="float" office:value="1.05606060606061" calcext:value-type="float">
            <text:p>1.0560606061</text:p>
          </table:table-cell>
          <table:table-cell/>
          <table:table-cell table:formula="of:=ROUND([Sheet2.$C$5]*[.$A44]^3 +([Sheet2.$D$5]*[.$A44]^2 + ([Sheet2.$E$5]*[.$A44] + [Sheet2.$B$5])))" office:value-type="float" office:value="684" calcext:value-type="float">
            <text:p>684</text:p>
          </table:table-cell>
          <table:table-cell table:formula="of:=[.K44]/[.$C44]" office:value-type="float" office:value="1.03636363636364" calcext:value-type="float">
            <text:p>1.0363636364</text:p>
          </table:table-cell>
          <table:table-cell/>
          <table:table-cell table:formula="of:=[.L44]+[.I44]+[.F44]" office:value-type="float" office:value="2.11818181818182" calcext:value-type="float">
            <text:p>2.1181818182</text:p>
          </table:table-cell>
          <table:table-cell table:formula="of:=[.N44]-[.N43]" office:value-type="float" office:value="0.0794221282593379" calcext:value-type="float">
            <text:p>0.0794221283</text:p>
          </table:table-cell>
          <table:table-cell table:formula="of:=[.E44]/([.E44]+[.H44]+[.K44])" office:value-type="float" office:value="0.0121602288984263" calcext:value-type="float">
            <text:p>0.0121602289</text:p>
          </table:table-cell>
          <table:table-cell table:formula="of:=[.E44]*100 + [.H44] * 100 + [.K44] * 200" office:value-type="float" office:value="208200" calcext:value-type="float">
            <text:p>208200</text:p>
          </table:table-cell>
          <table:table-cell table:formula="of:=[.Q44]-[.Q43]" office:value-type="float" office:value="13600" calcext:value-type="float">
            <text:p>13600</text:p>
          </table:table-cell>
          <table:table-cell table:number-columns-repeated="2"/>
          <table:table-cell table:formula="of:=ROUND([Sheet2.$C$6]*([.$A44]^3)+[Sheet2.$D$6]*([.$A44]^2)+[Sheet2.$E$6]*[.$A44]+[Sheet2.$B$6]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68" calcext:value-type="float">
            <text:p>668</text:p>
          </table:table-cell>
          <table:table-cell table:formula="of:=ROUND([Sheet2.$C$2]*[.A45]^3 +([Sheet2.$D$2]*[.A45]^2 + ([Sheet2.$E$2]*[.A45] + [Sheet2.$B$2])))" office:value-type="float" office:value="675" calcext:value-type="float">
            <text:p>675</text:p>
          </table:table-cell>
          <table:table-cell/>
          <table:table-cell table:formula="of:=MEDIAN(ROUND([Sheet2.$C$3]*[.$A45]^3+[Sheet2.$D$3]*[.$A45]^2+[Sheet2.$E$3]*[.$A45]+[Sheet2.$B$3]);5;100)" office:value-type="float" office:value="14" calcext:value-type="float">
            <text:p>14</text:p>
          </table:table-cell>
          <table:table-cell table:formula="of:=[.E45]/[.$C45]" office:value-type="float" office:value="0.0207407407407407" calcext:value-type="float">
            <text:p>0.0207407407</text:p>
          </table:table-cell>
          <table:table-cell/>
          <table:table-cell table:formula="of:=ROUND([Sheet2.$C$4]*[.$A45]^3 +([Sheet2.$D$4]*[.$A45]^2 + ([Sheet2.$E$4]*[.$A45] + [Sheet2.$B$4])))" office:value-type="float" office:value="729" calcext:value-type="float">
            <text:p>729</text:p>
          </table:table-cell>
          <table:table-cell table:formula="of:=[.H45]/[.$C45]" office:value-type="float" office:value="1.08" calcext:value-type="float">
            <text:p>1.08</text:p>
          </table:table-cell>
          <table:table-cell/>
          <table:table-cell table:formula="of:=ROUND([Sheet2.$C$5]*[.$A45]^3 +([Sheet2.$D$5]*[.$A45]^2 + ([Sheet2.$E$5]*[.$A45] + [Sheet2.$B$5])))" office:value-type="float" office:value="741" calcext:value-type="float">
            <text:p>741</text:p>
          </table:table-cell>
          <table:table-cell table:formula="of:=[.K45]/[.$C45]" office:value-type="float" office:value="1.09777777777778" calcext:value-type="float">
            <text:p>1.0977777778</text:p>
          </table:table-cell>
          <table:table-cell/>
          <table:table-cell table:formula="of:=[.L45]+[.I45]+[.F45]" office:value-type="float" office:value="2.19851851851852" calcext:value-type="float">
            <text:p>2.1985185185</text:p>
          </table:table-cell>
          <table:table-cell table:formula="of:=[.N45]-[.N44]" office:value-type="float" office:value="0.0803367003367002" calcext:value-type="float">
            <text:p>0.0803367003</text:p>
          </table:table-cell>
          <table:table-cell table:formula="of:=[.E45]/([.E45]+[.H45]+[.K45])" office:value-type="float" office:value="0.00943396226415094" calcext:value-type="float">
            <text:p>0.0094339623</text:p>
          </table:table-cell>
          <table:table-cell table:formula="of:=[.E45]*100 + [.H45] * 100 + [.K45] * 200" office:value-type="float" office:value="222500" calcext:value-type="float">
            <text:p>222500</text:p>
          </table:table-cell>
          <table:table-cell table:formula="of:=[.Q45]-[.Q44]" office:value-type="float" office:value="14300" calcext:value-type="float">
            <text:p>14300</text:p>
          </table:table-cell>
          <table:table-cell table:number-columns-repeated="2"/>
          <table:table-cell table:formula="of:=ROUND([Sheet2.$C$6]*([.$A45]^3)+[Sheet2.$D$6]*([.$A45]^2)+[Sheet2.$E$6]*[.$A45]+[Sheet2.$B$6]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9" calcext:value-type="float">
            <text:p>669</text:p>
          </table:table-cell>
          <table:table-cell table:formula="of:=ROUND([Sheet2.$C$2]*[.A46]^3 +([Sheet2.$D$2]*[.A46]^2 + ([Sheet2.$E$2]*[.A46] + [Sheet2.$B$2])))" office:value-type="float" office:value="690" calcext:value-type="float">
            <text:p>690</text:p>
          </table:table-cell>
          <table:table-cell/>
          <table:table-cell table:formula="of:=MEDIAN(ROUND([Sheet2.$C$3]*[.$A46]^3+[Sheet2.$D$3]*[.$A46]^2+[Sheet2.$E$3]*[.$A46]+[Sheet2.$B$3]);5;100)" office:value-type="float" office:value="10" calcext:value-type="float">
            <text:p>10</text:p>
          </table:table-cell>
          <table:table-cell table:formula="of:=[.E46]/[.$C46]" office:value-type="float" office:value="0.0144927536231884" calcext:value-type="float">
            <text:p>0.0144927536</text:p>
          </table:table-cell>
          <table:table-cell/>
          <table:table-cell table:formula="of:=ROUND([Sheet2.$C$4]*[.$A46]^3 +([Sheet2.$D$4]*[.$A46]^2 + ([Sheet2.$E$4]*[.$A46] + [Sheet2.$B$4])))" office:value-type="float" office:value="763" calcext:value-type="float">
            <text:p>763</text:p>
          </table:table-cell>
          <table:table-cell table:formula="of:=[.H46]/[.$C46]" office:value-type="float" office:value="1.10579710144928" calcext:value-type="float">
            <text:p>1.1057971014</text:p>
          </table:table-cell>
          <table:table-cell/>
          <table:table-cell table:formula="of:=ROUND([Sheet2.$C$5]*[.$A46]^3 +([Sheet2.$D$5]*[.$A46]^2 + ([Sheet2.$E$5]*[.$A46] + [Sheet2.$B$5])))" office:value-type="float" office:value="800" calcext:value-type="float">
            <text:p>800</text:p>
          </table:table-cell>
          <table:table-cell table:formula="of:=[.K46]/[.$C46]" office:value-type="float" office:value="1.15942028985507" calcext:value-type="float">
            <text:p>1.1594202899</text:p>
          </table:table-cell>
          <table:table-cell/>
          <table:table-cell table:formula="of:=[.L46]+[.I46]+[.F46]" office:value-type="float" office:value="2.27971014492754" calcext:value-type="float">
            <text:p>2.2797101449</text:p>
          </table:table-cell>
          <table:table-cell table:formula="of:=[.N46]-[.N45]" office:value-type="float" office:value="0.0811916264090176" calcext:value-type="float">
            <text:p>0.0811916264</text:p>
          </table:table-cell>
          <table:table-cell table:formula="of:=[.E46]/([.E46]+[.H46]+[.K46])" office:value-type="float" office:value="0.00635727908455181" calcext:value-type="float">
            <text:p>0.0063572791</text:p>
          </table:table-cell>
          <table:table-cell table:formula="of:=[.E46]*100 + [.H46] * 100 + [.K46] * 200" office:value-type="float" office:value="237300" calcext:value-type="float">
            <text:p>237300</text:p>
          </table:table-cell>
          <table:table-cell table:formula="of:=[.Q46]-[.Q45]" office:value-type="float" office:value="14800" calcext:value-type="float">
            <text:p>14800</text:p>
          </table:table-cell>
          <table:table-cell table:number-columns-repeated="2"/>
          <table:table-cell table:formula="of:=ROUND([Sheet2.$C$6]*([.$A46]^3)+[Sheet2.$D$6]*([.$A46]^2)+[Sheet2.$E$6]*[.$A46]+[Sheet2.$B$6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0" calcext:value-type="float">
            <text:p>670</text:p>
          </table:table-cell>
          <table:table-cell table:formula="of:=ROUND([Sheet2.$C$2]*[.A47]^3 +([Sheet2.$D$2]*[.A47]^2 + ([Sheet2.$E$2]*[.A47] + [Sheet2.$B$2])))" office:value-type="float" office:value="705" calcext:value-type="float">
            <text:p>705</text:p>
          </table:table-cell>
          <table:table-cell/>
          <table:table-cell table:formula="of:=MEDIAN(ROUND([Sheet2.$C$3]*[.$A47]^3+[Sheet2.$D$3]*[.$A47]^2+[Sheet2.$E$3]*[.$A47]+[Sheet2.$B$3]);5;100)" office:value-type="float" office:value="7" calcext:value-type="float">
            <text:p>7</text:p>
          </table:table-cell>
          <table:table-cell table:formula="of:=[.E47]/[.$C47]" office:value-type="float" office:value="0.0099290780141844" calcext:value-type="float">
            <text:p>0.009929078</text:p>
          </table:table-cell>
          <table:table-cell/>
          <table:table-cell table:formula="of:=ROUND([Sheet2.$C$4]*[.$A47]^3 +([Sheet2.$D$4]*[.$A47]^2 + ([Sheet2.$E$4]*[.$A47] + [Sheet2.$B$4])))" office:value-type="float" office:value="797" calcext:value-type="float">
            <text:p>797</text:p>
          </table:table-cell>
          <table:table-cell table:formula="of:=[.H47]/[.$C47]" office:value-type="float" office:value="1.13049645390071" calcext:value-type="float">
            <text:p>1.1304964539</text:p>
          </table:table-cell>
          <table:table-cell/>
          <table:table-cell table:formula="of:=ROUND([Sheet2.$C$5]*[.$A47]^3 +([Sheet2.$D$5]*[.$A47]^2 + ([Sheet2.$E$5]*[.$A47] + [Sheet2.$B$5])))" office:value-type="float" office:value="863" calcext:value-type="float">
            <text:p>863</text:p>
          </table:table-cell>
          <table:table-cell table:formula="of:=[.K47]/[.$C47]" office:value-type="float" office:value="1.22411347517731" calcext:value-type="float">
            <text:p>1.2241134752</text:p>
          </table:table-cell>
          <table:table-cell/>
          <table:table-cell table:formula="of:=[.L47]+[.I47]+[.F47]" office:value-type="float" office:value="2.3645390070922" calcext:value-type="float">
            <text:p>2.3645390071</text:p>
          </table:table-cell>
          <table:table-cell table:formula="of:=[.N47]-[.N46]" office:value-type="float" office:value="0.0848288621646627" calcext:value-type="float">
            <text:p>0.0848288622</text:p>
          </table:table-cell>
          <table:table-cell table:formula="of:=[.E47]/([.E47]+[.H47]+[.K47])" office:value-type="float" office:value="0.00419916016796641" calcext:value-type="float">
            <text:p>0.0041991602</text:p>
          </table:table-cell>
          <table:table-cell table:formula="of:=[.E47]*100 + [.H47] * 100 + [.K47] * 200" office:value-type="float" office:value="253000" calcext:value-type="float">
            <text:p>253000</text:p>
          </table:table-cell>
          <table:table-cell table:formula="of:=[.Q47]-[.Q46]" office:value-type="float" office:value="15700" calcext:value-type="float">
            <text:p>15700</text:p>
          </table:table-cell>
          <table:table-cell table:number-columns-repeated="2"/>
          <table:table-cell table:formula="of:=ROUND([Sheet2.$C$6]*([.$A47]^3)+[Sheet2.$D$6]*([.$A47]^2)+[Sheet2.$E$6]*[.$A47]+[Sheet2.$B$6]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71" calcext:value-type="float">
            <text:p>671</text:p>
          </table:table-cell>
          <table:table-cell table:formula="of:=ROUND([Sheet2.$C$2]*[.A48]^3 +([Sheet2.$D$2]*[.A48]^2 + ([Sheet2.$E$2]*[.A48] + [Sheet2.$B$2])))" office:value-type="float" office:value="720" calcext:value-type="float">
            <text:p>720</text:p>
          </table:table-cell>
          <table:table-cell/>
          <table:table-cell table:formula="of:=MEDIAN(ROUND([Sheet2.$C$3]*[.$A48]^3+[Sheet2.$D$3]*[.$A48]^2+[Sheet2.$E$3]*[.$A48]+[Sheet2.$B$3]);5;100)" office:value-type="float" office:value="5" calcext:value-type="float">
            <text:p>5</text:p>
          </table:table-cell>
          <table:table-cell table:formula="of:=[.E48]/[.$C48]" office:value-type="float" office:value="0.00694444444444444" calcext:value-type="float">
            <text:p>0.0069444444</text:p>
          </table:table-cell>
          <table:table-cell/>
          <table:table-cell table:formula="of:=ROUND([Sheet2.$C$4]*[.$A48]^3 +([Sheet2.$D$4]*[.$A48]^2 + ([Sheet2.$E$4]*[.$A48] + [Sheet2.$B$4])))" office:value-type="float" office:value="833" calcext:value-type="float">
            <text:p>833</text:p>
          </table:table-cell>
          <table:table-cell table:formula="of:=[.H48]/[.$C48]" office:value-type="float" office:value="1.15694444444444" calcext:value-type="float">
            <text:p>1.1569444444</text:p>
          </table:table-cell>
          <table:table-cell/>
          <table:table-cell table:formula="of:=ROUND([Sheet2.$C$5]*[.$A48]^3 +([Sheet2.$D$5]*[.$A48]^2 + ([Sheet2.$E$5]*[.$A48] + [Sheet2.$B$5])))" office:value-type="float" office:value="930" calcext:value-type="float">
            <text:p>930</text:p>
          </table:table-cell>
          <table:table-cell table:formula="of:=[.K48]/[.$C48]" office:value-type="float" office:value="1.29166666666667" calcext:value-type="float">
            <text:p>1.2916666667</text:p>
          </table:table-cell>
          <table:table-cell/>
          <table:table-cell table:formula="of:=[.L48]+[.I48]+[.F48]" office:value-type="float" office:value="2.45555555555556" calcext:value-type="float">
            <text:p>2.4555555556</text:p>
          </table:table-cell>
          <table:table-cell table:formula="of:=[.N48]-[.N47]" office:value-type="float" office:value="0.0910165484633567" calcext:value-type="float">
            <text:p>0.0910165485</text:p>
          </table:table-cell>
          <table:table-cell table:formula="of:=[.E48]/([.E48]+[.H48]+[.K48])" office:value-type="float" office:value="0.00282805429864253" calcext:value-type="float">
            <text:p>0.0028280543</text:p>
          </table:table-cell>
          <table:table-cell table:formula="of:=[.E48]*100 + [.H48] * 100 + [.K48] * 200" office:value-type="float" office:value="269800" calcext:value-type="float">
            <text:p>269800</text:p>
          </table:table-cell>
          <table:table-cell table:formula="of:=[.Q48]-[.Q47]" office:value-type="float" office:value="16800" calcext:value-type="float">
            <text:p>16800</text:p>
          </table:table-cell>
          <table:table-cell table:number-columns-repeated="2"/>
          <table:table-cell table:formula="of:=ROUND([Sheet2.$C$6]*([.$A48]^3)+[Sheet2.$D$6]*([.$A48]^2)+[Sheet2.$E$6]*[.$A48]+[Sheet2.$B$6])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2" calcext:value-type="float">
            <text:p>672</text:p>
          </table:table-cell>
          <table:table-cell table:formula="of:=ROUND([Sheet2.$C$2]*[.A49]^3 +([Sheet2.$D$2]*[.A49]^2 + ([Sheet2.$E$2]*[.A49] + [Sheet2.$B$2])))" office:value-type="float" office:value="735" calcext:value-type="float">
            <text:p>735</text:p>
          </table:table-cell>
          <table:table-cell/>
          <table:table-cell table:formula="of:=MEDIAN(ROUND([Sheet2.$C$3]*[.$A49]^3+[Sheet2.$D$3]*[.$A49]^2+[Sheet2.$E$3]*[.$A49]+[Sheet2.$B$3]);5;100)" office:value-type="float" office:value="5" calcext:value-type="float">
            <text:p>5</text:p>
          </table:table-cell>
          <table:table-cell table:formula="of:=[.E49]/[.$C49]" office:value-type="float" office:value="0.00680272108843537" calcext:value-type="float">
            <text:p>0.0068027211</text:p>
          </table:table-cell>
          <table:table-cell/>
          <table:table-cell table:formula="of:=ROUND([Sheet2.$C$4]*[.$A49]^3 +([Sheet2.$D$4]*[.$A49]^2 + ([Sheet2.$E$4]*[.$A49] + [Sheet2.$B$4])))" office:value-type="float" office:value="869" calcext:value-type="float">
            <text:p>869</text:p>
          </table:table-cell>
          <table:table-cell table:formula="of:=[.H49]/[.$C49]" office:value-type="float" office:value="1.18231292517007" calcext:value-type="float">
            <text:p>1.1823129252</text:p>
          </table:table-cell>
          <table:table-cell/>
          <table:table-cell table:formula="of:=ROUND([Sheet2.$C$5]*[.$A49]^3 +([Sheet2.$D$5]*[.$A49]^2 + ([Sheet2.$E$5]*[.$A49] + [Sheet2.$B$5])))" office:value-type="float" office:value="999" calcext:value-type="float">
            <text:p>999</text:p>
          </table:table-cell>
          <table:table-cell table:formula="of:=[.K49]/[.$C49]" office:value-type="float" office:value="1.35918367346939" calcext:value-type="float">
            <text:p>1.3591836735</text:p>
          </table:table-cell>
          <table:table-cell/>
          <table:table-cell table:formula="of:=[.L49]+[.I49]+[.F49]" office:value-type="float" office:value="2.54829931972789" calcext:value-type="float">
            <text:p>2.5482993197</text:p>
          </table:table-cell>
          <table:table-cell table:formula="of:=[.N49]-[.N48]" office:value-type="float" office:value="0.0927437641723352" calcext:value-type="float">
            <text:p>0.0927437642</text:p>
          </table:table-cell>
          <table:table-cell table:formula="of:=[.E49]/([.E49]+[.H49]+[.K49])" office:value-type="float" office:value="0.00266951414842499" calcext:value-type="float">
            <text:p>0.0026695141</text:p>
          </table:table-cell>
          <table:table-cell table:formula="of:=[.E49]*100 + [.H49] * 100 + [.K49] * 200" office:value-type="float" office:value="287200" calcext:value-type="float">
            <text:p>287200</text:p>
          </table:table-cell>
          <table:table-cell table:formula="of:=[.Q49]-[.Q48]" office:value-type="float" office:value="17400" calcext:value-type="float">
            <text:p>17400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Sheet2.$C$6]*([.$A49]^3)+[Sheet2.$D$6]*([.$A49]^2)+[Sheet2.$E$6]*[.$A49]+[Sheet2.$B$6]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3" calcext:value-type="float">
            <text:p>673</text:p>
          </table:table-cell>
          <table:table-cell table:formula="of:=ROUND([Sheet2.$C$2]*[.A50]^3 +([Sheet2.$D$2]*[.A50]^2 + ([Sheet2.$E$2]*[.A50] + [Sheet2.$B$2])))" office:value-type="float" office:value="750" calcext:value-type="float">
            <text:p>750</text:p>
          </table:table-cell>
          <table:table-cell/>
          <table:table-cell table:formula="of:=MEDIAN(ROUND([Sheet2.$C$3]*[.$A50]^3+[Sheet2.$D$3]*[.$A50]^2+[Sheet2.$E$3]*[.$A50]+[Sheet2.$B$3]);5;100)" office:value-type="float" office:value="5" calcext:value-type="float">
            <text:p>5</text:p>
          </table:table-cell>
          <table:table-cell table:formula="of:=[.E50]/[.$C50]" office:value-type="float" office:value="0.00666666666666667" calcext:value-type="float">
            <text:p>0.0066666667</text:p>
          </table:table-cell>
          <table:table-cell/>
          <table:table-cell table:formula="of:=ROUND([Sheet2.$C$4]*[.$A50]^3 +([Sheet2.$D$4]*[.$A50]^2 + ([Sheet2.$E$4]*[.$A50] + [Sheet2.$B$4])))" office:value-type="float" office:value="905" calcext:value-type="float">
            <text:p>905</text:p>
          </table:table-cell>
          <table:table-cell table:formula="of:=[.H50]/[.$C50]" office:value-type="float" office:value="1.20666666666667" calcext:value-type="float">
            <text:p>1.2066666667</text:p>
          </table:table-cell>
          <table:table-cell/>
          <table:table-cell table:formula="of:=ROUND([Sheet2.$C$5]*[.$A50]^3 +([Sheet2.$D$5]*[.$A50]^2 + ([Sheet2.$E$5]*[.$A50] + [Sheet2.$B$5])))" office:value-type="float" office:value="1073" calcext:value-type="float">
            <text:p>1073</text:p>
          </table:table-cell>
          <table:table-cell table:formula="of:=[.K50]/[.$C50]" office:value-type="float" office:value="1.43066666666667" calcext:value-type="float">
            <text:p>1.4306666667</text:p>
          </table:table-cell>
          <table:table-cell/>
          <table:table-cell table:formula="of:=[.L50]+[.I50]+[.F50]" office:value-type="float" office:value="2.644" calcext:value-type="float">
            <text:p>2.644</text:p>
          </table:table-cell>
          <table:table-cell table:formula="of:=[.N50]-[.N49]" office:value-type="float" office:value="0.0957006802721092" calcext:value-type="float">
            <text:p>0.0957006803</text:p>
          </table:table-cell>
          <table:table-cell table:formula="of:=[.E50]/([.E50]+[.H50]+[.K50])" office:value-type="float" office:value="0.00252143217347453" calcext:value-type="float">
            <text:p>0.0025214322</text:p>
          </table:table-cell>
          <table:table-cell table:formula="of:=[.E50]*100 + [.H50] * 100 + [.K50] * 200" office:value-type="float" office:value="305600" calcext:value-type="float">
            <text:p>305600</text:p>
          </table:table-cell>
          <table:table-cell table:formula="of:=[.Q50]-[.Q49]" office:value-type="float" office:value="18400" calcext:value-type="float">
            <text:p>18400</text:p>
          </table:table-cell>
          <table:table-cell table:number-columns-repeated="2"/>
          <table:table-cell table:formula="of:=ROUND([Sheet2.$C$6]*([.$A50]^3)+[Sheet2.$D$6]*([.$A50]^2)+[Sheet2.$E$6]*[.$A50]+[Sheet2.$B$6]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74" calcext:value-type="float">
            <text:p>674</text:p>
          </table:table-cell>
          <table:table-cell table:formula="of:=ROUND([Sheet2.$C$2]*[.A51]^3 +([Sheet2.$D$2]*[.A51]^2 + ([Sheet2.$E$2]*[.A51] + [Sheet2.$B$2])))" office:value-type="float" office:value="765" calcext:value-type="float">
            <text:p>765</text:p>
          </table:table-cell>
          <table:table-cell/>
          <table:table-cell table:formula="of:=MEDIAN(ROUND([Sheet2.$C$3]*[.$A51]^3+[Sheet2.$D$3]*[.$A51]^2+[Sheet2.$E$3]*[.$A51]+[Sheet2.$B$3]);5;100)" office:value-type="float" office:value="5" calcext:value-type="float">
            <text:p>5</text:p>
          </table:table-cell>
          <table:table-cell table:formula="of:=[.E51]/[.$C51]" office:value-type="float" office:value="0.0065359477124183" calcext:value-type="float">
            <text:p>0.0065359477</text:p>
          </table:table-cell>
          <table:table-cell/>
          <table:table-cell table:formula="of:=ROUND([Sheet2.$C$4]*[.$A51]^3 +([Sheet2.$D$4]*[.$A51]^2 + ([Sheet2.$E$4]*[.$A51] + [Sheet2.$B$4])))" office:value-type="float" office:value="943" calcext:value-type="float">
            <text:p>943</text:p>
          </table:table-cell>
          <table:table-cell table:formula="of:=[.H51]/[.$C51]" office:value-type="float" office:value="1.23267973856209" calcext:value-type="float">
            <text:p>1.2326797386</text:p>
          </table:table-cell>
          <table:table-cell/>
          <table:table-cell table:formula="of:=ROUND([Sheet2.$C$5]*[.$A51]^3 +([Sheet2.$D$5]*[.$A51]^2 + ([Sheet2.$E$5]*[.$A51] + [Sheet2.$B$5])))" office:value-type="float" office:value="1149" calcext:value-type="float">
            <text:p>1149</text:p>
          </table:table-cell>
          <table:table-cell table:formula="of:=[.K51]/[.$C51]" office:value-type="float" office:value="1.50196078431373" calcext:value-type="float">
            <text:p>1.5019607843</text:p>
          </table:table-cell>
          <table:table-cell/>
          <table:table-cell table:formula="of:=[.L51]+[.I51]+[.F51]" office:value-type="float" office:value="2.74117647058824" calcext:value-type="float">
            <text:p>2.7411764706</text:p>
          </table:table-cell>
          <table:table-cell table:formula="of:=[.N51]-[.N50]" office:value-type="float" office:value="0.0971764705882352" calcext:value-type="float">
            <text:p>0.0971764706</text:p>
          </table:table-cell>
          <table:table-cell table:formula="of:=[.E51]/([.E51]+[.H51]+[.K51])" office:value-type="float" office:value="0.00238435860753457" calcext:value-type="float">
            <text:p>0.0023843586</text:p>
          </table:table-cell>
          <table:table-cell table:formula="of:=[.E51]*100 + [.H51] * 100 + [.K51] * 200" office:value-type="float" office:value="324600" calcext:value-type="float">
            <text:p>324600</text:p>
          </table:table-cell>
          <table:table-cell table:formula="of:=[.Q51]-[.Q50]" office:value-type="float" office:value="19000" calcext:value-type="float">
            <text:p>19000</text:p>
          </table:table-cell>
          <table:table-cell table:number-columns-repeated="2"/>
          <table:table-cell table:formula="of:=ROUND([Sheet2.$C$6]*([.$A51]^3)+[Sheet2.$D$6]*([.$A51]^2)+[Sheet2.$E$6]*[.$A51]+[Sheet2.$B$6]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5" calcext:value-type="float">
            <text:p>675</text:p>
          </table:table-cell>
          <table:table-cell table:formula="of:=ROUND([Sheet2.$C$2]*[.A52]^3 +([Sheet2.$D$2]*[.A52]^2 + ([Sheet2.$E$2]*[.A52] + [Sheet2.$B$2])))" office:value-type="float" office:value="780" calcext:value-type="float">
            <text:p>780</text:p>
          </table:table-cell>
          <table:table-cell/>
          <table:table-cell table:formula="of:=MEDIAN(ROUND([Sheet2.$C$3]*[.$A52]^3+[Sheet2.$D$3]*[.$A52]^2+[Sheet2.$E$3]*[.$A52]+[Sheet2.$B$3]);5;100)" office:value-type="float" office:value="5" calcext:value-type="float">
            <text:p>5</text:p>
          </table:table-cell>
          <table:table-cell table:formula="of:=[.E52]/[.$C52]" office:value-type="float" office:value="0.00641025641025641" calcext:value-type="float">
            <text:p>0.0064102564</text:p>
          </table:table-cell>
          <table:table-cell/>
          <table:table-cell table:formula="of:=ROUND([Sheet2.$C$4]*[.$A52]^3 +([Sheet2.$D$4]*[.$A52]^2 + ([Sheet2.$E$4]*[.$A52] + [Sheet2.$B$4])))" office:value-type="float" office:value="981" calcext:value-type="float">
            <text:p>981</text:p>
          </table:table-cell>
          <table:table-cell table:formula="of:=[.H52]/[.$C52]" office:value-type="float" office:value="1.25769230769231" calcext:value-type="float">
            <text:p>1.2576923077</text:p>
          </table:table-cell>
          <table:table-cell/>
          <table:table-cell table:formula="of:=ROUND([Sheet2.$C$5]*[.$A52]^3 +([Sheet2.$D$5]*[.$A52]^2 + ([Sheet2.$E$5]*[.$A52] + [Sheet2.$B$5])))" office:value-type="float" office:value="1230" calcext:value-type="float">
            <text:p>1230</text:p>
          </table:table-cell>
          <table:table-cell table:formula="of:=[.K52]/[.$C52]" office:value-type="float" office:value="1.57692307692308" calcext:value-type="float">
            <text:p>1.5769230769</text:p>
          </table:table-cell>
          <table:table-cell/>
          <table:table-cell table:formula="of:=[.L52]+[.I52]+[.F52]" office:value-type="float" office:value="2.84102564102564" calcext:value-type="float">
            <text:p>2.841025641</text:p>
          </table:table-cell>
          <table:table-cell table:formula="of:=[.N52]-[.N51]" office:value-type="float" office:value="0.0998491704374054" calcext:value-type="float">
            <text:p>0.0998491704</text:p>
          </table:table-cell>
          <table:table-cell table:formula="of:=[.E52]/([.E52]+[.H52]+[.K52])" office:value-type="float" office:value="0.00225631768953069" calcext:value-type="float">
            <text:p>0.0022563177</text:p>
          </table:table-cell>
          <table:table-cell table:formula="of:=[.E52]*100 + [.H52] * 100 + [.K52] * 200" office:value-type="float" office:value="344600" calcext:value-type="float">
            <text:p>344600</text:p>
          </table:table-cell>
          <table:table-cell table:formula="of:=[.Q52]-[.Q51]" office:value-type="float" office:value="20000" calcext:value-type="float">
            <text:p>20000</text:p>
          </table:table-cell>
          <table:table-cell table:number-columns-repeated="2"/>
          <table:table-cell table:formula="of:=ROUND([Sheet2.$C$6]*([.$A52]^3)+[Sheet2.$D$6]*([.$A52]^2)+[Sheet2.$E$6]*[.$A52]+[Sheet2.$B$6]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" calcext:value-type="float">
            <text:p>676</text:p>
          </table:table-cell>
          <table:table-cell table:formula="of:=ROUND([Sheet2.$C$2]*[.A53]^3 +([Sheet2.$D$2]*[.A53]^2 + ([Sheet2.$E$2]*[.A53] + [Sheet2.$B$2])))" office:value-type="float" office:value="795" calcext:value-type="float">
            <text:p>795</text:p>
          </table:table-cell>
          <table:table-cell/>
          <table:table-cell table:formula="of:=MEDIAN(ROUND([Sheet2.$C$3]*[.$A53]^3+[Sheet2.$D$3]*[.$A53]^2+[Sheet2.$E$3]*[.$A53]+[Sheet2.$B$3]);5;100)" office:value-type="float" office:value="5" calcext:value-type="float">
            <text:p>5</text:p>
          </table:table-cell>
          <table:table-cell table:formula="of:=[.E53]/[.$C53]" office:value-type="float" office:value="0.00628930817610063" calcext:value-type="float">
            <text:p>0.0062893082</text:p>
          </table:table-cell>
          <table:table-cell/>
          <table:table-cell table:formula="of:=ROUND([Sheet2.$C$4]*[.$A53]^3 +([Sheet2.$D$4]*[.$A53]^2 + ([Sheet2.$E$4]*[.$A53] + [Sheet2.$B$4])))" office:value-type="float" office:value="1020" calcext:value-type="float">
            <text:p>1020</text:p>
          </table:table-cell>
          <table:table-cell table:formula="of:=[.H53]/[.$C53]" office:value-type="float" office:value="1.28301886792453" calcext:value-type="float">
            <text:p>1.2830188679</text:p>
          </table:table-cell>
          <table:table-cell/>
          <table:table-cell table:formula="of:=ROUND([Sheet2.$C$5]*[.$A53]^3 +([Sheet2.$D$5]*[.$A53]^2 + ([Sheet2.$E$5]*[.$A53] + [Sheet2.$B$5])))" office:value-type="float" office:value="1314" calcext:value-type="float">
            <text:p>1314</text:p>
          </table:table-cell>
          <table:table-cell table:formula="of:=[.K53]/[.$C53]" office:value-type="float" office:value="1.65283018867925" calcext:value-type="float">
            <text:p>1.6528301887</text:p>
          </table:table-cell>
          <table:table-cell/>
          <table:table-cell table:formula="of:=[.L53]+[.I53]+[.F53]" office:value-type="float" office:value="2.94213836477987" calcext:value-type="float">
            <text:p>2.9421383648</text:p>
          </table:table-cell>
          <table:table-cell table:formula="of:=[.N53]-[.N52]" office:value-type="float" office:value="0.101112723754234" calcext:value-type="float">
            <text:p>0.1011127238</text:p>
          </table:table-cell>
          <table:table-cell table:formula="of:=[.E53]/([.E53]+[.H53]+[.K53])" office:value-type="float" office:value="0.00213766566908935" calcext:value-type="float">
            <text:p>0.0021376657</text:p>
          </table:table-cell>
          <table:table-cell table:formula="of:=[.E53]*100 + [.H53] * 100 + [.K53] * 200" office:value-type="float" office:value="365300" calcext:value-type="float">
            <text:p>365300</text:p>
          </table:table-cell>
          <table:table-cell table:formula="of:=[.Q53]-[.Q52]" office:value-type="float" office:value="20700" calcext:value-type="float">
            <text:p>20700</text:p>
          </table:table-cell>
          <table:table-cell table:number-columns-repeated="2"/>
          <table:table-cell table:formula="of:=ROUND([Sheet2.$C$6]*([.$A53]^3)+[Sheet2.$D$6]*([.$A53]^2)+[Sheet2.$E$6]*[.$A53]+[Sheet2.$B$6]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77" calcext:value-type="float">
            <text:p>677</text:p>
          </table:table-cell>
          <table:table-cell table:formula="of:=ROUND([Sheet2.$C$2]*[.A54]^3 +([Sheet2.$D$2]*[.A54]^2 + ([Sheet2.$E$2]*[.A54] + [Sheet2.$B$2])))" office:value-type="float" office:value="810" calcext:value-type="float">
            <text:p>810</text:p>
          </table:table-cell>
          <table:table-cell/>
          <table:table-cell table:formula="of:=MEDIAN(ROUND([Sheet2.$C$3]*[.$A54]^3+[Sheet2.$D$3]*[.$A54]^2+[Sheet2.$E$3]*[.$A54]+[Sheet2.$B$3]);5;100)" office:value-type="float" office:value="5" calcext:value-type="float">
            <text:p>5</text:p>
          </table:table-cell>
          <table:table-cell table:formula="of:=[.E54]/[.$C54]" office:value-type="float" office:value="0.00617283950617284" calcext:value-type="float">
            <text:p>0.0061728395</text:p>
          </table:table-cell>
          <table:table-cell/>
          <table:table-cell table:formula="of:=ROUND([Sheet2.$C$4]*[.$A54]^3 +([Sheet2.$D$4]*[.$A54]^2 + ([Sheet2.$E$4]*[.$A54] + [Sheet2.$B$4])))" office:value-type="float" office:value="1060" calcext:value-type="float">
            <text:p>1060</text:p>
          </table:table-cell>
          <table:table-cell table:formula="of:=[.H54]/[.$C54]" office:value-type="float" office:value="1.30864197530864" calcext:value-type="float">
            <text:p>1.3086419753</text:p>
          </table:table-cell>
          <table:table-cell/>
          <table:table-cell table:formula="of:=ROUND([Sheet2.$C$5]*[.$A54]^3 +([Sheet2.$D$5]*[.$A54]^2 + ([Sheet2.$E$5]*[.$A54] + [Sheet2.$B$5])))" office:value-type="float" office:value="1402" calcext:value-type="float">
            <text:p>1402</text:p>
          </table:table-cell>
          <table:table-cell table:formula="of:=[.K54]/[.$C54]" office:value-type="float" office:value="1.73086419753086" calcext:value-type="float">
            <text:p>1.7308641975</text:p>
          </table:table-cell>
          <table:table-cell/>
          <table:table-cell table:formula="of:=[.L54]+[.I54]+[.F54]" office:value-type="float" office:value="3.04567901234568" calcext:value-type="float">
            <text:p>3.0456790123</text:p>
          </table:table-cell>
          <table:table-cell table:formula="of:=[.N54]-[.N53]" office:value-type="float" office:value="0.103540647565805" calcext:value-type="float">
            <text:p>0.1035406476</text:p>
          </table:table-cell>
          <table:table-cell table:formula="of:=[.E54]/([.E54]+[.H54]+[.K54])" office:value-type="float" office:value="0.00202675314146737" calcext:value-type="float">
            <text:p>0.0020267531</text:p>
          </table:table-cell>
          <table:table-cell table:formula="of:=[.E54]*100 + [.H54] * 100 + [.K54] * 200" office:value-type="float" office:value="386900" calcext:value-type="float">
            <text:p>386900</text:p>
          </table:table-cell>
          <table:table-cell table:formula="of:=[.Q54]-[.Q53]" office:value-type="float" office:value="21600" calcext:value-type="float">
            <text:p>21600</text:p>
          </table:table-cell>
          <table:table-cell table:number-columns-repeated="2"/>
          <table:table-cell table:formula="of:=ROUND([Sheet2.$C$6]*([.$A54]^3)+[Sheet2.$D$6]*([.$A54]^2)+[Sheet2.$E$6]*[.$A54]+[Sheet2.$B$6]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78" calcext:value-type="float">
            <text:p>678</text:p>
          </table:table-cell>
          <table:table-cell table:formula="of:=ROUND([Sheet2.$C$2]*[.A55]^3 +([Sheet2.$D$2]*[.A55]^2 + ([Sheet2.$E$2]*[.A55] + [Sheet2.$B$2])))" office:value-type="float" office:value="825" calcext:value-type="float">
            <text:p>825</text:p>
          </table:table-cell>
          <table:table-cell/>
          <table:table-cell table:formula="of:=MEDIAN(ROUND([Sheet2.$C$3]*[.$A55]^3+[Sheet2.$D$3]*[.$A55]^2+[Sheet2.$E$3]*[.$A55]+[Sheet2.$B$3]);5;100)" office:value-type="float" office:value="5" calcext:value-type="float">
            <text:p>5</text:p>
          </table:table-cell>
          <table:table-cell table:formula="of:=[.E55]/[.$C55]" office:value-type="float" office:value="0.00606060606060606" calcext:value-type="float">
            <text:p>0.0060606061</text:p>
          </table:table-cell>
          <table:table-cell/>
          <table:table-cell table:formula="of:=ROUND([Sheet2.$C$4]*[.$A55]^3 +([Sheet2.$D$4]*[.$A55]^2 + ([Sheet2.$E$4]*[.$A55] + [Sheet2.$B$4])))" office:value-type="float" office:value="1100" calcext:value-type="float">
            <text:p>1100</text:p>
          </table:table-cell>
          <table:table-cell table:formula="of:=[.H55]/[.$C55]" office:value-type="float" office:value="1.33333333333333" calcext:value-type="float">
            <text:p>1.3333333333</text:p>
          </table:table-cell>
          <table:table-cell/>
          <table:table-cell table:formula="of:=ROUND([Sheet2.$C$5]*[.$A55]^3 +([Sheet2.$D$5]*[.$A55]^2 + ([Sheet2.$E$5]*[.$A55] + [Sheet2.$B$5])))" office:value-type="float" office:value="1495" calcext:value-type="float">
            <text:p>1495</text:p>
          </table:table-cell>
          <table:table-cell table:formula="of:=[.K55]/[.$C55]" office:value-type="float" office:value="1.81212121212121" calcext:value-type="float">
            <text:p>1.8121212121</text:p>
          </table:table-cell>
          <table:table-cell/>
          <table:table-cell table:formula="of:=[.L55]+[.I55]+[.F55]" office:value-type="float" office:value="3.15151515151515" calcext:value-type="float">
            <text:p>3.1515151515</text:p>
          </table:table-cell>
          <table:table-cell table:formula="of:=[.N55]-[.N54]" office:value-type="float" office:value="0.105836139169472" calcext:value-type="float">
            <text:p>0.1058361392</text:p>
          </table:table-cell>
          <table:table-cell table:formula="of:=[.E55]/([.E55]+[.H55]+[.K55])" office:value-type="float" office:value="0.00192307692307692" calcext:value-type="float">
            <text:p>0.0019230769</text:p>
          </table:table-cell>
          <table:table-cell table:formula="of:=[.E55]*100 + [.H55] * 100 + [.K55] * 200" office:value-type="float" office:value="409500" calcext:value-type="float">
            <text:p>409500</text:p>
          </table:table-cell>
          <table:table-cell table:formula="of:=[.Q55]-[.Q54]" office:value-type="float" office:value="22600" calcext:value-type="float">
            <text:p>22600</text:p>
          </table:table-cell>
          <table:table-cell table:number-columns-repeated="2"/>
          <table:table-cell table:formula="of:=ROUND([Sheet2.$C$6]*([.$A55]^3)+[Sheet2.$D$6]*([.$A55]^2)+[Sheet2.$E$6]*[.$A55]+[Sheet2.$B$6])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79" calcext:value-type="float">
            <text:p>679</text:p>
          </table:table-cell>
          <table:table-cell table:formula="of:=ROUND([Sheet2.$C$2]*[.A56]^3 +([Sheet2.$D$2]*[.A56]^2 + ([Sheet2.$E$2]*[.A56] + [Sheet2.$B$2])))" office:value-type="float" office:value="840" calcext:value-type="float">
            <text:p>840</text:p>
          </table:table-cell>
          <table:table-cell/>
          <table:table-cell table:formula="of:=MEDIAN(ROUND([Sheet2.$C$3]*[.$A56]^3+[Sheet2.$D$3]*[.$A56]^2+[Sheet2.$E$3]*[.$A56]+[Sheet2.$B$3]);5;100)" office:value-type="float" office:value="5" calcext:value-type="float">
            <text:p>5</text:p>
          </table:table-cell>
          <table:table-cell table:formula="of:=[.E56]/[.$C56]" office:value-type="float" office:value="0.00595238095238095" calcext:value-type="float">
            <text:p>0.005952381</text:p>
          </table:table-cell>
          <table:table-cell/>
          <table:table-cell table:formula="of:=ROUND([Sheet2.$C$4]*[.$A56]^3 +([Sheet2.$D$4]*[.$A56]^2 + ([Sheet2.$E$4]*[.$A56] + [Sheet2.$B$4])))" office:value-type="float" office:value="1141" calcext:value-type="float">
            <text:p>1141</text:p>
          </table:table-cell>
          <table:table-cell table:formula="of:=[.H56]/[.$C56]" office:value-type="float" office:value="1.35833333333333" calcext:value-type="float">
            <text:p>1.3583333333</text:p>
          </table:table-cell>
          <table:table-cell/>
          <table:table-cell table:formula="of:=ROUND([Sheet2.$C$5]*[.$A56]^3 +([Sheet2.$D$5]*[.$A56]^2 + ([Sheet2.$E$5]*[.$A56] + [Sheet2.$B$5])))" office:value-type="float" office:value="1591" calcext:value-type="float">
            <text:p>1591</text:p>
          </table:table-cell>
          <table:table-cell table:formula="of:=[.K56]/[.$C56]" office:value-type="float" office:value="1.89404761904762" calcext:value-type="float">
            <text:p>1.894047619</text:p>
          </table:table-cell>
          <table:table-cell/>
          <table:table-cell table:formula="of:=[.L56]+[.I56]+[.F56]" office:value-type="float" office:value="3.25833333333333" calcext:value-type="float">
            <text:p>3.2583333333</text:p>
          </table:table-cell>
          <table:table-cell table:formula="of:=[.N56]-[.N55]" office:value-type="float" office:value="0.106818181818182" calcext:value-type="float">
            <text:p>0.1068181818</text:p>
          </table:table-cell>
          <table:table-cell table:formula="of:=[.E56]/([.E56]+[.H56]+[.K56])" office:value-type="float" office:value="0.00182681768359518" calcext:value-type="float">
            <text:p>0.0018268177</text:p>
          </table:table-cell>
          <table:table-cell table:formula="of:=[.E56]*100 + [.H56] * 100 + [.K56] * 200" office:value-type="float" office:value="432800" calcext:value-type="float">
            <text:p>432800</text:p>
          </table:table-cell>
          <table:table-cell table:formula="of:=[.Q56]-[.Q55]" office:value-type="float" office:value="23300" calcext:value-type="float">
            <text:p>23300</text:p>
          </table:table-cell>
          <table:table-cell table:number-columns-repeated="2"/>
          <table:table-cell table:formula="of:=ROUND([Sheet2.$C$6]*([.$A56]^3)+[Sheet2.$D$6]*([.$A56]^2)+[Sheet2.$E$6]*[.$A56]+[Sheet2.$B$6]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80" calcext:value-type="float">
            <text:p>680</text:p>
          </table:table-cell>
          <table:table-cell table:formula="of:=ROUND([Sheet2.$C$2]*[.A57]^3 +([Sheet2.$D$2]*[.A57]^2 + ([Sheet2.$E$2]*[.A57] + [Sheet2.$B$2])))" office:value-type="float" office:value="855" calcext:value-type="float">
            <text:p>855</text:p>
          </table:table-cell>
          <table:table-cell/>
          <table:table-cell table:formula="of:=MEDIAN(ROUND([Sheet2.$C$3]*[.$A57]^3+[Sheet2.$D$3]*[.$A57]^2+[Sheet2.$E$3]*[.$A57]+[Sheet2.$B$3]);5;100)" office:value-type="float" office:value="5" calcext:value-type="float">
            <text:p>5</text:p>
          </table:table-cell>
          <table:table-cell table:formula="of:=[.E57]/[.$C57]" office:value-type="float" office:value="0.00584795321637427" calcext:value-type="float">
            <text:p>0.0058479532</text:p>
          </table:table-cell>
          <table:table-cell/>
          <table:table-cell table:formula="of:=ROUND([Sheet2.$C$4]*[.$A57]^3 +([Sheet2.$D$4]*[.$A57]^2 + ([Sheet2.$E$4]*[.$A57] + [Sheet2.$B$4])))" office:value-type="float" office:value="1183" calcext:value-type="float">
            <text:p>1183</text:p>
          </table:table-cell>
          <table:table-cell table:formula="of:=[.H57]/[.$C57]" office:value-type="float" office:value="1.38362573099415" calcext:value-type="float">
            <text:p>1.383625731</text:p>
          </table:table-cell>
          <table:table-cell/>
          <table:table-cell table:formula="of:=ROUND([Sheet2.$C$5]*[.$A57]^3 +([Sheet2.$D$5]*[.$A57]^2 + ([Sheet2.$E$5]*[.$A57] + [Sheet2.$B$5])))" office:value-type="float" office:value="1691" calcext:value-type="float">
            <text:p>1691</text:p>
          </table:table-cell>
          <table:table-cell table:formula="of:=[.K57]/[.$C57]" office:value-type="float" office:value="1.97777777777778" calcext:value-type="float">
            <text:p>1.9777777778</text:p>
          </table:table-cell>
          <table:table-cell/>
          <table:table-cell table:formula="of:=[.L57]+[.I57]+[.F57]" office:value-type="float" office:value="3.3672514619883" calcext:value-type="float">
            <text:p>3.367251462</text:p>
          </table:table-cell>
          <table:table-cell table:formula="of:=[.N57]-[.N56]" office:value-type="float" office:value="0.108918128654971" calcext:value-type="float">
            <text:p>0.1089181287</text:p>
          </table:table-cell>
          <table:table-cell table:formula="of:=[.E57]/([.E57]+[.H57]+[.K57])" office:value-type="float" office:value="0.00173671413685307" calcext:value-type="float">
            <text:p>0.0017367141</text:p>
          </table:table-cell>
          <table:table-cell table:formula="of:=[.E57]*100 + [.H57] * 100 + [.K57] * 200" office:value-type="float" office:value="457000" calcext:value-type="float">
            <text:p>457000</text:p>
          </table:table-cell>
          <table:table-cell table:formula="of:=[.Q57]-[.Q56]" office:value-type="float" office:value="24200" calcext:value-type="float">
            <text:p>24200</text:p>
          </table:table-cell>
          <table:table-cell table:number-columns-repeated="2"/>
          <table:table-cell table:formula="of:=ROUND([Sheet2.$C$6]*([.$A57]^3)+[Sheet2.$D$6]*([.$A57]^2)+[Sheet2.$E$6]*[.$A57]+[Sheet2.$B$6]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1" calcext:value-type="float">
            <text:p>681</text:p>
          </table:table-cell>
          <table:table-cell table:formula="of:=ROUND([Sheet2.$C$2]*[.A58]^3 +([Sheet2.$D$2]*[.A58]^2 + ([Sheet2.$E$2]*[.A58] + [Sheet2.$B$2])))" office:value-type="float" office:value="870" calcext:value-type="float">
            <text:p>870</text:p>
          </table:table-cell>
          <table:table-cell/>
          <table:table-cell table:formula="of:=MEDIAN(ROUND([Sheet2.$C$3]*[.$A58]^3+[Sheet2.$D$3]*[.$A58]^2+[Sheet2.$E$3]*[.$A58]+[Sheet2.$B$3]);5;100)" office:value-type="float" office:value="5" calcext:value-type="float">
            <text:p>5</text:p>
          </table:table-cell>
          <table:table-cell table:formula="of:=[.E58]/[.$C58]" office:value-type="float" office:value="0.00574712643678161" calcext:value-type="float">
            <text:p>0.0057471264</text:p>
          </table:table-cell>
          <table:table-cell/>
          <table:table-cell table:formula="of:=ROUND([Sheet2.$C$4]*[.$A58]^3 +([Sheet2.$D$4]*[.$A58]^2 + ([Sheet2.$E$4]*[.$A58] + [Sheet2.$B$4])))" office:value-type="float" office:value="1226" calcext:value-type="float">
            <text:p>1226</text:p>
          </table:table-cell>
          <table:table-cell table:formula="of:=[.H58]/[.$C58]" office:value-type="float" office:value="1.40919540229885" calcext:value-type="float">
            <text:p>1.4091954023</text:p>
          </table:table-cell>
          <table:table-cell/>
          <table:table-cell table:formula="of:=ROUND([Sheet2.$C$5]*[.$A58]^3 +([Sheet2.$D$5]*[.$A58]^2 + ([Sheet2.$E$5]*[.$A58] + [Sheet2.$B$5])))" office:value-type="float" office:value="1795" calcext:value-type="float">
            <text:p>1795</text:p>
          </table:table-cell>
          <table:table-cell table:formula="of:=[.K58]/[.$C58]" office:value-type="float" office:value="2.0632183908046" calcext:value-type="float">
            <text:p>2.0632183908</text:p>
          </table:table-cell>
          <table:table-cell/>
          <table:table-cell table:formula="of:=[.L58]+[.I58]+[.F58]" office:value-type="float" office:value="3.47816091954023" calcext:value-type="float">
            <text:p>3.4781609195</text:p>
          </table:table-cell>
          <table:table-cell table:formula="of:=[.N58]-[.N57]" office:value-type="float" office:value="0.110909457551926" calcext:value-type="float">
            <text:p>0.1109094576</text:p>
          </table:table-cell>
          <table:table-cell table:formula="of:=[.E58]/([.E58]+[.H58]+[.K58])" office:value-type="float" office:value="0.00165234633179114" calcext:value-type="float">
            <text:p>0.0016523463</text:p>
          </table:table-cell>
          <table:table-cell table:formula="of:=[.E58]*100 + [.H58] * 100 + [.K58] * 200" office:value-type="float" office:value="482100" calcext:value-type="float">
            <text:p>482100</text:p>
          </table:table-cell>
          <table:table-cell table:formula="of:=[.Q58]-[.Q57]" office:value-type="float" office:value="25100" calcext:value-type="float">
            <text:p>25100</text:p>
          </table:table-cell>
          <table:table-cell table:number-columns-repeated="2"/>
          <table:table-cell table:formula="of:=ROUND([Sheet2.$C$6]*([.$A58]^3)+[Sheet2.$D$6]*([.$A58]^2)+[Sheet2.$E$6]*[.$A58]+[Sheet2.$B$6])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82" calcext:value-type="float">
            <text:p>682</text:p>
          </table:table-cell>
          <table:table-cell table:formula="of:=ROUND([Sheet2.$C$2]*[.A59]^3 +([Sheet2.$D$2]*[.A59]^2 + ([Sheet2.$E$2]*[.A59] + [Sheet2.$B$2])))" office:value-type="float" office:value="885" calcext:value-type="float">
            <text:p>885</text:p>
          </table:table-cell>
          <table:table-cell/>
          <table:table-cell table:formula="of:=MEDIAN(ROUND([Sheet2.$C$3]*[.$A59]^3+[Sheet2.$D$3]*[.$A59]^2+[Sheet2.$E$3]*[.$A59]+[Sheet2.$B$3]);5;100)" office:value-type="float" office:value="5" calcext:value-type="float">
            <text:p>5</text:p>
          </table:table-cell>
          <table:table-cell table:formula="of:=[.E59]/[.$C59]" office:value-type="float" office:value="0.00564971751412429" calcext:value-type="float">
            <text:p>0.0056497175</text:p>
          </table:table-cell>
          <table:table-cell/>
          <table:table-cell table:formula="of:=ROUND([Sheet2.$C$4]*[.$A59]^3 +([Sheet2.$D$4]*[.$A59]^2 + ([Sheet2.$E$4]*[.$A59] + [Sheet2.$B$4])))" office:value-type="float" office:value="1270" calcext:value-type="float">
            <text:p>1270</text:p>
          </table:table-cell>
          <table:table-cell table:formula="of:=[.H59]/[.$C59]" office:value-type="float" office:value="1.43502824858757" calcext:value-type="float">
            <text:p>1.4350282486</text:p>
          </table:table-cell>
          <table:table-cell/>
          <table:table-cell table:formula="of:=ROUND([Sheet2.$C$5]*[.$A59]^3 +([Sheet2.$D$5]*[.$A59]^2 + ([Sheet2.$E$5]*[.$A59] + [Sheet2.$B$5])))" office:value-type="float" office:value="1904" calcext:value-type="float">
            <text:p>1904</text:p>
          </table:table-cell>
          <table:table-cell table:formula="of:=[.K59]/[.$C59]" office:value-type="float" office:value="2.15141242937853" calcext:value-type="float">
            <text:p>2.1514124294</text:p>
          </table:table-cell>
          <table:table-cell/>
          <table:table-cell table:formula="of:=[.L59]+[.I59]+[.F59]" office:value-type="float" office:value="3.59209039548023" calcext:value-type="float">
            <text:p>3.5920903955</text:p>
          </table:table-cell>
          <table:table-cell table:formula="of:=[.N59]-[.N58]" office:value-type="float" office:value="0.113929475939996" calcext:value-type="float">
            <text:p>0.1139294759</text:p>
          </table:table-cell>
          <table:table-cell table:formula="of:=[.E59]/([.E59]+[.H59]+[.K59])" office:value-type="float" office:value="0.00157282164202579" calcext:value-type="float">
            <text:p>0.0015728216</text:p>
          </table:table-cell>
          <table:table-cell table:formula="of:=[.E59]*100 + [.H59] * 100 + [.K59] * 200" office:value-type="float" office:value="508300" calcext:value-type="float">
            <text:p>508300</text:p>
          </table:table-cell>
          <table:table-cell table:formula="of:=[.Q59]-[.Q58]" office:value-type="float" office:value="26200" calcext:value-type="float">
            <text:p>26200</text:p>
          </table:table-cell>
          <table:table-cell table:number-columns-repeated="2"/>
          <table:table-cell table:formula="of:=ROUND([Sheet2.$C$6]*([.$A59]^3)+[Sheet2.$D$6]*([.$A59]^2)+[Sheet2.$E$6]*[.$A59]+[Sheet2.$B$6]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3" calcext:value-type="float">
            <text:p>683</text:p>
          </table:table-cell>
          <table:table-cell table:formula="of:=ROUND([Sheet2.$C$2]*[.A60]^3 +([Sheet2.$D$2]*[.A60]^2 + ([Sheet2.$E$2]*[.A60] + [Sheet2.$B$2])))" office:value-type="float" office:value="900" calcext:value-type="float">
            <text:p>900</text:p>
          </table:table-cell>
          <table:table-cell/>
          <table:table-cell table:formula="of:=MEDIAN(ROUND([Sheet2.$C$3]*[.$A60]^3+[Sheet2.$D$3]*[.$A60]^2+[Sheet2.$E$3]*[.$A60]+[Sheet2.$B$3]);5;100)" office:value-type="float" office:value="5" calcext:value-type="float">
            <text:p>5</text:p>
          </table:table-cell>
          <table:table-cell table:formula="of:=[.E60]/[.$C60]" office:value-type="float" office:value="0.00555555555555556" calcext:value-type="float">
            <text:p>0.0055555556</text:p>
          </table:table-cell>
          <table:table-cell/>
          <table:table-cell table:formula="of:=ROUND([Sheet2.$C$4]*[.$A60]^3 +([Sheet2.$D$4]*[.$A60]^2 + ([Sheet2.$E$4]*[.$A60] + [Sheet2.$B$4])))" office:value-type="float" office:value="1314" calcext:value-type="float">
            <text:p>1314</text:p>
          </table:table-cell>
          <table:table-cell table:formula="of:=[.H60]/[.$C60]" office:value-type="float" office:value="1.46" calcext:value-type="float">
            <text:p>1.46</text:p>
          </table:table-cell>
          <table:table-cell/>
          <table:table-cell table:formula="of:=ROUND([Sheet2.$C$5]*[.$A60]^3 +([Sheet2.$D$5]*[.$A60]^2 + ([Sheet2.$E$5]*[.$A60] + [Sheet2.$B$5])))" office:value-type="float" office:value="2017" calcext:value-type="float">
            <text:p>2017</text:p>
          </table:table-cell>
          <table:table-cell table:formula="of:=[.K60]/[.$C60]" office:value-type="float" office:value="2.24111111111111" calcext:value-type="float">
            <text:p>2.2411111111</text:p>
          </table:table-cell>
          <table:table-cell/>
          <table:table-cell table:formula="of:=[.L60]+[.I60]+[.F60]" office:value-type="float" office:value="3.70666666666667" calcext:value-type="float">
            <text:p>3.7066666667</text:p>
          </table:table-cell>
          <table:table-cell table:formula="of:=[.N60]-[.N59]" office:value-type="float" office:value="0.114576271186441" calcext:value-type="float">
            <text:p>0.1145762712</text:p>
          </table:table-cell>
          <table:table-cell table:formula="of:=[.E60]/([.E60]+[.H60]+[.K60])" office:value-type="float" office:value="0.00149880095923261" calcext:value-type="float">
            <text:p>0.001498801</text:p>
          </table:table-cell>
          <table:table-cell table:formula="of:=[.E60]*100 + [.H60] * 100 + [.K60] * 200" office:value-type="float" office:value="535300" calcext:value-type="float">
            <text:p>535300</text:p>
          </table:table-cell>
          <table:table-cell table:formula="of:=[.Q60]-[.Q59]" office:value-type="float" office:value="27000" calcext:value-type="float">
            <text:p>27000</text:p>
          </table:table-cell>
          <table:table-cell table:number-columns-repeated="2"/>
          <table:table-cell table:formula="of:=ROUND([Sheet2.$C$6]*([.$A60]^3)+[Sheet2.$D$6]*([.$A60]^2)+[Sheet2.$E$6]*[.$A60]+[Sheet2.$B$6])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84" calcext:value-type="float">
            <text:p>684</text:p>
          </table:table-cell>
          <table:table-cell table:formula="of:=ROUND([Sheet2.$C$2]*[.A61]^3 +([Sheet2.$D$2]*[.A61]^2 + ([Sheet2.$E$2]*[.A61] + [Sheet2.$B$2])))" office:value-type="float" office:value="915" calcext:value-type="float">
            <text:p>915</text:p>
          </table:table-cell>
          <table:table-cell/>
          <table:table-cell table:formula="of:=MEDIAN(ROUND([Sheet2.$C$3]*[.$A61]^3+[Sheet2.$D$3]*[.$A61]^2+[Sheet2.$E$3]*[.$A61]+[Sheet2.$B$3]);5;100)" office:value-type="float" office:value="5" calcext:value-type="float">
            <text:p>5</text:p>
          </table:table-cell>
          <table:table-cell table:formula="of:=[.E61]/[.$C61]" office:value-type="float" office:value="0.00546448087431694" calcext:value-type="float">
            <text:p>0.0054644809</text:p>
          </table:table-cell>
          <table:table-cell/>
          <table:table-cell table:formula="of:=ROUND([Sheet2.$C$4]*[.$A61]^3 +([Sheet2.$D$4]*[.$A61]^2 + ([Sheet2.$E$4]*[.$A61] + [Sheet2.$B$4])))" office:value-type="float" office:value="1359" calcext:value-type="float">
            <text:p>1359</text:p>
          </table:table-cell>
          <table:table-cell table:formula="of:=[.H61]/[.$C61]" office:value-type="float" office:value="1.48524590163934" calcext:value-type="float">
            <text:p>1.4852459016</text:p>
          </table:table-cell>
          <table:table-cell/>
          <table:table-cell table:formula="of:=ROUND([Sheet2.$C$5]*[.$A61]^3 +([Sheet2.$D$5]*[.$A61]^2 + ([Sheet2.$E$5]*[.$A61] + [Sheet2.$B$5])))" office:value-type="float" office:value="2135" calcext:value-type="float">
            <text:p>2135</text:p>
          </table:table-cell>
          <table:table-cell table:formula="of:=[.K61]/[.$C61]" office:value-type="float" office:value="2.33333333333333" calcext:value-type="float">
            <text:p>2.3333333333</text:p>
          </table:table-cell>
          <table:table-cell/>
          <table:table-cell table:formula="of:=[.L61]+[.I61]+[.F61]" office:value-type="float" office:value="3.82404371584699" calcext:value-type="float">
            <text:p>3.8240437158</text:p>
          </table:table-cell>
          <table:table-cell table:formula="of:=[.N61]-[.N60]" office:value-type="float" office:value="0.117377049180328" calcext:value-type="float">
            <text:p>0.1173770492</text:p>
          </table:table-cell>
          <table:table-cell table:formula="of:=[.E61]/([.E61]+[.H61]+[.K61])" office:value-type="float" office:value="0.00142897970848814" calcext:value-type="float">
            <text:p>0.0014289797</text:p>
          </table:table-cell>
          <table:table-cell table:formula="of:=[.E61]*100 + [.H61] * 100 + [.K61] * 200" office:value-type="float" office:value="563400" calcext:value-type="float">
            <text:p>563400</text:p>
          </table:table-cell>
          <table:table-cell table:formula="of:=[.Q61]-[.Q60]" office:value-type="float" office:value="28100" calcext:value-type="float">
            <text:p>28100</text:p>
          </table:table-cell>
          <table:table-cell table:number-columns-repeated="2"/>
          <table:table-cell table:formula="of:=ROUND([Sheet2.$C$6]*([.$A61]^3)+[Sheet2.$D$6]*([.$A61]^2)+[Sheet2.$E$6]*[.$A61]+[Sheet2.$B$6])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85" calcext:value-type="float">
            <text:p>685</text:p>
          </table:table-cell>
          <table:table-cell table:formula="of:=ROUND([Sheet2.$C$2]*[.A62]^3 +([Sheet2.$D$2]*[.A62]^2 + ([Sheet2.$E$2]*[.A62] + [Sheet2.$B$2])))" office:value-type="float" office:value="930" calcext:value-type="float">
            <text:p>930</text:p>
          </table:table-cell>
          <table:table-cell/>
          <table:table-cell table:formula="of:=MEDIAN(ROUND([Sheet2.$C$3]*[.$A62]^3+[Sheet2.$D$3]*[.$A62]^2+[Sheet2.$E$3]*[.$A62]+[Sheet2.$B$3]);5;100)" office:value-type="float" office:value="5" calcext:value-type="float">
            <text:p>5</text:p>
          </table:table-cell>
          <table:table-cell table:formula="of:=[.E62]/[.$C62]" office:value-type="float" office:value="0.00537634408602151" calcext:value-type="float">
            <text:p>0.0053763441</text:p>
          </table:table-cell>
          <table:table-cell/>
          <table:table-cell table:formula="of:=ROUND([Sheet2.$C$4]*[.$A62]^3 +([Sheet2.$D$4]*[.$A62]^2 + ([Sheet2.$E$4]*[.$A62] + [Sheet2.$B$4])))" office:value-type="float" office:value="1405" calcext:value-type="float">
            <text:p>1405</text:p>
          </table:table-cell>
          <table:table-cell table:formula="of:=[.H62]/[.$C62]" office:value-type="float" office:value="1.51075268817204" calcext:value-type="float">
            <text:p>1.5107526882</text:p>
          </table:table-cell>
          <table:table-cell/>
          <table:table-cell table:formula="of:=ROUND([Sheet2.$C$5]*[.$A62]^3 +([Sheet2.$D$5]*[.$A62]^2 + ([Sheet2.$E$5]*[.$A62] + [Sheet2.$B$5])))" office:value-type="float" office:value="2257" calcext:value-type="float">
            <text:p>2257</text:p>
          </table:table-cell>
          <table:table-cell table:formula="of:=[.K62]/[.$C62]" office:value-type="float" office:value="2.42688172043011" calcext:value-type="float">
            <text:p>2.4268817204</text:p>
          </table:table-cell>
          <table:table-cell/>
          <table:table-cell table:formula="of:=[.L62]+[.I62]+[.F62]" office:value-type="float" office:value="3.94301075268817" calcext:value-type="float">
            <text:p>3.9430107527</text:p>
          </table:table-cell>
          <table:table-cell table:formula="of:=[.N62]-[.N61]" office:value-type="float" office:value="0.118967036841178" calcext:value-type="float">
            <text:p>0.1189670368</text:p>
          </table:table-cell>
          <table:table-cell table:formula="of:=[.E62]/([.E62]+[.H62]+[.K62])" office:value-type="float" office:value="0.00136351240796291" calcext:value-type="float">
            <text:p>0.0013635124</text:p>
          </table:table-cell>
          <table:table-cell table:formula="of:=[.E62]*100 + [.H62] * 100 + [.K62] * 200" office:value-type="float" office:value="592400" calcext:value-type="float">
            <text:p>592400</text:p>
          </table:table-cell>
          <table:table-cell table:formula="of:=[.Q62]-[.Q61]" office:value-type="float" office:value="29000" calcext:value-type="float">
            <text:p>29000</text:p>
          </table:table-cell>
          <table:table-cell table:number-columns-repeated="2"/>
          <table:table-cell table:formula="of:=ROUND([Sheet2.$C$6]*([.$A62]^3)+[Sheet2.$D$6]*([.$A62]^2)+[Sheet2.$E$6]*[.$A62]+[Sheet2.$B$6]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6" calcext:value-type="float">
            <text:p>686</text:p>
          </table:table-cell>
          <table:table-cell table:formula="of:=ROUND([Sheet2.$C$2]*[.A63]^3 +([Sheet2.$D$2]*[.A63]^2 + ([Sheet2.$E$2]*[.A63] + [Sheet2.$B$2])))" office:value-type="float" office:value="945" calcext:value-type="float">
            <text:p>945</text:p>
          </table:table-cell>
          <table:table-cell/>
          <table:table-cell table:formula="of:=MEDIAN(ROUND([Sheet2.$C$3]*[.$A63]^3+[Sheet2.$D$3]*[.$A63]^2+[Sheet2.$E$3]*[.$A63]+[Sheet2.$B$3]);5;100)" office:value-type="float" office:value="5" calcext:value-type="float">
            <text:p>5</text:p>
          </table:table-cell>
          <table:table-cell table:formula="of:=[.E63]/[.$C63]" office:value-type="float" office:value="0.00529100529100529" calcext:value-type="float">
            <text:p>0.0052910053</text:p>
          </table:table-cell>
          <table:table-cell/>
          <table:table-cell table:formula="of:=ROUND([Sheet2.$C$4]*[.$A63]^3 +([Sheet2.$D$4]*[.$A63]^2 + ([Sheet2.$E$4]*[.$A63] + [Sheet2.$B$4])))" office:value-type="float" office:value="1451" calcext:value-type="float">
            <text:p>1451</text:p>
          </table:table-cell>
          <table:table-cell table:formula="of:=[.H63]/[.$C63]" office:value-type="float" office:value="1.53544973544974" calcext:value-type="float">
            <text:p>1.5354497354</text:p>
          </table:table-cell>
          <table:table-cell/>
          <table:table-cell table:formula="of:=ROUND([Sheet2.$C$5]*[.$A63]^3 +([Sheet2.$D$5]*[.$A63]^2 + ([Sheet2.$E$5]*[.$A63] + [Sheet2.$B$5])))" office:value-type="float" office:value="2384" calcext:value-type="float">
            <text:p>2384</text:p>
          </table:table-cell>
          <table:table-cell table:formula="of:=[.K63]/[.$C63]" office:value-type="float" office:value="2.52275132275132" calcext:value-type="float">
            <text:p>2.5227513228</text:p>
          </table:table-cell>
          <table:table-cell/>
          <table:table-cell table:formula="of:=[.L63]+[.I63]+[.F63]" office:value-type="float" office:value="4.06349206349206" calcext:value-type="float">
            <text:p>4.0634920635</text:p>
          </table:table-cell>
          <table:table-cell table:formula="of:=[.N63]-[.N62]" office:value-type="float" office:value="0.120481310803892" calcext:value-type="float">
            <text:p>0.1204813108</text:p>
          </table:table-cell>
          <table:table-cell table:formula="of:=[.E63]/([.E63]+[.H63]+[.K63])" office:value-type="float" office:value="0.00130208333333333" calcext:value-type="float">
            <text:p>0.0013020833</text:p>
          </table:table-cell>
          <table:table-cell table:formula="of:=[.E63]*100 + [.H63] * 100 + [.K63] * 200" office:value-type="float" office:value="622400" calcext:value-type="float">
            <text:p>622400</text:p>
          </table:table-cell>
          <table:table-cell table:formula="of:=[.Q63]-[.Q62]" office:value-type="float" office:value="30000" calcext:value-type="float">
            <text:p>30000</text:p>
          </table:table-cell>
          <table:table-cell table:number-columns-repeated="2"/>
          <table:table-cell table:formula="of:=ROUND([Sheet2.$C$6]*([.$A63]^3)+[Sheet2.$D$6]*([.$A63]^2)+[Sheet2.$E$6]*[.$A63]+[Sheet2.$B$6])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87" calcext:value-type="float">
            <text:p>687</text:p>
          </table:table-cell>
          <table:table-cell table:formula="of:=ROUND([Sheet2.$C$2]*[.A64]^3 +([Sheet2.$D$2]*[.A64]^2 + ([Sheet2.$E$2]*[.A64] + [Sheet2.$B$2])))" office:value-type="float" office:value="960" calcext:value-type="float">
            <text:p>960</text:p>
          </table:table-cell>
          <table:table-cell/>
          <table:table-cell table:formula="of:=MEDIAN(ROUND([Sheet2.$C$3]*[.$A64]^3+[Sheet2.$D$3]*[.$A64]^2+[Sheet2.$E$3]*[.$A64]+[Sheet2.$B$3]);5;100)" office:value-type="float" office:value="5" calcext:value-type="float">
            <text:p>5</text:p>
          </table:table-cell>
          <table:table-cell table:formula="of:=[.E64]/[.$C64]" office:value-type="float" office:value="0.00520833333333333" calcext:value-type="float">
            <text:p>0.0052083333</text:p>
          </table:table-cell>
          <table:table-cell/>
          <table:table-cell table:formula="of:=ROUND([Sheet2.$C$4]*[.$A64]^3 +([Sheet2.$D$4]*[.$A64]^2 + ([Sheet2.$E$4]*[.$A64] + [Sheet2.$B$4])))" office:value-type="float" office:value="1499" calcext:value-type="float">
            <text:p>1499</text:p>
          </table:table-cell>
          <table:table-cell table:formula="of:=[.H64]/[.$C64]" office:value-type="float" office:value="1.56145833333333" calcext:value-type="float">
            <text:p>1.5614583333</text:p>
          </table:table-cell>
          <table:table-cell/>
          <table:table-cell table:formula="of:=ROUND([Sheet2.$C$5]*[.$A64]^3 +([Sheet2.$D$5]*[.$A64]^2 + ([Sheet2.$E$5]*[.$A64] + [Sheet2.$B$5])))" office:value-type="float" office:value="2516" calcext:value-type="float">
            <text:p>2516</text:p>
          </table:table-cell>
          <table:table-cell table:formula="of:=[.K64]/[.$C64]" office:value-type="float" office:value="2.62083333333333" calcext:value-type="float">
            <text:p>2.6208333333</text:p>
          </table:table-cell>
          <table:table-cell/>
          <table:table-cell table:formula="of:=[.L64]+[.I64]+[.F64]" office:value-type="float" office:value="4.1875" calcext:value-type="float">
            <text:p>4.1875</text:p>
          </table:table-cell>
          <table:table-cell table:formula="of:=[.N64]-[.N63]" office:value-type="float" office:value="0.124007936507935" calcext:value-type="float">
            <text:p>0.1240079365</text:p>
          </table:table-cell>
          <table:table-cell table:formula="of:=[.E64]/([.E64]+[.H64]+[.K64])" office:value-type="float" office:value="0.00124378109452736" calcext:value-type="float">
            <text:p>0.0012437811</text:p>
          </table:table-cell>
          <table:table-cell table:formula="of:=[.E64]*100 + [.H64] * 100 + [.K64] * 200" office:value-type="float" office:value="653600" calcext:value-type="float">
            <text:p>653600</text:p>
          </table:table-cell>
          <table:table-cell table:formula="of:=[.Q64]-[.Q63]" office:value-type="float" office:value="31200" calcext:value-type="float">
            <text:p>31200</text:p>
          </table:table-cell>
          <table:table-cell table:number-columns-repeated="2"/>
          <table:table-cell table:formula="of:=ROUND([Sheet2.$C$6]*([.$A64]^3)+[Sheet2.$D$6]*([.$A64]^2)+[Sheet2.$E$6]*[.$A64]+[Sheet2.$B$6])"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8" calcext:value-type="float">
            <text:p>688</text:p>
          </table:table-cell>
          <table:table-cell table:formula="of:=ROUND([Sheet2.$C$2]*[.A65]^3 +([Sheet2.$D$2]*[.A65]^2 + ([Sheet2.$E$2]*[.A65] + [Sheet2.$B$2])))" office:value-type="float" office:value="975" calcext:value-type="float">
            <text:p>975</text:p>
          </table:table-cell>
          <table:table-cell/>
          <table:table-cell table:formula="of:=MEDIAN(ROUND([Sheet2.$C$3]*[.$A65]^3+[Sheet2.$D$3]*[.$A65]^2+[Sheet2.$E$3]*[.$A65]+[Sheet2.$B$3]);5;100)" office:value-type="float" office:value="5" calcext:value-type="float">
            <text:p>5</text:p>
          </table:table-cell>
          <table:table-cell table:formula="of:=[.E65]/[.$C65]" office:value-type="float" office:value="0.00512820512820513" calcext:value-type="float">
            <text:p>0.0051282051</text:p>
          </table:table-cell>
          <table:table-cell/>
          <table:table-cell table:formula="of:=ROUND([Sheet2.$C$4]*[.$A65]^3 +([Sheet2.$D$4]*[.$A65]^2 + ([Sheet2.$E$4]*[.$A65] + [Sheet2.$B$4])))" office:value-type="float" office:value="1547" calcext:value-type="float">
            <text:p>1547</text:p>
          </table:table-cell>
          <table:table-cell table:formula="of:=[.H65]/[.$C65]" office:value-type="float" office:value="1.58666666666667" calcext:value-type="float">
            <text:p>1.5866666667</text:p>
          </table:table-cell>
          <table:table-cell/>
          <table:table-cell table:formula="of:=ROUND([Sheet2.$C$5]*[.$A65]^3 +([Sheet2.$D$5]*[.$A65]^2 + ([Sheet2.$E$5]*[.$A65] + [Sheet2.$B$5])))" office:value-type="float" office:value="2652" calcext:value-type="float">
            <text:p>2652</text:p>
          </table:table-cell>
          <table:table-cell table:formula="of:=[.K65]/[.$C65]" office:value-type="float" office:value="2.72" calcext:value-type="float">
            <text:p>2.72</text:p>
          </table:table-cell>
          <table:table-cell/>
          <table:table-cell table:formula="of:=[.L65]+[.I65]+[.F65]" office:value-type="float" office:value="4.31179487179487" calcext:value-type="float">
            <text:p>4.3117948718</text:p>
          </table:table-cell>
          <table:table-cell table:formula="of:=[.N65]-[.N64]" office:value-type="float" office:value="0.124294871794873" calcext:value-type="float">
            <text:p>0.1242948718</text:p>
          </table:table-cell>
          <table:table-cell table:formula="of:=[.E65]/([.E65]+[.H65]+[.K65])" office:value-type="float" office:value="0.00118934348239772" calcext:value-type="float">
            <text:p>0.0011893435</text:p>
          </table:table-cell>
          <table:table-cell table:formula="of:=[.E65]*100 + [.H65] * 100 + [.K65] * 200" office:value-type="float" office:value="685600" calcext:value-type="float">
            <text:p>685600</text:p>
          </table:table-cell>
          <table:table-cell table:formula="of:=[.Q65]-[.Q64]" office:value-type="float" office:value="32000" calcext:value-type="float">
            <text:p>32000</text:p>
          </table:table-cell>
          <table:table-cell table:number-columns-repeated="2"/>
          <table:table-cell table:formula="of:=ROUND([Sheet2.$C$6]*([.$A65]^3)+[Sheet2.$D$6]*([.$A65]^2)+[Sheet2.$E$6]*[.$A65]+[Sheet2.$B$6])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89" calcext:value-type="float">
            <text:p>689</text:p>
          </table:table-cell>
          <table:table-cell table:formula="of:=ROUND([Sheet2.$C$2]*[.A66]^3 +([Sheet2.$D$2]*[.A66]^2 + ([Sheet2.$E$2]*[.A66] + [Sheet2.$B$2])))" office:value-type="float" office:value="990" calcext:value-type="float">
            <text:p>990</text:p>
          </table:table-cell>
          <table:table-cell/>
          <table:table-cell table:formula="of:=MEDIAN(ROUND([Sheet2.$C$3]*[.$A66]^3+[Sheet2.$D$3]*[.$A66]^2+[Sheet2.$E$3]*[.$A66]+[Sheet2.$B$3]);5;100)" office:value-type="float" office:value="5" calcext:value-type="float">
            <text:p>5</text:p>
          </table:table-cell>
          <table:table-cell table:formula="of:=[.E66]/[.$C66]" office:value-type="float" office:value="0.00505050505050505" calcext:value-type="float">
            <text:p>0.0050505051</text:p>
          </table:table-cell>
          <table:table-cell/>
          <table:table-cell table:formula="of:=ROUND([Sheet2.$C$4]*[.$A66]^3 +([Sheet2.$D$4]*[.$A66]^2 + ([Sheet2.$E$4]*[.$A66] + [Sheet2.$B$4])))" office:value-type="float" office:value="1596" calcext:value-type="float">
            <text:p>1596</text:p>
          </table:table-cell>
          <table:table-cell table:formula="of:=[.H66]/[.$C66]" office:value-type="float" office:value="1.61212121212121" calcext:value-type="float">
            <text:p>1.6121212121</text:p>
          </table:table-cell>
          <table:table-cell/>
          <table:table-cell table:formula="of:=ROUND([Sheet2.$C$5]*[.$A66]^3 +([Sheet2.$D$5]*[.$A66]^2 + ([Sheet2.$E$5]*[.$A66] + [Sheet2.$B$5])))" office:value-type="float" office:value="2793" calcext:value-type="float">
            <text:p>2793</text:p>
          </table:table-cell>
          <table:table-cell table:formula="of:=[.K66]/[.$C66]" office:value-type="float" office:value="2.82121212121212" calcext:value-type="float">
            <text:p>2.8212121212</text:p>
          </table:table-cell>
          <table:table-cell/>
          <table:table-cell table:formula="of:=[.L66]+[.I66]+[.F66]" office:value-type="float" office:value="4.43838383838384" calcext:value-type="float">
            <text:p>4.4383838384</text:p>
          </table:table-cell>
          <table:table-cell table:formula="of:=[.N66]-[.N65]" office:value-type="float" office:value="0.126588966588967" calcext:value-type="float">
            <text:p>0.1265889666</text:p>
          </table:table-cell>
          <table:table-cell table:formula="of:=[.E66]/([.E66]+[.H66]+[.K66])" office:value-type="float" office:value="0.00113791533909877" calcext:value-type="float">
            <text:p>0.0011379153</text:p>
          </table:table-cell>
          <table:table-cell table:formula="of:=[.E66]*100 + [.H66] * 100 + [.K66] * 200" office:value-type="float" office:value="718700" calcext:value-type="float">
            <text:p>718700</text:p>
          </table:table-cell>
          <table:table-cell table:formula="of:=[.Q66]-[.Q65]" office:value-type="float" office:value="33100" calcext:value-type="float">
            <text:p>33100</text:p>
          </table:table-cell>
          <table:table-cell table:number-columns-repeated="2"/>
          <table:table-cell table:formula="of:=ROUND([Sheet2.$C$6]*([.$A66]^3)+[Sheet2.$D$6]*([.$A66]^2)+[Sheet2.$E$6]*[.$A66]+[Sheet2.$B$6])"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0" calcext:value-type="float">
            <text:p>690</text:p>
          </table:table-cell>
          <table:table-cell table:formula="of:=ROUND([Sheet2.$C$2]*[.A67]^3 +([Sheet2.$D$2]*[.A67]^2 + ([Sheet2.$E$2]*[.A67] + [Sheet2.$B$2])))" office:value-type="float" office:value="1005" calcext:value-type="float">
            <text:p>1005</text:p>
          </table:table-cell>
          <table:table-cell/>
          <table:table-cell table:formula="of:=MEDIAN(ROUND([Sheet2.$C$3]*[.$A67]^3+[Sheet2.$D$3]*[.$A67]^2+[Sheet2.$E$3]*[.$A67]+[Sheet2.$B$3]);5;100)" office:value-type="float" office:value="5" calcext:value-type="float">
            <text:p>5</text:p>
          </table:table-cell>
          <table:table-cell table:formula="of:=[.E67]/[.$C67]" office:value-type="float" office:value="0.00497512437810945" calcext:value-type="float">
            <text:p>0.0049751244</text:p>
          </table:table-cell>
          <table:table-cell/>
          <table:table-cell table:formula="of:=ROUND([Sheet2.$C$4]*[.$A67]^3 +([Sheet2.$D$4]*[.$A67]^2 + ([Sheet2.$E$4]*[.$A67] + [Sheet2.$B$4])))" office:value-type="float" office:value="1646" calcext:value-type="float">
            <text:p>1646</text:p>
          </table:table-cell>
          <table:table-cell table:formula="of:=[.H67]/[.$C67]" office:value-type="float" office:value="1.63781094527363" calcext:value-type="float">
            <text:p>1.6378109453</text:p>
          </table:table-cell>
          <table:table-cell/>
          <table:table-cell table:formula="of:=ROUND([Sheet2.$C$5]*[.$A67]^3 +([Sheet2.$D$5]*[.$A67]^2 + ([Sheet2.$E$5]*[.$A67] + [Sheet2.$B$5])))" office:value-type="float" office:value="2940" calcext:value-type="float">
            <text:p>2940</text:p>
          </table:table-cell>
          <table:table-cell table:formula="of:=[.K67]/[.$C67]" office:value-type="float" office:value="2.92537313432836" calcext:value-type="float">
            <text:p>2.9253731343</text:p>
          </table:table-cell>
          <table:table-cell/>
          <table:table-cell table:formula="of:=[.L67]+[.I67]+[.F67]" office:value-type="float" office:value="4.5681592039801" calcext:value-type="float">
            <text:p>4.568159204</text:p>
          </table:table-cell>
          <table:table-cell table:formula="of:=[.N67]-[.N66]" office:value-type="float" office:value="0.129775365596261" calcext:value-type="float">
            <text:p>0.1297753656</text:p>
          </table:table-cell>
          <table:table-cell table:formula="of:=[.E67]/([.E67]+[.H67]+[.K67])" office:value-type="float" office:value="0.00108908734480505" calcext:value-type="float">
            <text:p>0.0010890873</text:p>
          </table:table-cell>
          <table:table-cell table:formula="of:=[.E67]*100 + [.H67] * 100 + [.K67] * 200" office:value-type="float" office:value="753100" calcext:value-type="float">
            <text:p>753100</text:p>
          </table:table-cell>
          <table:table-cell table:formula="of:=[.Q67]-[.Q66]" office:value-type="float" office:value="34400" calcext:value-type="float">
            <text:p>34400</text:p>
          </table:table-cell>
          <table:table-cell table:number-columns-repeated="2"/>
          <table:table-cell table:formula="of:=ROUND([Sheet2.$C$6]*([.$A67]^3)+[Sheet2.$D$6]*([.$A67]^2)+[Sheet2.$E$6]*[.$A67]+[Sheet2.$B$6])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1" calcext:value-type="float">
            <text:p>691</text:p>
          </table:table-cell>
          <table:table-cell table:formula="of:=ROUND([Sheet2.$C$2]*[.A68]^3 +([Sheet2.$D$2]*[.A68]^2 + ([Sheet2.$E$2]*[.A68] + [Sheet2.$B$2])))" office:value-type="float" office:value="1020" calcext:value-type="float">
            <text:p>1020</text:p>
          </table:table-cell>
          <table:table-cell/>
          <table:table-cell table:formula="of:=MEDIAN(ROUND([Sheet2.$C$3]*[.$A68]^3+[Sheet2.$D$3]*[.$A68]^2+[Sheet2.$E$3]*[.$A68]+[Sheet2.$B$3]);5;100)" office:value-type="float" office:value="5" calcext:value-type="float">
            <text:p>5</text:p>
          </table:table-cell>
          <table:table-cell table:formula="of:=[.E68]/[.$C68]" office:value-type="float" office:value="0.00490196078431373" calcext:value-type="float">
            <text:p>0.0049019608</text:p>
          </table:table-cell>
          <table:table-cell/>
          <table:table-cell table:formula="of:=ROUND([Sheet2.$C$4]*[.$A68]^3 +([Sheet2.$D$4]*[.$A68]^2 + ([Sheet2.$E$4]*[.$A68] + [Sheet2.$B$4])))" office:value-type="float" office:value="1696" calcext:value-type="float">
            <text:p>1696</text:p>
          </table:table-cell>
          <table:table-cell table:formula="of:=[.H68]/[.$C68]" office:value-type="float" office:value="1.66274509803922" calcext:value-type="float">
            <text:p>1.662745098</text:p>
          </table:table-cell>
          <table:table-cell/>
          <table:table-cell table:formula="of:=ROUND([Sheet2.$C$5]*[.$A68]^3 +([Sheet2.$D$5]*[.$A68]^2 + ([Sheet2.$E$5]*[.$A68] + [Sheet2.$B$5])))" office:value-type="float" office:value="3091" calcext:value-type="float">
            <text:p>3091</text:p>
          </table:table-cell>
          <table:table-cell table:formula="of:=[.K68]/[.$C68]" office:value-type="float" office:value="3.03039215686274" calcext:value-type="float">
            <text:p>3.0303921569</text:p>
          </table:table-cell>
          <table:table-cell/>
          <table:table-cell table:formula="of:=[.L68]+[.I68]+[.F68]" office:value-type="float" office:value="4.69803921568628" calcext:value-type="float">
            <text:p>4.6980392157</text:p>
          </table:table-cell>
          <table:table-cell table:formula="of:=[.N68]-[.N67]" office:value-type="float" office:value="0.129880011706175" calcext:value-type="float">
            <text:p>0.1298800117</text:p>
          </table:table-cell>
          <table:table-cell table:formula="of:=[.E68]/([.E68]+[.H68]+[.K68])" office:value-type="float" office:value="0.00104340567612688" calcext:value-type="float">
            <text:p>0.0010434057</text:p>
          </table:table-cell>
          <table:table-cell table:formula="of:=[.E68]*100 + [.H68] * 100 + [.K68] * 200" office:value-type="float" office:value="788300" calcext:value-type="float">
            <text:p>788300</text:p>
          </table:table-cell>
          <table:table-cell table:formula="of:=[.Q68]-[.Q67]" office:value-type="float" office:value="35200" calcext:value-type="float">
            <text:p>35200</text:p>
          </table:table-cell>
          <table:table-cell table:number-columns-repeated="2"/>
          <table:table-cell table:formula="of:=ROUND([Sheet2.$C$6]*([.$A68]^3)+[Sheet2.$D$6]*([.$A68]^2)+[Sheet2.$E$6]*[.$A68]+[Sheet2.$B$6])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2" calcext:value-type="float">
            <text:p>692</text:p>
          </table:table-cell>
          <table:table-cell table:formula="of:=ROUND([Sheet2.$C$2]*[.A69]^3 +([Sheet2.$D$2]*[.A69]^2 + ([Sheet2.$E$2]*[.A69] + [Sheet2.$B$2])))" office:value-type="float" office:value="1035" calcext:value-type="float">
            <text:p>1035</text:p>
          </table:table-cell>
          <table:table-cell/>
          <table:table-cell table:formula="of:=MEDIAN(ROUND([Sheet2.$C$3]*[.$A69]^3+[Sheet2.$D$3]*[.$A69]^2+[Sheet2.$E$3]*[.$A69]+[Sheet2.$B$3]);5;100)" office:value-type="float" office:value="5" calcext:value-type="float">
            <text:p>5</text:p>
          </table:table-cell>
          <table:table-cell table:formula="of:=[.E69]/[.$C69]" office:value-type="float" office:value="0.00483091787439613" calcext:value-type="float">
            <text:p>0.0048309179</text:p>
          </table:table-cell>
          <table:table-cell/>
          <table:table-cell table:formula="of:=ROUND([Sheet2.$C$4]*[.$A69]^3 +([Sheet2.$D$4]*[.$A69]^2 + ([Sheet2.$E$4]*[.$A69] + [Sheet2.$B$4])))" office:value-type="float" office:value="1747" calcext:value-type="float">
            <text:p>1747</text:p>
          </table:table-cell>
          <table:table-cell table:formula="of:=[.H69]/[.$C69]" office:value-type="float" office:value="1.68792270531401" calcext:value-type="float">
            <text:p>1.6879227053</text:p>
          </table:table-cell>
          <table:table-cell/>
          <table:table-cell table:formula="of:=ROUND([Sheet2.$C$5]*[.$A69]^3 +([Sheet2.$D$5]*[.$A69]^2 + ([Sheet2.$E$5]*[.$A69] + [Sheet2.$B$5])))" office:value-type="float" office:value="3248" calcext:value-type="float">
            <text:p>3248</text:p>
          </table:table-cell>
          <table:table-cell table:formula="of:=[.K69]/[.$C69]" office:value-type="float" office:value="3.13816425120773" calcext:value-type="float">
            <text:p>3.1381642512</text:p>
          </table:table-cell>
          <table:table-cell/>
          <table:table-cell table:formula="of:=[.L69]+[.I69]+[.F69]" office:value-type="float" office:value="4.83091787439614" calcext:value-type="float">
            <text:p>4.8309178744</text:p>
          </table:table-cell>
          <table:table-cell table:formula="of:=[.N69]-[.N68]" office:value-type="float" office:value="0.132878658709861" calcext:value-type="float">
            <text:p>0.1328786587</text:p>
          </table:table-cell>
          <table:table-cell table:formula="of:=[.E69]/([.E69]+[.H69]+[.K69])" office:value-type="float" office:value="0.001" calcext:value-type="float">
            <text:p>0.001</text:p>
          </table:table-cell>
          <table:table-cell table:formula="of:=[.E69]*100 + [.H69] * 100 + [.K69] * 200" office:value-type="float" office:value="824800" calcext:value-type="float">
            <text:p>824800</text:p>
          </table:table-cell>
          <table:table-cell table:formula="of:=[.Q69]-[.Q68]" office:value-type="float" office:value="36500" calcext:value-type="float">
            <text:p>36500</text:p>
          </table:table-cell>
          <table:table-cell table:number-columns-repeated="2"/>
          <table:table-cell table:formula="of:=ROUND([Sheet2.$C$6]*([.$A69]^3)+[Sheet2.$D$6]*([.$A69]^2)+[Sheet2.$E$6]*[.$A69]+[Sheet2.$B$6])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3" calcext:value-type="float">
            <text:p>693</text:p>
          </table:table-cell>
          <table:table-cell table:formula="of:=ROUND([Sheet2.$C$2]*[.A70]^3 +([Sheet2.$D$2]*[.A70]^2 + ([Sheet2.$E$2]*[.A70] + [Sheet2.$B$2])))" office:value-type="float" office:value="1050" calcext:value-type="float">
            <text:p>1050</text:p>
          </table:table-cell>
          <table:table-cell/>
          <table:table-cell table:formula="of:=MEDIAN(ROUND([Sheet2.$C$3]*[.$A70]^3+[Sheet2.$D$3]*[.$A70]^2+[Sheet2.$E$3]*[.$A70]+[Sheet2.$B$3]);5;100)" office:value-type="float" office:value="5" calcext:value-type="float">
            <text:p>5</text:p>
          </table:table-cell>
          <table:table-cell table:formula="of:=[.E70]/[.$C70]" office:value-type="float" office:value="0.00476190476190476" calcext:value-type="float">
            <text:p>0.0047619048</text:p>
          </table:table-cell>
          <table:table-cell/>
          <table:table-cell table:formula="of:=ROUND([Sheet2.$C$4]*[.$A70]^3 +([Sheet2.$D$4]*[.$A70]^2 + ([Sheet2.$E$4]*[.$A70] + [Sheet2.$B$4])))" office:value-type="float" office:value="1799" calcext:value-type="float">
            <text:p>1799</text:p>
          </table:table-cell>
          <table:table-cell table:formula="of:=[.H70]/[.$C70]" office:value-type="float" office:value="1.71333333333333" calcext:value-type="float">
            <text:p>1.7133333333</text:p>
          </table:table-cell>
          <table:table-cell/>
          <table:table-cell table:formula="of:=ROUND([Sheet2.$C$5]*[.$A70]^3 +([Sheet2.$D$5]*[.$A70]^2 + ([Sheet2.$E$5]*[.$A70] + [Sheet2.$B$5])))" office:value-type="float" office:value="3409" calcext:value-type="float">
            <text:p>3409</text:p>
          </table:table-cell>
          <table:table-cell table:formula="of:=[.K70]/[.$C70]" office:value-type="float" office:value="3.24666666666667" calcext:value-type="float">
            <text:p>3.2466666667</text:p>
          </table:table-cell>
          <table:table-cell/>
          <table:table-cell table:formula="of:=[.L70]+[.I70]+[.F70]" office:value-type="float" office:value="4.96476190476191" calcext:value-type="float">
            <text:p>4.9647619048</text:p>
          </table:table-cell>
          <table:table-cell table:formula="of:=[.N70]-[.N69]" office:value-type="float" office:value="0.133844030365769" calcext:value-type="float">
            <text:p>0.1338440304</text:p>
          </table:table-cell>
          <table:table-cell table:formula="of:=[.E70]/([.E70]+[.H70]+[.K70])" office:value-type="float" office:value="0.000959140610013428" calcext:value-type="float">
            <text:p>0.0009591406</text:p>
          </table:table-cell>
          <table:table-cell table:formula="of:=[.E70]*100 + [.H70] * 100 + [.K70] * 200" office:value-type="float" office:value="862200" calcext:value-type="float">
            <text:p>862200</text:p>
          </table:table-cell>
          <table:table-cell table:formula="of:=[.Q70]-[.Q69]" office:value-type="float" office:value="37400" calcext:value-type="float">
            <text:p>37400</text:p>
          </table:table-cell>
          <table:table-cell table:number-columns-repeated="2"/>
          <table:table-cell table:formula="of:=ROUND([Sheet2.$C$6]*([.$A70]^3)+[Sheet2.$D$6]*([.$A70]^2)+[Sheet2.$E$6]*[.$A70]+[Sheet2.$B$6])"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4" calcext:value-type="float">
            <text:p>694</text:p>
          </table:table-cell>
          <table:table-cell table:formula="of:=ROUND([Sheet2.$C$2]*[.A71]^3 +([Sheet2.$D$2]*[.A71]^2 + ([Sheet2.$E$2]*[.A71] + [Sheet2.$B$2])))" office:value-type="float" office:value="1065" calcext:value-type="float">
            <text:p>1065</text:p>
          </table:table-cell>
          <table:table-cell/>
          <table:table-cell table:formula="of:=MEDIAN(ROUND([Sheet2.$C$3]*[.$A71]^3+[Sheet2.$D$3]*[.$A71]^2+[Sheet2.$E$3]*[.$A71]+[Sheet2.$B$3]);5;100)" office:value-type="float" office:value="5" calcext:value-type="float">
            <text:p>5</text:p>
          </table:table-cell>
          <table:table-cell table:formula="of:=[.E71]/[.$C71]" office:value-type="float" office:value="0.00469483568075117" calcext:value-type="float">
            <text:p>0.0046948357</text:p>
          </table:table-cell>
          <table:table-cell/>
          <table:table-cell table:formula="of:=ROUND([Sheet2.$C$4]*[.$A71]^3 +([Sheet2.$D$4]*[.$A71]^2 + ([Sheet2.$E$4]*[.$A71] + [Sheet2.$B$4])))" office:value-type="float" office:value="1852" calcext:value-type="float">
            <text:p>1852</text:p>
          </table:table-cell>
          <table:table-cell table:formula="of:=[.H71]/[.$C71]" office:value-type="float" office:value="1.73896713615023" calcext:value-type="float">
            <text:p>1.7389671362</text:p>
          </table:table-cell>
          <table:table-cell/>
          <table:table-cell table:formula="of:=ROUND([Sheet2.$C$5]*[.$A71]^3 +([Sheet2.$D$5]*[.$A71]^2 + ([Sheet2.$E$5]*[.$A71] + [Sheet2.$B$5])))" office:value-type="float" office:value="3577" calcext:value-type="float">
            <text:p>3577</text:p>
          </table:table-cell>
          <table:table-cell table:formula="of:=[.K71]/[.$C71]" office:value-type="float" office:value="3.35868544600939" calcext:value-type="float">
            <text:p>3.358685446</text:p>
          </table:table-cell>
          <table:table-cell/>
          <table:table-cell table:formula="of:=[.L71]+[.I71]+[.F71]" office:value-type="float" office:value="5.10234741784038" calcext:value-type="float">
            <text:p>5.1023474178</text:p>
          </table:table-cell>
          <table:table-cell table:formula="of:=[.N71]-[.N70]" office:value-type="float" office:value="0.137585513078471" calcext:value-type="float">
            <text:p>0.1375855131</text:p>
          </table:table-cell>
          <table:table-cell table:formula="of:=[.E71]/([.E71]+[.H71]+[.K71])" office:value-type="float" office:value="0.000920132499079868" calcext:value-type="float">
            <text:p>0.0009201325</text:p>
          </table:table-cell>
          <table:table-cell table:formula="of:=[.E71]*100 + [.H71] * 100 + [.K71] * 200" office:value-type="float" office:value="901100" calcext:value-type="float">
            <text:p>901100</text:p>
          </table:table-cell>
          <table:table-cell table:formula="of:=[.Q71]-[.Q70]" office:value-type="float" office:value="38900" calcext:value-type="float">
            <text:p>38900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Sheet2.$C$6]*([.$A71]^3)+[Sheet2.$D$6]*([.$A71]^2)+[Sheet2.$E$6]*[.$A71]+[Sheet2.$B$6])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5" calcext:value-type="float">
            <text:p>695</text:p>
          </table:table-cell>
          <table:table-cell table:formula="of:=ROUND([Sheet2.$C$2]*[.A72]^3 +([Sheet2.$D$2]*[.A72]^2 + ([Sheet2.$E$2]*[.A72] + [Sheet2.$B$2])))" office:value-type="float" office:value="1080" calcext:value-type="float">
            <text:p>1080</text:p>
          </table:table-cell>
          <table:table-cell/>
          <table:table-cell table:formula="of:=MEDIAN(ROUND([Sheet2.$C$3]*[.$A72]^3+[Sheet2.$D$3]*[.$A72]^2+[Sheet2.$E$3]*[.$A72]+[Sheet2.$B$3]);5;100)" office:value-type="float" office:value="5" calcext:value-type="float">
            <text:p>5</text:p>
          </table:table-cell>
          <table:table-cell table:formula="of:=[.E72]/[.$C72]" office:value-type="float" office:value="0.00462962962962963" calcext:value-type="float">
            <text:p>0.0046296296</text:p>
          </table:table-cell>
          <table:table-cell/>
          <table:table-cell table:formula="of:=ROUND([Sheet2.$C$4]*[.$A72]^3 +([Sheet2.$D$4]*[.$A72]^2 + ([Sheet2.$E$4]*[.$A72] + [Sheet2.$B$4])))" office:value-type="float" office:value="1905" calcext:value-type="float">
            <text:p>1905</text:p>
          </table:table-cell>
          <table:table-cell table:formula="of:=[.H72]/[.$C72]" office:value-type="float" office:value="1.76388888888889" calcext:value-type="float">
            <text:p>1.7638888889</text:p>
          </table:table-cell>
          <table:table-cell/>
          <table:table-cell table:formula="of:=ROUND([Sheet2.$C$5]*[.$A72]^3 +([Sheet2.$D$5]*[.$A72]^2 + ([Sheet2.$E$5]*[.$A72] + [Sheet2.$B$5])))" office:value-type="float" office:value="3749" calcext:value-type="float">
            <text:p>3749</text:p>
          </table:table-cell>
          <table:table-cell table:formula="of:=[.K72]/[.$C72]" office:value-type="float" office:value="3.4712962962963" calcext:value-type="float">
            <text:p>3.4712962963</text:p>
          </table:table-cell>
          <table:table-cell/>
          <table:table-cell table:formula="of:=[.L72]+[.I72]+[.F72]" office:value-type="float" office:value="5.23981481481482" calcext:value-type="float">
            <text:p>5.2398148148</text:p>
          </table:table-cell>
          <table:table-cell table:formula="of:=[.N72]-[.N71]" office:value-type="float" office:value="0.137467396974439" calcext:value-type="float">
            <text:p>0.137467397</text:p>
          </table:table-cell>
          <table:table-cell table:formula="of:=[.E72]/([.E72]+[.H72]+[.K72])" office:value-type="float" office:value="0.000883548330093656" calcext:value-type="float">
            <text:p>0.0008835483</text:p>
          </table:table-cell>
          <table:table-cell table:formula="of:=[.E72]*100 + [.H72] * 100 + [.K72] * 200" office:value-type="float" office:value="940800" calcext:value-type="float">
            <text:p>940800</text:p>
          </table:table-cell>
          <table:table-cell table:formula="of:=[.Q72]-[.Q71]" office:value-type="float" office:value="39700" calcext:value-type="float">
            <text:p>39700</text:p>
          </table:table-cell>
          <table:table-cell table:number-columns-repeated="2"/>
          <table:table-cell table:formula="of:=ROUND([Sheet2.$C$6]*([.$A72]^3)+[Sheet2.$D$6]*([.$A72]^2)+[Sheet2.$E$6]*[.$A72]+[Sheet2.$B$6])"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6" calcext:value-type="float">
            <text:p>696</text:p>
          </table:table-cell>
          <table:table-cell table:formula="of:=ROUND([Sheet2.$C$2]*[.A73]^3 +([Sheet2.$D$2]*[.A73]^2 + ([Sheet2.$E$2]*[.A73] + [Sheet2.$B$2])))" office:value-type="float" office:value="1095" calcext:value-type="float">
            <text:p>1095</text:p>
          </table:table-cell>
          <table:table-cell/>
          <table:table-cell table:formula="of:=MEDIAN(ROUND([Sheet2.$C$3]*[.$A73]^3+[Sheet2.$D$3]*[.$A73]^2+[Sheet2.$E$3]*[.$A73]+[Sheet2.$B$3]);5;100)" office:value-type="float" office:value="5" calcext:value-type="float">
            <text:p>5</text:p>
          </table:table-cell>
          <table:table-cell table:formula="of:=[.E73]/[.$C73]" office:value-type="float" office:value="0.0045662100456621" calcext:value-type="float">
            <text:p>0.00456621</text:p>
          </table:table-cell>
          <table:table-cell/>
          <table:table-cell table:formula="of:=ROUND([Sheet2.$C$4]*[.$A73]^3 +([Sheet2.$D$4]*[.$A73]^2 + ([Sheet2.$E$4]*[.$A73] + [Sheet2.$B$4])))" office:value-type="float" office:value="1959" calcext:value-type="float">
            <text:p>1959</text:p>
          </table:table-cell>
          <table:table-cell table:formula="of:=[.H73]/[.$C73]" office:value-type="float" office:value="1.78904109589041" calcext:value-type="float">
            <text:p>1.7890410959</text:p>
          </table:table-cell>
          <table:table-cell/>
          <table:table-cell table:formula="of:=ROUND([Sheet2.$C$5]*[.$A73]^3 +([Sheet2.$D$5]*[.$A73]^2 + ([Sheet2.$E$5]*[.$A73] + [Sheet2.$B$5])))" office:value-type="float" office:value="3927" calcext:value-type="float">
            <text:p>3927</text:p>
          </table:table-cell>
          <table:table-cell table:formula="of:=[.K73]/[.$C73]" office:value-type="float" office:value="3.58630136986301" calcext:value-type="float">
            <text:p>3.5863013699</text:p>
          </table:table-cell>
          <table:table-cell/>
          <table:table-cell table:formula="of:=[.L73]+[.I73]+[.F73]" office:value-type="float" office:value="5.37990867579909" calcext:value-type="float">
            <text:p>5.3799086758</text:p>
          </table:table-cell>
          <table:table-cell table:formula="of:=[.N73]-[.N72]" office:value-type="float" office:value="0.140093860984273" calcext:value-type="float">
            <text:p>0.140093861</text:p>
          </table:table-cell>
          <table:table-cell table:formula="of:=[.E73]/([.E73]+[.H73]+[.K73])" office:value-type="float" office:value="0.000848752334068919" calcext:value-type="float">
            <text:p>0.0008487523</text:p>
          </table:table-cell>
          <table:table-cell table:formula="of:=[.E73]*100 + [.H73] * 100 + [.K73] * 200" office:value-type="float" office:value="981800" calcext:value-type="float">
            <text:p>981800</text:p>
          </table:table-cell>
          <table:table-cell table:formula="of:=[.Q73]-[.Q72]" office:value-type="float" office:value="41000" calcext:value-type="float">
            <text:p>41000</text:p>
          </table:table-cell>
          <table:table-cell table:number-columns-repeated="2"/>
          <table:table-cell table:formula="of:=ROUND([Sheet2.$C$6]*([.$A73]^3)+[Sheet2.$D$6]*([.$A73]^2)+[Sheet2.$E$6]*[.$A73]+[Sheet2.$B$6])"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7" calcext:value-type="float">
            <text:p>697</text:p>
          </table:table-cell>
          <table:table-cell table:formula="of:=ROUND([Sheet2.$C$2]*[.A74]^3 +([Sheet2.$D$2]*[.A74]^2 + ([Sheet2.$E$2]*[.A74] + [Sheet2.$B$2])))" office:value-type="float" office:value="1110" calcext:value-type="float">
            <text:p>1110</text:p>
          </table:table-cell>
          <table:table-cell/>
          <table:table-cell table:formula="of:=MEDIAN(ROUND([Sheet2.$C$3]*[.$A74]^3+[Sheet2.$D$3]*[.$A74]^2+[Sheet2.$E$3]*[.$A74]+[Sheet2.$B$3]);5;100)" office:value-type="float" office:value="5" calcext:value-type="float">
            <text:p>5</text:p>
          </table:table-cell>
          <table:table-cell table:formula="of:=[.E74]/[.$C74]" office:value-type="float" office:value="0.00450450450450451" calcext:value-type="float">
            <text:p>0.0045045045</text:p>
          </table:table-cell>
          <table:table-cell/>
          <table:table-cell table:formula="of:=ROUND([Sheet2.$C$4]*[.$A74]^3 +([Sheet2.$D$4]*[.$A74]^2 + ([Sheet2.$E$4]*[.$A74] + [Sheet2.$B$4])))" office:value-type="float" office:value="2014" calcext:value-type="float">
            <text:p>2014</text:p>
          </table:table-cell>
          <table:table-cell table:formula="of:=[.H74]/[.$C74]" office:value-type="float" office:value="1.81441441441441" calcext:value-type="float">
            <text:p>1.8144144144</text:p>
          </table:table-cell>
          <table:table-cell/>
          <table:table-cell table:formula="of:=ROUND([Sheet2.$C$5]*[.$A74]^3 +([Sheet2.$D$5]*[.$A74]^2 + ([Sheet2.$E$5]*[.$A74] + [Sheet2.$B$5])))" office:value-type="float" office:value="4111" calcext:value-type="float">
            <text:p>4111</text:p>
          </table:table-cell>
          <table:table-cell table:formula="of:=[.K74]/[.$C74]" office:value-type="float" office:value="3.7036036036036" calcext:value-type="float">
            <text:p>3.7036036036</text:p>
          </table:table-cell>
          <table:table-cell/>
          <table:table-cell table:formula="of:=[.L74]+[.I74]+[.F74]" office:value-type="float" office:value="5.52252252252252" calcext:value-type="float">
            <text:p>5.5225225225</text:p>
          </table:table-cell>
          <table:table-cell table:formula="of:=[.N74]-[.N73]" office:value-type="float" office:value="0.142613846723435" calcext:value-type="float">
            <text:p>0.1426138467</text:p>
          </table:table-cell>
          <table:table-cell table:formula="of:=[.E74]/([.E74]+[.H74]+[.K74])" office:value-type="float" office:value="0.000815660685154976" calcext:value-type="float">
            <text:p>0.0008156607</text:p>
          </table:table-cell>
          <table:table-cell table:formula="of:=[.E74]*100 + [.H74] * 100 + [.K74] * 200" office:value-type="float" office:value="1024100" calcext:value-type="float">
            <text:p>1024100</text:p>
          </table:table-cell>
          <table:table-cell table:formula="of:=[.Q74]-[.Q73]" office:value-type="float" office:value="42300" calcext:value-type="float">
            <text:p>42300</text:p>
          </table:table-cell>
          <table:table-cell table:number-columns-repeated="2"/>
          <table:table-cell table:formula="of:=ROUND([Sheet2.$C$6]*([.$A74]^3)+[Sheet2.$D$6]*([.$A74]^2)+[Sheet2.$E$6]*[.$A74]+[Sheet2.$B$6])"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8" calcext:value-type="float">
            <text:p>698</text:p>
          </table:table-cell>
          <table:table-cell table:formula="of:=ROUND([Sheet2.$C$2]*[.A75]^3 +([Sheet2.$D$2]*[.A75]^2 + ([Sheet2.$E$2]*[.A75] + [Sheet2.$B$2])))" office:value-type="float" office:value="1125" calcext:value-type="float">
            <text:p>1125</text:p>
          </table:table-cell>
          <table:table-cell/>
          <table:table-cell table:formula="of:=MEDIAN(ROUND([Sheet2.$C$3]*[.$A75]^3+[Sheet2.$D$3]*[.$A75]^2+[Sheet2.$E$3]*[.$A75]+[Sheet2.$B$3]);5;100)" office:value-type="float" office:value="5" calcext:value-type="float">
            <text:p>5</text:p>
          </table:table-cell>
          <table:table-cell table:formula="of:=[.E75]/[.$C75]" office:value-type="float" office:value="0.00444444444444444" calcext:value-type="float">
            <text:p>0.0044444444</text:p>
          </table:table-cell>
          <table:table-cell/>
          <table:table-cell table:formula="of:=ROUND([Sheet2.$C$4]*[.$A75]^3 +([Sheet2.$D$4]*[.$A75]^2 + ([Sheet2.$E$4]*[.$A75] + [Sheet2.$B$4])))" office:value-type="float" office:value="2070" calcext:value-type="float">
            <text:p>2070</text:p>
          </table:table-cell>
          <table:table-cell table:formula="of:=[.H75]/[.$C75]" office:value-type="float" office:value="1.84" calcext:value-type="float">
            <text:p>1.84</text:p>
          </table:table-cell>
          <table:table-cell/>
          <table:table-cell table:formula="of:=ROUND([Sheet2.$C$5]*[.$A75]^3 +([Sheet2.$D$5]*[.$A75]^2 + ([Sheet2.$E$5]*[.$A75] + [Sheet2.$B$5])))" office:value-type="float" office:value="4301" calcext:value-type="float">
            <text:p>4301</text:p>
          </table:table-cell>
          <table:table-cell table:formula="of:=[.K75]/[.$C75]" office:value-type="float" office:value="3.82311111111111" calcext:value-type="float">
            <text:p>3.8231111111</text:p>
          </table:table-cell>
          <table:table-cell/>
          <table:table-cell table:formula="of:=[.L75]+[.I75]+[.F75]" office:value-type="float" office:value="5.66755555555556" calcext:value-type="float">
            <text:p>5.6675555556</text:p>
          </table:table-cell>
          <table:table-cell table:formula="of:=[.N75]-[.N74]" office:value-type="float" office:value="0.145033033033033" calcext:value-type="float">
            <text:p>0.145033033</text:p>
          </table:table-cell>
          <table:table-cell table:formula="of:=[.E75]/([.E75]+[.H75]+[.K75])" office:value-type="float" office:value="0.000784190715181932" calcext:value-type="float">
            <text:p>0.0007841907</text:p>
          </table:table-cell>
          <table:table-cell table:formula="of:=[.E75]*100 + [.H75] * 100 + [.K75] * 200" office:value-type="float" office:value="1067700" calcext:value-type="float">
            <text:p>1067700</text:p>
          </table:table-cell>
          <table:table-cell table:formula="of:=[.Q75]-[.Q74]" office:value-type="float" office:value="43600" calcext:value-type="float">
            <text:p>43600</text:p>
          </table:table-cell>
          <table:table-cell table:number-columns-repeated="2"/>
          <table:table-cell table:formula="of:=ROUND([Sheet2.$C$6]*([.$A75]^3)+[Sheet2.$D$6]*([.$A75]^2)+[Sheet2.$E$6]*[.$A75]+[Sheet2.$B$6])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99" calcext:value-type="float">
            <text:p>699</text:p>
          </table:table-cell>
          <table:table-cell table:formula="of:=ROUND([Sheet2.$C$2]*[.A76]^3 +([Sheet2.$D$2]*[.A76]^2 + ([Sheet2.$E$2]*[.A76] + [Sheet2.$B$2])))" office:value-type="float" office:value="1140" calcext:value-type="float">
            <text:p>1140</text:p>
          </table:table-cell>
          <table:table-cell/>
          <table:table-cell table:formula="of:=MEDIAN(ROUND([Sheet2.$C$3]*[.$A76]^3+[Sheet2.$D$3]*[.$A76]^2+[Sheet2.$E$3]*[.$A76]+[Sheet2.$B$3]);5;100)" office:value-type="float" office:value="5" calcext:value-type="float">
            <text:p>5</text:p>
          </table:table-cell>
          <table:table-cell table:formula="of:=[.E76]/[.$C76]" office:value-type="float" office:value="0.0043859649122807" calcext:value-type="float">
            <text:p>0.0043859649</text:p>
          </table:table-cell>
          <table:table-cell/>
          <table:table-cell table:formula="of:=ROUND([Sheet2.$C$4]*[.$A76]^3 +([Sheet2.$D$4]*[.$A76]^2 + ([Sheet2.$E$4]*[.$A76] + [Sheet2.$B$4])))" office:value-type="float" office:value="2127" calcext:value-type="float">
            <text:p>2127</text:p>
          </table:table-cell>
          <table:table-cell table:formula="of:=[.H76]/[.$C76]" office:value-type="float" office:value="1.86578947368421" calcext:value-type="float">
            <text:p>1.8657894737</text:p>
          </table:table-cell>
          <table:table-cell/>
          <table:table-cell table:formula="of:=ROUND([Sheet2.$C$5]*[.$A76]^3 +([Sheet2.$D$5]*[.$A76]^2 + ([Sheet2.$E$5]*[.$A76] + [Sheet2.$B$5])))" office:value-type="float" office:value="4496" calcext:value-type="float">
            <text:p>4496</text:p>
          </table:table-cell>
          <table:table-cell table:formula="of:=[.K76]/[.$C76]" office:value-type="float" office:value="3.94385964912281" calcext:value-type="float">
            <text:p>3.9438596491</text:p>
          </table:table-cell>
          <table:table-cell/>
          <table:table-cell table:formula="of:=[.L76]+[.I76]+[.F76]" office:value-type="float" office:value="5.8140350877193" calcext:value-type="float">
            <text:p>5.8140350877</text:p>
          </table:table-cell>
          <table:table-cell table:formula="of:=[.N76]-[.N75]" office:value-type="float" office:value="0.146479532163743" calcext:value-type="float">
            <text:p>0.1464795322</text:p>
          </table:table-cell>
          <table:table-cell table:formula="of:=[.E76]/([.E76]+[.H76]+[.K76])" office:value-type="float" office:value="0.000754375377187689" calcext:value-type="float">
            <text:p>0.0007543754</text:p>
          </table:table-cell>
          <table:table-cell table:formula="of:=[.E76]*100 + [.H76] * 100 + [.K76] * 200" office:value-type="float" office:value="1112400" calcext:value-type="float">
            <text:p>1112400</text:p>
          </table:table-cell>
          <table:table-cell table:formula="of:=[.Q76]-[.Q75]" office:value-type="float" office:value="44700" calcext:value-type="float">
            <text:p>44700</text:p>
          </table:table-cell>
          <table:table-cell table:number-columns-repeated="2"/>
          <table:table-cell table:formula="of:=ROUND([Sheet2.$C$6]*([.$A76]^3)+[Sheet2.$D$6]*([.$A76]^2)+[Sheet2.$E$6]*[.$A76]+[Sheet2.$B$6])"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0" calcext:value-type="float">
            <text:p>700</text:p>
          </table:table-cell>
          <table:table-cell table:formula="of:=ROUND([Sheet2.$C$2]*[.A77]^3 +([Sheet2.$D$2]*[.A77]^2 + ([Sheet2.$E$2]*[.A77] + [Sheet2.$B$2])))" office:value-type="float" office:value="1155" calcext:value-type="float">
            <text:p>1155</text:p>
          </table:table-cell>
          <table:table-cell/>
          <table:table-cell table:formula="of:=MEDIAN(ROUND([Sheet2.$C$3]*[.$A77]^3+[Sheet2.$D$3]*[.$A77]^2+[Sheet2.$E$3]*[.$A77]+[Sheet2.$B$3]);5;100)" office:value-type="float" office:value="5" calcext:value-type="float">
            <text:p>5</text:p>
          </table:table-cell>
          <table:table-cell table:formula="of:=[.E77]/[.$C77]" office:value-type="float" office:value="0.00432900432900433" calcext:value-type="float">
            <text:p>0.0043290043</text:p>
          </table:table-cell>
          <table:table-cell/>
          <table:table-cell table:formula="of:=ROUND([Sheet2.$C$4]*[.$A77]^3 +([Sheet2.$D$4]*[.$A77]^2 + ([Sheet2.$E$4]*[.$A77] + [Sheet2.$B$4])))" office:value-type="float" office:value="2184" calcext:value-type="float">
            <text:p>2184</text:p>
          </table:table-cell>
          <table:table-cell table:formula="of:=[.H77]/[.$C77]" office:value-type="float" office:value="1.89090909090909" calcext:value-type="float">
            <text:p>1.8909090909</text:p>
          </table:table-cell>
          <table:table-cell/>
          <table:table-cell table:formula="of:=ROUND([Sheet2.$C$5]*[.$A77]^3 +([Sheet2.$D$5]*[.$A77]^2 + ([Sheet2.$E$5]*[.$A77] + [Sheet2.$B$5])))" office:value-type="float" office:value="4697" calcext:value-type="float">
            <text:p>4697</text:p>
          </table:table-cell>
          <table:table-cell table:formula="of:=[.K77]/[.$C77]" office:value-type="float" office:value="4.06666666666667" calcext:value-type="float">
            <text:p>4.0666666667</text:p>
          </table:table-cell>
          <table:table-cell/>
          <table:table-cell table:formula="of:=[.L77]+[.I77]+[.F77]" office:value-type="float" office:value="5.96190476190476" calcext:value-type="float">
            <text:p>5.9619047619</text:p>
          </table:table-cell>
          <table:table-cell table:formula="of:=[.N77]-[.N76]" office:value-type="float" office:value="0.147869674185463" calcext:value-type="float">
            <text:p>0.1478696742</text:p>
          </table:table-cell>
          <table:table-cell table:formula="of:=[.E77]/([.E77]+[.H77]+[.K77])" office:value-type="float" office:value="0.000726110949753122" calcext:value-type="float">
            <text:p>0.0007261109</text:p>
          </table:table-cell>
          <table:table-cell table:formula="of:=[.E77]*100 + [.H77] * 100 + [.K77] * 200" office:value-type="float" office:value="1158300" calcext:value-type="float">
            <text:p>1158300</text:p>
          </table:table-cell>
          <table:table-cell table:formula="of:=[.Q77]-[.Q76]" office:value-type="float" office:value="45900" calcext:value-type="float">
            <text:p>45900</text:p>
          </table:table-cell>
          <table:table-cell table:number-columns-repeated="2"/>
          <table:table-cell table:formula="of:=ROUND([Sheet2.$C$6]*([.$A77]^3)+[Sheet2.$D$6]*([.$A77]^2)+[Sheet2.$E$6]*[.$A77]+[Sheet2.$B$6])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1" calcext:value-type="float">
            <text:p>701</text:p>
          </table:table-cell>
          <table:table-cell table:formula="of:=ROUND([Sheet2.$C$2]*[.A78]^3 +([Sheet2.$D$2]*[.A78]^2 + ([Sheet2.$E$2]*[.A78] + [Sheet2.$B$2])))" office:value-type="float" office:value="1170" calcext:value-type="float">
            <text:p>1170</text:p>
          </table:table-cell>
          <table:table-cell/>
          <table:table-cell table:formula="of:=MEDIAN(ROUND([Sheet2.$C$3]*[.$A78]^3+[Sheet2.$D$3]*[.$A78]^2+[Sheet2.$E$3]*[.$A78]+[Sheet2.$B$3]);5;100)" office:value-type="float" office:value="5" calcext:value-type="float">
            <text:p>5</text:p>
          </table:table-cell>
          <table:table-cell table:formula="of:=[.E78]/[.$C78]" office:value-type="float" office:value="0.00427350427350427" calcext:value-type="float">
            <text:p>0.0042735043</text:p>
          </table:table-cell>
          <table:table-cell/>
          <table:table-cell table:formula="of:=ROUND([Sheet2.$C$4]*[.$A78]^3 +([Sheet2.$D$4]*[.$A78]^2 + ([Sheet2.$E$4]*[.$A78] + [Sheet2.$B$4])))" office:value-type="float" office:value="2242" calcext:value-type="float">
            <text:p>2242</text:p>
          </table:table-cell>
          <table:table-cell table:formula="of:=[.H78]/[.$C78]" office:value-type="float" office:value="1.91623931623932" calcext:value-type="float">
            <text:p>1.9162393162</text:p>
          </table:table-cell>
          <table:table-cell/>
          <table:table-cell table:formula="of:=ROUND([Sheet2.$C$5]*[.$A78]^3 +([Sheet2.$D$5]*[.$A78]^2 + ([Sheet2.$E$5]*[.$A78] + [Sheet2.$B$5])))" office:value-type="float" office:value="4904" calcext:value-type="float">
            <text:p>4904</text:p>
          </table:table-cell>
          <table:table-cell table:formula="of:=[.K78]/[.$C78]" office:value-type="float" office:value="4.19145299145299" calcext:value-type="float">
            <text:p>4.1914529915</text:p>
          </table:table-cell>
          <table:table-cell/>
          <table:table-cell table:formula="of:=[.L78]+[.I78]+[.F78]" office:value-type="float" office:value="6.11196581196581" calcext:value-type="float">
            <text:p>6.111965812</text:p>
          </table:table-cell>
          <table:table-cell table:formula="of:=[.N78]-[.N77]" office:value-type="float" office:value="0.150061050061051" calcext:value-type="float">
            <text:p>0.1500610501</text:p>
          </table:table-cell>
          <table:table-cell table:formula="of:=[.E78]/([.E78]+[.H78]+[.K78])" office:value-type="float" office:value="0.0006992029086841" calcext:value-type="float">
            <text:p>0.0006992029</text:p>
          </table:table-cell>
          <table:table-cell table:formula="of:=[.E78]*100 + [.H78] * 100 + [.K78] * 200" office:value-type="float" office:value="1205500" calcext:value-type="float">
            <text:p>1205500</text:p>
          </table:table-cell>
          <table:table-cell table:formula="of:=[.Q78]-[.Q77]" office:value-type="float" office:value="47200" calcext:value-type="float">
            <text:p>47200</text:p>
          </table:table-cell>
          <table:table-cell table:number-columns-repeated="2"/>
          <table:table-cell table:formula="of:=ROUND([Sheet2.$C$6]*([.$A78]^3)+[Sheet2.$D$6]*([.$A78]^2)+[Sheet2.$E$6]*[.$A78]+[Sheet2.$B$6])"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02" calcext:value-type="float">
            <text:p>702</text:p>
          </table:table-cell>
          <table:table-cell table:formula="of:=ROUND([Sheet2.$C$2]*[.A79]^3 +([Sheet2.$D$2]*[.A79]^2 + ([Sheet2.$E$2]*[.A79] + [Sheet2.$B$2])))" office:value-type="float" office:value="1185" calcext:value-type="float">
            <text:p>1185</text:p>
          </table:table-cell>
          <table:table-cell/>
          <table:table-cell table:formula="of:=MEDIAN(ROUND([Sheet2.$C$3]*[.$A79]^3+[Sheet2.$D$3]*[.$A79]^2+[Sheet2.$E$3]*[.$A79]+[Sheet2.$B$3]);5;100)" office:value-type="float" office:value="5" calcext:value-type="float">
            <text:p>5</text:p>
          </table:table-cell>
          <table:table-cell table:formula="of:=[.E79]/[.$C79]" office:value-type="float" office:value="0.00421940928270042" calcext:value-type="float">
            <text:p>0.0042194093</text:p>
          </table:table-cell>
          <table:table-cell/>
          <table:table-cell table:formula="of:=ROUND([Sheet2.$C$4]*[.$A79]^3 +([Sheet2.$D$4]*[.$A79]^2 + ([Sheet2.$E$4]*[.$A79] + [Sheet2.$B$4])))" office:value-type="float" office:value="2301" calcext:value-type="float">
            <text:p>2301</text:p>
          </table:table-cell>
          <table:table-cell table:formula="of:=[.H79]/[.$C79]" office:value-type="float" office:value="1.94177215189873" calcext:value-type="float">
            <text:p>1.9417721519</text:p>
          </table:table-cell>
          <table:table-cell/>
          <table:table-cell table:formula="of:=ROUND([Sheet2.$C$5]*[.$A79]^3 +([Sheet2.$D$5]*[.$A79]^2 + ([Sheet2.$E$5]*[.$A79] + [Sheet2.$B$5])))" office:value-type="float" office:value="5117" calcext:value-type="float">
            <text:p>5117</text:p>
          </table:table-cell>
          <table:table-cell table:formula="of:=[.K79]/[.$C79]" office:value-type="float" office:value="4.31814345991561" calcext:value-type="float">
            <text:p>4.3181434599</text:p>
          </table:table-cell>
          <table:table-cell/>
          <table:table-cell table:formula="of:=[.L79]+[.I79]+[.F79]" office:value-type="float" office:value="6.26413502109705" calcext:value-type="float">
            <text:p>6.2641350211</text:p>
          </table:table-cell>
          <table:table-cell table:formula="of:=[.N79]-[.N78]" office:value-type="float" office:value="0.152169209131233" calcext:value-type="float">
            <text:p>0.1521692091</text:p>
          </table:table-cell>
          <table:table-cell table:formula="of:=[.E79]/([.E79]+[.H79]+[.K79])" office:value-type="float" office:value="0.000673582109659167" calcext:value-type="float">
            <text:p>0.0006735821</text:p>
          </table:table-cell>
          <table:table-cell table:formula="of:=[.E79]*100 + [.H79] * 100 + [.K79] * 200" office:value-type="float" office:value="1254000" calcext:value-type="float">
            <text:p>1254000</text:p>
          </table:table-cell>
          <table:table-cell table:formula="of:=[.Q79]-[.Q78]" office:value-type="float" office:value="48500" calcext:value-type="float">
            <text:p>48500</text:p>
          </table:table-cell>
          <table:table-cell table:number-columns-repeated="2"/>
          <table:table-cell table:formula="of:=ROUND([Sheet2.$C$6]*([.$A79]^3)+[Sheet2.$D$6]*([.$A79]^2)+[Sheet2.$E$6]*[.$A79]+[Sheet2.$B$6])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03" calcext:value-type="float">
            <text:p>703</text:p>
          </table:table-cell>
          <table:table-cell table:formula="of:=ROUND([Sheet2.$C$2]*[.A80]^3 +([Sheet2.$D$2]*[.A80]^2 + ([Sheet2.$E$2]*[.A80] + [Sheet2.$B$2])))" office:value-type="float" office:value="1200" calcext:value-type="float">
            <text:p>1200</text:p>
          </table:table-cell>
          <table:table-cell/>
          <table:table-cell table:formula="of:=MEDIAN(ROUND([Sheet2.$C$3]*[.$A80]^3+[Sheet2.$D$3]*[.$A80]^2+[Sheet2.$E$3]*[.$A80]+[Sheet2.$B$3]);5;100)" office:value-type="float" office:value="5" calcext:value-type="float">
            <text:p>5</text:p>
          </table:table-cell>
          <table:table-cell table:formula="of:=[.E80]/[.$C80]" office:value-type="float" office:value="0.00416666666666667" calcext:value-type="float">
            <text:p>0.0041666667</text:p>
          </table:table-cell>
          <table:table-cell/>
          <table:table-cell table:formula="of:=ROUND([Sheet2.$C$4]*[.$A80]^3 +([Sheet2.$D$4]*[.$A80]^2 + ([Sheet2.$E$4]*[.$A80] + [Sheet2.$B$4])))" office:value-type="float" office:value="2361" calcext:value-type="float">
            <text:p>2361</text:p>
          </table:table-cell>
          <table:table-cell table:formula="of:=[.H80]/[.$C80]" office:value-type="float" office:value="1.9675" calcext:value-type="float">
            <text:p>1.9675</text:p>
          </table:table-cell>
          <table:table-cell/>
          <table:table-cell table:formula="of:=ROUND([Sheet2.$C$5]*[.$A80]^3 +([Sheet2.$D$5]*[.$A80]^2 + ([Sheet2.$E$5]*[.$A80] + [Sheet2.$B$5])))" office:value-type="float" office:value="5336" calcext:value-type="float">
            <text:p>5336</text:p>
          </table:table-cell>
          <table:table-cell table:formula="of:=[.K80]/[.$C80]" office:value-type="float" office:value="4.44666666666667" calcext:value-type="float">
            <text:p>4.4466666667</text:p>
          </table:table-cell>
          <table:table-cell/>
          <table:table-cell table:formula="of:=[.L80]+[.I80]+[.F80]" office:value-type="float" office:value="6.41833333333333" calcext:value-type="float">
            <text:p>6.4183333333</text:p>
          </table:table-cell>
          <table:table-cell table:formula="of:=[.N80]-[.N79]" office:value-type="float" office:value="0.154198312236288" calcext:value-type="float">
            <text:p>0.1541983122</text:p>
          </table:table-cell>
          <table:table-cell table:formula="of:=[.E80]/([.E80]+[.H80]+[.K80])" office:value-type="float" office:value="0.000649182030641392" calcext:value-type="float">
            <text:p>0.000649182</text:p>
          </table:table-cell>
          <table:table-cell table:formula="of:=[.E80]*100 + [.H80] * 100 + [.K80] * 200" office:value-type="float" office:value="1303800" calcext:value-type="float">
            <text:p>1303800</text:p>
          </table:table-cell>
          <table:table-cell table:formula="of:=[.Q80]-[.Q79]" office:value-type="float" office:value="49800" calcext:value-type="float">
            <text:p>49800</text:p>
          </table:table-cell>
          <table:table-cell table:number-columns-repeated="2"/>
          <table:table-cell table:formula="of:=ROUND([Sheet2.$C$6]*([.$A80]^3)+[Sheet2.$D$6]*([.$A80]^2)+[Sheet2.$E$6]*[.$A80]+[Sheet2.$B$6])"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4" calcext:value-type="float">
            <text:p>704</text:p>
          </table:table-cell>
          <table:table-cell table:formula="of:=ROUND([Sheet2.$C$2]*[.A81]^3 +([Sheet2.$D$2]*[.A81]^2 + ([Sheet2.$E$2]*[.A81] + [Sheet2.$B$2])))" office:value-type="float" office:value="1215" calcext:value-type="float">
            <text:p>1215</text:p>
          </table:table-cell>
          <table:table-cell/>
          <table:table-cell table:formula="of:=MEDIAN(ROUND([Sheet2.$C$3]*[.$A81]^3+[Sheet2.$D$3]*[.$A81]^2+[Sheet2.$E$3]*[.$A81]+[Sheet2.$B$3]);5;100)" office:value-type="float" office:value="5" calcext:value-type="float">
            <text:p>5</text:p>
          </table:table-cell>
          <table:table-cell table:formula="of:=[.E81]/[.$C81]" office:value-type="float" office:value="0.00411522633744856" calcext:value-type="float">
            <text:p>0.0041152263</text:p>
          </table:table-cell>
          <table:table-cell/>
          <table:table-cell table:formula="of:=ROUND([Sheet2.$C$4]*[.$A81]^3 +([Sheet2.$D$4]*[.$A81]^2 + ([Sheet2.$E$4]*[.$A81] + [Sheet2.$B$4])))" office:value-type="float" office:value="2421" calcext:value-type="float">
            <text:p>2421</text:p>
          </table:table-cell>
          <table:table-cell table:formula="of:=[.H81]/[.$C81]" office:value-type="float" office:value="1.99259259259259" calcext:value-type="float">
            <text:p>1.9925925926</text:p>
          </table:table-cell>
          <table:table-cell/>
          <table:table-cell table:formula="of:=ROUND([Sheet2.$C$5]*[.$A81]^3 +([Sheet2.$D$5]*[.$A81]^2 + ([Sheet2.$E$5]*[.$A81] + [Sheet2.$B$5])))" office:value-type="float" office:value="5562" calcext:value-type="float">
            <text:p>5562</text:p>
          </table:table-cell>
          <table:table-cell table:formula="of:=[.K81]/[.$C81]" office:value-type="float" office:value="4.57777777777778" calcext:value-type="float">
            <text:p>4.5777777778</text:p>
          </table:table-cell>
          <table:table-cell/>
          <table:table-cell table:formula="of:=[.L81]+[.I81]+[.F81]" office:value-type="float" office:value="6.57448559670782" calcext:value-type="float">
            <text:p>6.5744855967</text:p>
          </table:table-cell>
          <table:table-cell table:formula="of:=[.N81]-[.N80]" office:value-type="float" office:value="0.156152263374486" calcext:value-type="float">
            <text:p>0.1561522634</text:p>
          </table:table-cell>
          <table:table-cell table:formula="of:=[.E81]/([.E81]+[.H81]+[.K81])" office:value-type="float" office:value="0.000625938908362544" calcext:value-type="float">
            <text:p>0.0006259389</text:p>
          </table:table-cell>
          <table:table-cell table:formula="of:=[.E81]*100 + [.H81] * 100 + [.K81] * 200" office:value-type="float" office:value="1355000" calcext:value-type="float">
            <text:p>1355000</text:p>
          </table:table-cell>
          <table:table-cell table:formula="of:=[.Q81]-[.Q80]" office:value-type="float" office:value="51200" calcext:value-type="float">
            <text:p>51200</text:p>
          </table:table-cell>
          <table:table-cell table:number-columns-repeated="2"/>
          <table:table-cell table:formula="of:=ROUND([Sheet2.$C$6]*([.$A81]^3)+[Sheet2.$D$6]*([.$A81]^2)+[Sheet2.$E$6]*[.$A81]+[Sheet2.$B$6])"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5" calcext:value-type="float">
            <text:p>705</text:p>
          </table:table-cell>
          <table:table-cell table:formula="of:=ROUND([Sheet2.$C$2]*[.A82]^3 +([Sheet2.$D$2]*[.A82]^2 + ([Sheet2.$E$2]*[.A82] + [Sheet2.$B$2])))" office:value-type="float" office:value="1230" calcext:value-type="float">
            <text:p>1230</text:p>
          </table:table-cell>
          <table:table-cell/>
          <table:table-cell table:formula="of:=MEDIAN(ROUND([Sheet2.$C$3]*[.$A82]^3+[Sheet2.$D$3]*[.$A82]^2+[Sheet2.$E$3]*[.$A82]+[Sheet2.$B$3]);5;100)" office:value-type="float" office:value="5" calcext:value-type="float">
            <text:p>5</text:p>
          </table:table-cell>
          <table:table-cell table:formula="of:=[.E82]/[.$C82]" office:value-type="float" office:value="0.0040650406504065" calcext:value-type="float">
            <text:p>0.0040650407</text:p>
          </table:table-cell>
          <table:table-cell/>
          <table:table-cell table:formula="of:=ROUND([Sheet2.$C$4]*[.$A82]^3 +([Sheet2.$D$4]*[.$A82]^2 + ([Sheet2.$E$4]*[.$A82] + [Sheet2.$B$4])))" office:value-type="float" office:value="2482" calcext:value-type="float">
            <text:p>2482</text:p>
          </table:table-cell>
          <table:table-cell table:formula="of:=[.H82]/[.$C82]" office:value-type="float" office:value="2.01788617886179" calcext:value-type="float">
            <text:p>2.0178861789</text:p>
          </table:table-cell>
          <table:table-cell/>
          <table:table-cell table:formula="of:=ROUND([Sheet2.$C$5]*[.$A82]^3 +([Sheet2.$D$5]*[.$A82]^2 + ([Sheet2.$E$5]*[.$A82] + [Sheet2.$B$5])))" office:value-type="float" office:value="5794" calcext:value-type="float">
            <text:p>5794</text:p>
          </table:table-cell>
          <table:table-cell table:formula="of:=[.K82]/[.$C82]" office:value-type="float" office:value="4.71056910569106" calcext:value-type="float">
            <text:p>4.7105691057</text:p>
          </table:table-cell>
          <table:table-cell/>
          <table:table-cell table:formula="of:=[.L82]+[.I82]+[.F82]" office:value-type="float" office:value="6.73252032520325" calcext:value-type="float">
            <text:p>6.7325203252</text:p>
          </table:table-cell>
          <table:table-cell table:formula="of:=[.N82]-[.N81]" office:value-type="float" office:value="0.158034728495433" calcext:value-type="float">
            <text:p>0.1580347285</text:p>
          </table:table-cell>
          <table:table-cell table:formula="of:=[.E82]/([.E82]+[.H82]+[.K82])" office:value-type="float" office:value="0.000603791812583021" calcext:value-type="float">
            <text:p>0.0006037918</text:p>
          </table:table-cell>
          <table:table-cell table:formula="of:=[.E82]*100 + [.H82] * 100 + [.K82] * 200" office:value-type="float" office:value="1407500" calcext:value-type="float">
            <text:p>1407500</text:p>
          </table:table-cell>
          <table:table-cell table:formula="of:=[.Q82]-[.Q81]" office:value-type="float" office:value="52500" calcext:value-type="float">
            <text:p>52500</text:p>
          </table:table-cell>
          <table:table-cell table:number-columns-repeated="2"/>
          <table:table-cell table:formula="of:=ROUND([Sheet2.$C$6]*([.$A82]^3)+[Sheet2.$D$6]*([.$A82]^2)+[Sheet2.$E$6]*[.$A82]+[Sheet2.$B$6])"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06" calcext:value-type="float">
            <text:p>706</text:p>
          </table:table-cell>
          <table:table-cell table:formula="of:=ROUND([Sheet2.$C$2]*[.A83]^3 +([Sheet2.$D$2]*[.A83]^2 + ([Sheet2.$E$2]*[.A83] + [Sheet2.$B$2])))" office:value-type="float" office:value="1245" calcext:value-type="float">
            <text:p>1245</text:p>
          </table:table-cell>
          <table:table-cell/>
          <table:table-cell table:formula="of:=MEDIAN(ROUND([Sheet2.$C$3]*[.$A83]^3+[Sheet2.$D$3]*[.$A83]^2+[Sheet2.$E$3]*[.$A83]+[Sheet2.$B$3]);5;100)" office:value-type="float" office:value="5" calcext:value-type="float">
            <text:p>5</text:p>
          </table:table-cell>
          <table:table-cell table:formula="of:=[.E83]/[.$C83]" office:value-type="float" office:value="0.00401606425702811" calcext:value-type="float">
            <text:p>0.0040160643</text:p>
          </table:table-cell>
          <table:table-cell/>
          <table:table-cell table:formula="of:=ROUND([Sheet2.$C$4]*[.$A83]^3 +([Sheet2.$D$4]*[.$A83]^2 + ([Sheet2.$E$4]*[.$A83] + [Sheet2.$B$4])))" office:value-type="float" office:value="2544" calcext:value-type="float">
            <text:p>2544</text:p>
          </table:table-cell>
          <table:table-cell table:formula="of:=[.H83]/[.$C83]" office:value-type="float" office:value="2.0433734939759" calcext:value-type="float">
            <text:p>2.043373494</text:p>
          </table:table-cell>
          <table:table-cell/>
          <table:table-cell table:formula="of:=ROUND([Sheet2.$C$5]*[.$A83]^3 +([Sheet2.$D$5]*[.$A83]^2 + ([Sheet2.$E$5]*[.$A83] + [Sheet2.$B$5])))" office:value-type="float" office:value="6032" calcext:value-type="float">
            <text:p>6032</text:p>
          </table:table-cell>
          <table:table-cell table:formula="of:=[.K83]/[.$C83]" office:value-type="float" office:value="4.84497991967872" calcext:value-type="float">
            <text:p>4.8449799197</text:p>
          </table:table-cell>
          <table:table-cell/>
          <table:table-cell table:formula="of:=[.L83]+[.I83]+[.F83]" office:value-type="float" office:value="6.89236947791165" calcext:value-type="float">
            <text:p>6.8923694779</text:p>
          </table:table-cell>
          <table:table-cell table:formula="of:=[.N83]-[.N82]" office:value-type="float" office:value="0.159849152708395" calcext:value-type="float">
            <text:p>0.1598491527</text:p>
          </table:table-cell>
          <table:table-cell table:formula="of:=[.E83]/([.E83]+[.H83]+[.K83])" office:value-type="float" office:value="0.000582682671017364" calcext:value-type="float">
            <text:p>0.0005826827</text:p>
          </table:table-cell>
          <table:table-cell table:formula="of:=[.E83]*100 + [.H83] * 100 + [.K83] * 200" office:value-type="float" office:value="1461300" calcext:value-type="float">
            <text:p>1461300</text:p>
          </table:table-cell>
          <table:table-cell table:formula="of:=[.Q83]-[.Q82]" office:value-type="float" office:value="53800" calcext:value-type="float">
            <text:p>53800</text:p>
          </table:table-cell>
          <table:table-cell table:number-columns-repeated="2"/>
          <table:table-cell table:formula="of:=ROUND([Sheet2.$C$6]*([.$A83]^3)+[Sheet2.$D$6]*([.$A83]^2)+[Sheet2.$E$6]*[.$A83]+[Sheet2.$B$6])"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07" calcext:value-type="float">
            <text:p>707</text:p>
          </table:table-cell>
          <table:table-cell table:formula="of:=ROUND([Sheet2.$C$2]*[.A84]^3 +([Sheet2.$D$2]*[.A84]^2 + ([Sheet2.$E$2]*[.A84] + [Sheet2.$B$2])))" office:value-type="float" office:value="1260" calcext:value-type="float">
            <text:p>1260</text:p>
          </table:table-cell>
          <table:table-cell/>
          <table:table-cell table:formula="of:=MEDIAN(ROUND([Sheet2.$C$3]*[.$A84]^3+[Sheet2.$D$3]*[.$A84]^2+[Sheet2.$E$3]*[.$A84]+[Sheet2.$B$3]);5;100)" office:value-type="float" office:value="5" calcext:value-type="float">
            <text:p>5</text:p>
          </table:table-cell>
          <table:table-cell table:formula="of:=[.E84]/[.$C84]" office:value-type="float" office:value="0.00396825396825397" calcext:value-type="float">
            <text:p>0.003968254</text:p>
          </table:table-cell>
          <table:table-cell/>
          <table:table-cell table:formula="of:=ROUND([Sheet2.$C$4]*[.$A84]^3 +([Sheet2.$D$4]*[.$A84]^2 + ([Sheet2.$E$4]*[.$A84] + [Sheet2.$B$4])))" office:value-type="float" office:value="2607" calcext:value-type="float">
            <text:p>2607</text:p>
          </table:table-cell>
          <table:table-cell table:formula="of:=[.H84]/[.$C84]" office:value-type="float" office:value="2.06904761904762" calcext:value-type="float">
            <text:p>2.069047619</text:p>
          </table:table-cell>
          <table:table-cell/>
          <table:table-cell table:formula="of:=ROUND([Sheet2.$C$5]*[.$A84]^3 +([Sheet2.$D$5]*[.$A84]^2 + ([Sheet2.$E$5]*[.$A84] + [Sheet2.$B$5])))" office:value-type="float" office:value="6276" calcext:value-type="float">
            <text:p>6276</text:p>
          </table:table-cell>
          <table:table-cell table:formula="of:=[.K84]/[.$C84]" office:value-type="float" office:value="4.98095238095238" calcext:value-type="float">
            <text:p>4.980952381</text:p>
          </table:table-cell>
          <table:table-cell/>
          <table:table-cell table:formula="of:=[.L84]+[.I84]+[.F84]" office:value-type="float" office:value="7.05396825396825" calcext:value-type="float">
            <text:p>7.053968254</text:p>
          </table:table-cell>
          <table:table-cell table:formula="of:=[.N84]-[.N83]" office:value-type="float" office:value="0.161598776056608" calcext:value-type="float">
            <text:p>0.1615987761</text:p>
          </table:table-cell>
          <table:table-cell table:formula="of:=[.E84]/([.E84]+[.H84]+[.K84])" office:value-type="float" office:value="0.000562556255625563" calcext:value-type="float">
            <text:p>0.0005625563</text:p>
          </table:table-cell>
          <table:table-cell table:formula="of:=[.E84]*100 + [.H84] * 100 + [.K84] * 200" office:value-type="float" office:value="1516400" calcext:value-type="float">
            <text:p>1516400</text:p>
          </table:table-cell>
          <table:table-cell table:formula="of:=[.Q84]-[.Q83]" office:value-type="float" office:value="55100" calcext:value-type="float">
            <text:p>55100</text:p>
          </table:table-cell>
          <table:table-cell table:number-columns-repeated="2"/>
          <table:table-cell table:formula="of:=ROUND([Sheet2.$C$6]*([.$A84]^3)+[Sheet2.$D$6]*([.$A84]^2)+[Sheet2.$E$6]*[.$A84]+[Sheet2.$B$6])"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08" calcext:value-type="float">
            <text:p>708</text:p>
          </table:table-cell>
          <table:table-cell table:formula="of:=ROUND([Sheet2.$C$2]*[.A85]^3 +([Sheet2.$D$2]*[.A85]^2 + ([Sheet2.$E$2]*[.A85] + [Sheet2.$B$2])))" office:value-type="float" office:value="1275" calcext:value-type="float">
            <text:p>1275</text:p>
          </table:table-cell>
          <table:table-cell/>
          <table:table-cell table:formula="of:=MEDIAN(ROUND([Sheet2.$C$3]*[.$A85]^3+[Sheet2.$D$3]*[.$A85]^2+[Sheet2.$E$3]*[.$A85]+[Sheet2.$B$3]);5;100)" office:value-type="float" office:value="5" calcext:value-type="float">
            <text:p>5</text:p>
          </table:table-cell>
          <table:table-cell table:formula="of:=[.E85]/[.$C85]" office:value-type="float" office:value="0.00392156862745098" calcext:value-type="float">
            <text:p>0.0039215686</text:p>
          </table:table-cell>
          <table:table-cell/>
          <table:table-cell table:formula="of:=ROUND([Sheet2.$C$4]*[.$A85]^3 +([Sheet2.$D$4]*[.$A85]^2 + ([Sheet2.$E$4]*[.$A85] + [Sheet2.$B$4])))" office:value-type="float" office:value="2670" calcext:value-type="float">
            <text:p>2670</text:p>
          </table:table-cell>
          <table:table-cell table:formula="of:=[.H85]/[.$C85]" office:value-type="float" office:value="2.09411764705882" calcext:value-type="float">
            <text:p>2.0941176471</text:p>
          </table:table-cell>
          <table:table-cell/>
          <table:table-cell table:formula="of:=ROUND([Sheet2.$C$5]*[.$A85]^3 +([Sheet2.$D$5]*[.$A85]^2 + ([Sheet2.$E$5]*[.$A85] + [Sheet2.$B$5])))" office:value-type="float" office:value="6528" calcext:value-type="float">
            <text:p>6528</text:p>
          </table:table-cell>
          <table:table-cell table:formula="of:=[.K85]/[.$C85]" office:value-type="float" office:value="5.12" calcext:value-type="float">
            <text:p>5.12</text:p>
          </table:table-cell>
          <table:table-cell/>
          <table:table-cell table:formula="of:=[.L85]+[.I85]+[.F85]" office:value-type="float" office:value="7.21803921568628" calcext:value-type="float">
            <text:p>7.2180392157</text:p>
          </table:table-cell>
          <table:table-cell table:formula="of:=[.N85]-[.N84]" office:value-type="float" office:value="0.164070961718021" calcext:value-type="float">
            <text:p>0.1640709617</text:p>
          </table:table-cell>
          <table:table-cell table:formula="of:=[.E85]/([.E85]+[.H85]+[.K85])" office:value-type="float" office:value="0.000543301097468217" calcext:value-type="float">
            <text:p>0.0005433011</text:p>
          </table:table-cell>
          <table:table-cell table:formula="of:=[.E85]*100 + [.H85] * 100 + [.K85] * 200" office:value-type="float" office:value="1573100" calcext:value-type="float">
            <text:p>1573100</text:p>
          </table:table-cell>
          <table:table-cell table:formula="of:=[.Q85]-[.Q84]" office:value-type="float" office:value="56700" calcext:value-type="float">
            <text:p>56700</text:p>
          </table:table-cell>
          <table:table-cell table:number-columns-repeated="2"/>
          <table:table-cell table:formula="of:=ROUND([Sheet2.$C$6]*([.$A85]^3)+[Sheet2.$D$6]*([.$A85]^2)+[Sheet2.$E$6]*[.$A85]+[Sheet2.$B$6])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09" calcext:value-type="float">
            <text:p>709</text:p>
          </table:table-cell>
          <table:table-cell table:formula="of:=ROUND([Sheet2.$C$2]*[.A86]^3 +([Sheet2.$D$2]*[.A86]^2 + ([Sheet2.$E$2]*[.A86] + [Sheet2.$B$2])))" office:value-type="float" office:value="1290" calcext:value-type="float">
            <text:p>1290</text:p>
          </table:table-cell>
          <table:table-cell/>
          <table:table-cell table:formula="of:=MEDIAN(ROUND([Sheet2.$C$3]*[.$A86]^3+[Sheet2.$D$3]*[.$A86]^2+[Sheet2.$E$3]*[.$A86]+[Sheet2.$B$3]);5;100)" office:value-type="float" office:value="5" calcext:value-type="float">
            <text:p>5</text:p>
          </table:table-cell>
          <table:table-cell table:formula="of:=[.E86]/[.$C86]" office:value-type="float" office:value="0.00387596899224806" calcext:value-type="float">
            <text:p>0.003875969</text:p>
          </table:table-cell>
          <table:table-cell/>
          <table:table-cell table:formula="of:=ROUND([Sheet2.$C$4]*[.$A86]^3 +([Sheet2.$D$4]*[.$A86]^2 + ([Sheet2.$E$4]*[.$A86] + [Sheet2.$B$4])))" office:value-type="float" office:value="2734" calcext:value-type="float">
            <text:p>2734</text:p>
          </table:table-cell>
          <table:table-cell table:formula="of:=[.H86]/[.$C86]" office:value-type="float" office:value="2.11937984496124" calcext:value-type="float">
            <text:p>2.119379845</text:p>
          </table:table-cell>
          <table:table-cell/>
          <table:table-cell table:formula="of:=ROUND([Sheet2.$C$5]*[.$A86]^3 +([Sheet2.$D$5]*[.$A86]^2 + ([Sheet2.$E$5]*[.$A86] + [Sheet2.$B$5])))" office:value-type="float" office:value="6786" calcext:value-type="float">
            <text:p>6786</text:p>
          </table:table-cell>
          <table:table-cell table:formula="of:=[.K86]/[.$C86]" office:value-type="float" office:value="5.26046511627907" calcext:value-type="float">
            <text:p>5.2604651163</text:p>
          </table:table-cell>
          <table:table-cell/>
          <table:table-cell table:formula="of:=[.L86]+[.I86]+[.F86]" office:value-type="float" office:value="7.38372093023256" calcext:value-type="float">
            <text:p>7.3837209302</text:p>
          </table:table-cell>
          <table:table-cell table:formula="of:=[.N86]-[.N85]" office:value-type="float" office:value="0.165681714546284" calcext:value-type="float">
            <text:p>0.1656817145</text:p>
          </table:table-cell>
          <table:table-cell table:formula="of:=[.E86]/([.E86]+[.H86]+[.K86])" office:value-type="float" office:value="0.0005249343832021" calcext:value-type="float">
            <text:p>0.0005249344</text:p>
          </table:table-cell>
          <table:table-cell table:formula="of:=[.E86]*100 + [.H86] * 100 + [.K86] * 200" office:value-type="float" office:value="1631100" calcext:value-type="float">
            <text:p>1631100</text:p>
          </table:table-cell>
          <table:table-cell table:formula="of:=[.Q86]-[.Q85]" office:value-type="float" office:value="58000" calcext:value-type="float">
            <text:p>58000</text:p>
          </table:table-cell>
          <table:table-cell table:number-columns-repeated="2"/>
          <table:table-cell table:formula="of:=ROUND([Sheet2.$C$6]*([.$A86]^3)+[Sheet2.$D$6]*([.$A86]^2)+[Sheet2.$E$6]*[.$A86]+[Sheet2.$B$6]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10" calcext:value-type="float">
            <text:p>710</text:p>
          </table:table-cell>
          <table:table-cell table:formula="of:=ROUND([Sheet2.$C$2]*[.A87]^3 +([Sheet2.$D$2]*[.A87]^2 + ([Sheet2.$E$2]*[.A87] + [Sheet2.$B$2])))" office:value-type="float" office:value="1305" calcext:value-type="float">
            <text:p>1305</text:p>
          </table:table-cell>
          <table:table-cell/>
          <table:table-cell table:formula="of:=MEDIAN(ROUND([Sheet2.$C$3]*[.$A87]^3+[Sheet2.$D$3]*[.$A87]^2+[Sheet2.$E$3]*[.$A87]+[Sheet2.$B$3]);5;100)" office:value-type="float" office:value="5" calcext:value-type="float">
            <text:p>5</text:p>
          </table:table-cell>
          <table:table-cell table:formula="of:=[.E87]/[.$C87]" office:value-type="float" office:value="0.00383141762452107" calcext:value-type="float">
            <text:p>0.0038314176</text:p>
          </table:table-cell>
          <table:table-cell/>
          <table:table-cell table:formula="of:=ROUND([Sheet2.$C$4]*[.$A87]^3 +([Sheet2.$D$4]*[.$A87]^2 + ([Sheet2.$E$4]*[.$A87] + [Sheet2.$B$4])))" office:value-type="float" office:value="2799" calcext:value-type="float">
            <text:p>2799</text:p>
          </table:table-cell>
          <table:table-cell table:formula="of:=[.H87]/[.$C87]" office:value-type="float" office:value="2.1448275862069" calcext:value-type="float">
            <text:p>2.1448275862</text:p>
          </table:table-cell>
          <table:table-cell/>
          <table:table-cell table:formula="of:=ROUND([Sheet2.$C$5]*[.$A87]^3 +([Sheet2.$D$5]*[.$A87]^2 + ([Sheet2.$E$5]*[.$A87] + [Sheet2.$B$5])))" office:value-type="float" office:value="7050" calcext:value-type="float">
            <text:p>7050</text:p>
          </table:table-cell>
          <table:table-cell table:formula="of:=[.K87]/[.$C87]" office:value-type="float" office:value="5.40229885057471" calcext:value-type="float">
            <text:p>5.4022988506</text:p>
          </table:table-cell>
          <table:table-cell/>
          <table:table-cell table:formula="of:=[.L87]+[.I87]+[.F87]" office:value-type="float" office:value="7.55095785440613" calcext:value-type="float">
            <text:p>7.5509578544</text:p>
          </table:table-cell>
          <table:table-cell table:formula="of:=[.N87]-[.N86]" office:value-type="float" office:value="0.167236924173571" calcext:value-type="float">
            <text:p>0.1672369242</text:p>
          </table:table-cell>
          <table:table-cell table:formula="of:=[.E87]/([.E87]+[.H87]+[.K87])" office:value-type="float" office:value="0.000507408159123199" calcext:value-type="float">
            <text:p>0.0005074082</text:p>
          </table:table-cell>
          <table:table-cell table:formula="of:=[.E87]*100 + [.H87] * 100 + [.K87] * 200" office:value-type="float" office:value="1690400" calcext:value-type="float">
            <text:p>1690400</text:p>
          </table:table-cell>
          <table:table-cell table:formula="of:=[.Q87]-[.Q86]" office:value-type="float" office:value="59300" calcext:value-type="float">
            <text:p>59300</text:p>
          </table:table-cell>
          <table:table-cell table:number-columns-repeated="2"/>
          <table:table-cell table:formula="of:=ROUND([Sheet2.$C$6]*([.$A87]^3)+[Sheet2.$D$6]*([.$A87]^2)+[Sheet2.$E$6]*[.$A87]+[Sheet2.$B$6]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11" calcext:value-type="float">
            <text:p>711</text:p>
          </table:table-cell>
          <table:table-cell table:formula="of:=ROUND([Sheet2.$C$2]*[.A88]^3 +([Sheet2.$D$2]*[.A88]^2 + ([Sheet2.$E$2]*[.A88] + [Sheet2.$B$2])))" office:value-type="float" office:value="1320" calcext:value-type="float">
            <text:p>1320</text:p>
          </table:table-cell>
          <table:table-cell/>
          <table:table-cell table:formula="of:=MEDIAN(ROUND([Sheet2.$C$3]*[.$A88]^3+[Sheet2.$D$3]*[.$A88]^2+[Sheet2.$E$3]*[.$A88]+[Sheet2.$B$3]);5;100)" office:value-type="float" office:value="5" calcext:value-type="float">
            <text:p>5</text:p>
          </table:table-cell>
          <table:table-cell table:formula="of:=[.E88]/[.$C88]" office:value-type="float" office:value="0.00378787878787879" calcext:value-type="float">
            <text:p>0.0037878788</text:p>
          </table:table-cell>
          <table:table-cell/>
          <table:table-cell table:formula="of:=ROUND([Sheet2.$C$4]*[.$A88]^3 +([Sheet2.$D$4]*[.$A88]^2 + ([Sheet2.$E$4]*[.$A88] + [Sheet2.$B$4])))" office:value-type="float" office:value="2865" calcext:value-type="float">
            <text:p>2865</text:p>
          </table:table-cell>
          <table:table-cell table:formula="of:=[.H88]/[.$C88]" office:value-type="float" office:value="2.17045454545455" calcext:value-type="float">
            <text:p>2.1704545455</text:p>
          </table:table-cell>
          <table:table-cell/>
          <table:table-cell table:formula="of:=ROUND([Sheet2.$C$5]*[.$A88]^3 +([Sheet2.$D$5]*[.$A88]^2 + ([Sheet2.$E$5]*[.$A88] + [Sheet2.$B$5])))" office:value-type="float" office:value="7322" calcext:value-type="float">
            <text:p>7322</text:p>
          </table:table-cell>
          <table:table-cell table:formula="of:=[.K88]/[.$C88]" office:value-type="float" office:value="5.5469696969697" calcext:value-type="float">
            <text:p>5.546969697</text:p>
          </table:table-cell>
          <table:table-cell/>
          <table:table-cell table:formula="of:=[.L88]+[.I88]+[.F88]" office:value-type="float" office:value="7.72121212121212" calcext:value-type="float">
            <text:p>7.7212121212</text:p>
          </table:table-cell>
          <table:table-cell table:formula="of:=[.N88]-[.N87]" office:value-type="float" office:value="0.170254266805991" calcext:value-type="float">
            <text:p>0.1702542668</text:p>
          </table:table-cell>
          <table:table-cell table:formula="of:=[.E88]/([.E88]+[.H88]+[.K88])" office:value-type="float" office:value="0.000490580847723705" calcext:value-type="float">
            <text:p>0.0004905808</text:p>
          </table:table-cell>
          <table:table-cell table:formula="of:=[.E88]*100 + [.H88] * 100 + [.K88] * 200" office:value-type="float" office:value="1751400" calcext:value-type="float">
            <text:p>1751400</text:p>
          </table:table-cell>
          <table:table-cell table:formula="of:=[.Q88]-[.Q87]" office:value-type="float" office:value="61000" calcext:value-type="float">
            <text:p>61000</text:p>
          </table:table-cell>
          <table:table-cell table:number-columns-repeated="2"/>
          <table:table-cell table:formula="of:=ROUND([Sheet2.$C$6]*([.$A88]^3)+[Sheet2.$D$6]*([.$A88]^2)+[Sheet2.$E$6]*[.$A88]+[Sheet2.$B$6]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12" calcext:value-type="float">
            <text:p>712</text:p>
          </table:table-cell>
          <table:table-cell table:formula="of:=ROUND([Sheet2.$C$2]*[.A89]^3 +([Sheet2.$D$2]*[.A89]^2 + ([Sheet2.$E$2]*[.A89] + [Sheet2.$B$2])))" office:value-type="float" office:value="1335" calcext:value-type="float">
            <text:p>1335</text:p>
          </table:table-cell>
          <table:table-cell/>
          <table:table-cell table:formula="of:=MEDIAN(ROUND([Sheet2.$C$3]*[.$A89]^3+[Sheet2.$D$3]*[.$A89]^2+[Sheet2.$E$3]*[.$A89]+[Sheet2.$B$3]);5;100)" office:value-type="float" office:value="5" calcext:value-type="float">
            <text:p>5</text:p>
          </table:table-cell>
          <table:table-cell table:formula="of:=[.E89]/[.$C89]" office:value-type="float" office:value="0.00374531835205992" calcext:value-type="float">
            <text:p>0.0037453184</text:p>
          </table:table-cell>
          <table:table-cell/>
          <table:table-cell table:formula="of:=ROUND([Sheet2.$C$4]*[.$A89]^3 +([Sheet2.$D$4]*[.$A89]^2 + ([Sheet2.$E$4]*[.$A89] + [Sheet2.$B$4])))" office:value-type="float" office:value="2931" calcext:value-type="float">
            <text:p>2931</text:p>
          </table:table-cell>
          <table:table-cell table:formula="of:=[.H89]/[.$C89]" office:value-type="float" office:value="2.19550561797753" calcext:value-type="float">
            <text:p>2.195505618</text:p>
          </table:table-cell>
          <table:table-cell/>
          <table:table-cell table:formula="of:=ROUND([Sheet2.$C$5]*[.$A89]^3 +([Sheet2.$D$5]*[.$A89]^2 + ([Sheet2.$E$5]*[.$A89] + [Sheet2.$B$5])))" office:value-type="float" office:value="7600" calcext:value-type="float">
            <text:p>7600</text:p>
          </table:table-cell>
          <table:table-cell table:formula="of:=[.K89]/[.$C89]" office:value-type="float" office:value="5.69288389513109" calcext:value-type="float">
            <text:p>5.6928838951</text:p>
          </table:table-cell>
          <table:table-cell/>
          <table:table-cell table:formula="of:=[.L89]+[.I89]+[.F89]" office:value-type="float" office:value="7.89213483146067" calcext:value-type="float">
            <text:p>7.8921348315</text:p>
          </table:table-cell>
          <table:table-cell table:formula="of:=[.N89]-[.N88]" office:value-type="float" office:value="0.170922710248552" calcext:value-type="float">
            <text:p>0.1709227102</text:p>
          </table:table-cell>
          <table:table-cell table:formula="of:=[.E89]/([.E89]+[.H89]+[.K89])" office:value-type="float" office:value="0.000474563401670463" calcext:value-type="float">
            <text:p>0.0004745634</text:p>
          </table:table-cell>
          <table:table-cell table:formula="of:=[.E89]*100 + [.H89] * 100 + [.K89] * 200" office:value-type="float" office:value="1813600" calcext:value-type="float">
            <text:p>1813600</text:p>
          </table:table-cell>
          <table:table-cell table:formula="of:=[.Q89]-[.Q88]" office:value-type="float" office:value="62200" calcext:value-type="float">
            <text:p>62200</text:p>
          </table:table-cell>
          <table:table-cell table:number-columns-repeated="2"/>
          <table:table-cell table:formula="of:=ROUND([Sheet2.$C$6]*([.$A89]^3)+[Sheet2.$D$6]*([.$A89]^2)+[Sheet2.$E$6]*[.$A89]+[Sheet2.$B$6]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13" calcext:value-type="float">
            <text:p>713</text:p>
          </table:table-cell>
          <table:table-cell table:formula="of:=ROUND([Sheet2.$C$2]*[.A90]^3 +([Sheet2.$D$2]*[.A90]^2 + ([Sheet2.$E$2]*[.A90] + [Sheet2.$B$2])))" office:value-type="float" office:value="1350" calcext:value-type="float">
            <text:p>1350</text:p>
          </table:table-cell>
          <table:table-cell/>
          <table:table-cell table:formula="of:=MEDIAN(ROUND([Sheet2.$C$3]*[.$A90]^3+[Sheet2.$D$3]*[.$A90]^2+[Sheet2.$E$3]*[.$A90]+[Sheet2.$B$3]);5;100)" office:value-type="float" office:value="5" calcext:value-type="float">
            <text:p>5</text:p>
          </table:table-cell>
          <table:table-cell table:formula="of:=[.E90]/[.$C90]" office:value-type="float" office:value="0.0037037037037037" calcext:value-type="float">
            <text:p>0.0037037037</text:p>
          </table:table-cell>
          <table:table-cell/>
          <table:table-cell table:formula="of:=ROUND([Sheet2.$C$4]*[.$A90]^3 +([Sheet2.$D$4]*[.$A90]^2 + ([Sheet2.$E$4]*[.$A90] + [Sheet2.$B$4])))" office:value-type="float" office:value="2999" calcext:value-type="float">
            <text:p>2999</text:p>
          </table:table-cell>
          <table:table-cell table:formula="of:=[.H90]/[.$C90]" office:value-type="float" office:value="2.22148148148148" calcext:value-type="float">
            <text:p>2.2214814815</text:p>
          </table:table-cell>
          <table:table-cell/>
          <table:table-cell table:formula="of:=ROUND([Sheet2.$C$5]*[.$A90]^3 +([Sheet2.$D$5]*[.$A90]^2 + ([Sheet2.$E$5]*[.$A90] + [Sheet2.$B$5])))" office:value-type="float" office:value="7886" calcext:value-type="float">
            <text:p>7886</text:p>
          </table:table-cell>
          <table:table-cell table:formula="of:=[.K90]/[.$C90]" office:value-type="float" office:value="5.84148148148148" calcext:value-type="float">
            <text:p>5.8414814815</text:p>
          </table:table-cell>
          <table:table-cell/>
          <table:table-cell table:formula="of:=[.L90]+[.I90]+[.F90]" office:value-type="float" office:value="8.06666666666667" calcext:value-type="float">
            <text:p>8.0666666667</text:p>
          </table:table-cell>
          <table:table-cell table:formula="of:=[.N90]-[.N89]" office:value-type="float" office:value="0.174531835205993" calcext:value-type="float">
            <text:p>0.1745318352</text:p>
          </table:table-cell>
          <table:table-cell table:formula="of:=[.E90]/([.E90]+[.H90]+[.K90])" office:value-type="float" office:value="0.000459136822773186" calcext:value-type="float">
            <text:p>0.0004591368</text:p>
          </table:table-cell>
          <table:table-cell table:formula="of:=[.E90]*100 + [.H90] * 100 + [.K90] * 200" office:value-type="float" office:value="1877600" calcext:value-type="float">
            <text:p>1877600</text:p>
          </table:table-cell>
          <table:table-cell table:formula="of:=[.Q90]-[.Q89]" office:value-type="float" office:value="64000" calcext:value-type="float">
            <text:p>64000</text:p>
          </table:table-cell>
          <table:table-cell table:number-columns-repeated="2"/>
          <table:table-cell table:formula="of:=ROUND([Sheet2.$C$6]*([.$A90]^3)+[Sheet2.$D$6]*([.$A90]^2)+[Sheet2.$E$6]*[.$A90]+[Sheet2.$B$6]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4" calcext:value-type="float">
            <text:p>714</text:p>
          </table:table-cell>
          <table:table-cell table:formula="of:=ROUND([Sheet2.$C$2]*[.A91]^3 +([Sheet2.$D$2]*[.A91]^2 + ([Sheet2.$E$2]*[.A91] + [Sheet2.$B$2])))" office:value-type="float" office:value="1365" calcext:value-type="float">
            <text:p>1365</text:p>
          </table:table-cell>
          <table:table-cell/>
          <table:table-cell table:formula="of:=MEDIAN(ROUND([Sheet2.$C$3]*[.$A91]^3+[Sheet2.$D$3]*[.$A91]^2+[Sheet2.$E$3]*[.$A91]+[Sheet2.$B$3]);5;100)" office:value-type="float" office:value="5" calcext:value-type="float">
            <text:p>5</text:p>
          </table:table-cell>
          <table:table-cell table:formula="of:=[.E91]/[.$C91]" office:value-type="float" office:value="0.00366300366300366" calcext:value-type="float">
            <text:p>0.0036630037</text:p>
          </table:table-cell>
          <table:table-cell/>
          <table:table-cell table:formula="of:=ROUND([Sheet2.$C$4]*[.$A91]^3 +([Sheet2.$D$4]*[.$A91]^2 + ([Sheet2.$E$4]*[.$A91] + [Sheet2.$B$4])))" office:value-type="float" office:value="3067" calcext:value-type="float">
            <text:p>3067</text:p>
          </table:table-cell>
          <table:table-cell table:formula="of:=[.H91]/[.$C91]" office:value-type="float" office:value="2.24688644688645" calcext:value-type="float">
            <text:p>2.2468864469</text:p>
          </table:table-cell>
          <table:table-cell/>
          <table:table-cell table:formula="of:=ROUND([Sheet2.$C$5]*[.$A91]^3 +([Sheet2.$D$5]*[.$A91]^2 + ([Sheet2.$E$5]*[.$A91] + [Sheet2.$B$5])))" office:value-type="float" office:value="8178" calcext:value-type="float">
            <text:p>8178</text:p>
          </table:table-cell>
          <table:table-cell table:formula="of:=[.K91]/[.$C91]" office:value-type="float" office:value="5.99120879120879" calcext:value-type="float">
            <text:p>5.9912087912</text:p>
          </table:table-cell>
          <table:table-cell/>
          <table:table-cell table:formula="of:=[.L91]+[.I91]+[.F91]" office:value-type="float" office:value="8.24175824175824" calcext:value-type="float">
            <text:p>8.2417582418</text:p>
          </table:table-cell>
          <table:table-cell table:formula="of:=[.N91]-[.N90]" office:value-type="float" office:value="0.175091575091574" calcext:value-type="float">
            <text:p>0.1750915751</text:p>
          </table:table-cell>
          <table:table-cell table:formula="of:=[.E91]/([.E91]+[.H91]+[.K91])" office:value-type="float" office:value="0.000444444444444444" calcext:value-type="float">
            <text:p>0.0004444444</text:p>
          </table:table-cell>
          <table:table-cell table:formula="of:=[.E91]*100 + [.H91] * 100 + [.K91] * 200" office:value-type="float" office:value="1942800" calcext:value-type="float">
            <text:p>1942800</text:p>
          </table:table-cell>
          <table:table-cell table:formula="of:=[.Q91]-[.Q90]" office:value-type="float" office:value="65200" calcext:value-type="float">
            <text:p>65200</text:p>
          </table:table-cell>
          <table:table-cell table:number-columns-repeated="2"/>
          <table:table-cell table:formula="of:=ROUND([Sheet2.$C$6]*([.$A91]^3)+[Sheet2.$D$6]*([.$A91]^2)+[Sheet2.$E$6]*[.$A91]+[Sheet2.$B$6]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15" calcext:value-type="float">
            <text:p>715</text:p>
          </table:table-cell>
          <table:table-cell table:formula="of:=ROUND([Sheet2.$C$2]*[.A92]^3 +([Sheet2.$D$2]*[.A92]^2 + ([Sheet2.$E$2]*[.A92] + [Sheet2.$B$2])))" office:value-type="float" office:value="1380" calcext:value-type="float">
            <text:p>1380</text:p>
          </table:table-cell>
          <table:table-cell/>
          <table:table-cell table:formula="of:=MEDIAN(ROUND([Sheet2.$C$3]*[.$A92]^3+[Sheet2.$D$3]*[.$A92]^2+[Sheet2.$E$3]*[.$A92]+[Sheet2.$B$3]);5;100)" office:value-type="float" office:value="5" calcext:value-type="float">
            <text:p>5</text:p>
          </table:table-cell>
          <table:table-cell table:formula="of:=[.E92]/[.$C92]" office:value-type="float" office:value="0.0036231884057971" calcext:value-type="float">
            <text:p>0.0036231884</text:p>
          </table:table-cell>
          <table:table-cell/>
          <table:table-cell table:formula="of:=ROUND([Sheet2.$C$4]*[.$A92]^3 +([Sheet2.$D$4]*[.$A92]^2 + ([Sheet2.$E$4]*[.$A92] + [Sheet2.$B$4])))" office:value-type="float" office:value="3135" calcext:value-type="float">
            <text:p>3135</text:p>
          </table:table-cell>
          <table:table-cell table:formula="of:=[.H92]/[.$C92]" office:value-type="float" office:value="2.27173913043478" calcext:value-type="float">
            <text:p>2.2717391304</text:p>
          </table:table-cell>
          <table:table-cell/>
          <table:table-cell table:formula="of:=ROUND([Sheet2.$C$5]*[.$A92]^3 +([Sheet2.$D$5]*[.$A92]^2 + ([Sheet2.$E$5]*[.$A92] + [Sheet2.$B$5])))" office:value-type="float" office:value="8478" calcext:value-type="float">
            <text:p>8478</text:p>
          </table:table-cell>
          <table:table-cell table:formula="of:=[.K92]/[.$C92]" office:value-type="float" office:value="6.14347826086957" calcext:value-type="float">
            <text:p>6.1434782609</text:p>
          </table:table-cell>
          <table:table-cell/>
          <table:table-cell table:formula="of:=[.L92]+[.I92]+[.F92]" office:value-type="float" office:value="8.41884057971014" calcext:value-type="float">
            <text:p>8.4188405797</text:p>
          </table:table-cell>
          <table:table-cell table:formula="of:=[.N92]-[.N91]" office:value-type="float" office:value="0.177082337951903" calcext:value-type="float">
            <text:p>0.177082338</text:p>
          </table:table-cell>
          <table:table-cell table:formula="of:=[.E92]/([.E92]+[.H92]+[.K92])" office:value-type="float" office:value="0.000430366672404889" calcext:value-type="float">
            <text:p>0.0004303667</text:p>
          </table:table-cell>
          <table:table-cell table:formula="of:=[.E92]*100 + [.H92] * 100 + [.K92] * 200" office:value-type="float" office:value="2009600" calcext:value-type="float">
            <text:p>2009600</text:p>
          </table:table-cell>
          <table:table-cell table:formula="of:=[.Q92]-[.Q91]" office:value-type="float" office:value="66800" calcext:value-type="float">
            <text:p>66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Sheet2.$C$6]*([.$A92]^3)+[Sheet2.$D$6]*([.$A92]^2)+[Sheet2.$E$6]*[.$A92]+[Sheet2.$B$6])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16" calcext:value-type="float">
            <text:p>716</text:p>
          </table:table-cell>
          <table:table-cell table:formula="of:=ROUND([Sheet2.$C$2]*[.A93]^3 +([Sheet2.$D$2]*[.A93]^2 + ([Sheet2.$E$2]*[.A93] + [Sheet2.$B$2])))" office:value-type="float" office:value="1395" calcext:value-type="float">
            <text:p>1395</text:p>
          </table:table-cell>
          <table:table-cell/>
          <table:table-cell table:formula="of:=MEDIAN(ROUND([Sheet2.$C$3]*[.$A93]^3+[Sheet2.$D$3]*[.$A93]^2+[Sheet2.$E$3]*[.$A93]+[Sheet2.$B$3]);5;100)" office:value-type="float" office:value="5" calcext:value-type="float">
            <text:p>5</text:p>
          </table:table-cell>
          <table:table-cell table:formula="of:=[.E93]/[.$C93]" office:value-type="float" office:value="0.003584229390681" calcext:value-type="float">
            <text:p>0.0035842294</text:p>
          </table:table-cell>
          <table:table-cell/>
          <table:table-cell table:formula="of:=ROUND([Sheet2.$C$4]*[.$A93]^3 +([Sheet2.$D$4]*[.$A93]^2 + ([Sheet2.$E$4]*[.$A93] + [Sheet2.$B$4])))" office:value-type="float" office:value="3205" calcext:value-type="float">
            <text:p>3205</text:p>
          </table:table-cell>
          <table:table-cell table:formula="of:=[.H93]/[.$C93]" office:value-type="float" office:value="2.29749103942652" calcext:value-type="float">
            <text:p>2.2974910394</text:p>
          </table:table-cell>
          <table:table-cell/>
          <table:table-cell table:formula="of:=ROUND([Sheet2.$C$5]*[.$A93]^3 +([Sheet2.$D$5]*[.$A93]^2 + ([Sheet2.$E$5]*[.$A93] + [Sheet2.$B$5])))" office:value-type="float" office:value="8785" calcext:value-type="float">
            <text:p>8785</text:p>
          </table:table-cell>
          <table:table-cell table:formula="of:=[.K93]/[.$C93]" office:value-type="float" office:value="6.29749103942652" calcext:value-type="float">
            <text:p>6.2974910394</text:p>
          </table:table-cell>
          <table:table-cell/>
          <table:table-cell table:formula="of:=[.L93]+[.I93]+[.F93]" office:value-type="float" office:value="8.59856630824373" calcext:value-type="float">
            <text:p>8.5985663082</text:p>
          </table:table-cell>
          <table:table-cell table:formula="of:=[.N93]-[.N92]" office:value-type="float" office:value="0.179725728533583" calcext:value-type="float">
            <text:p>0.1797257285</text:p>
          </table:table-cell>
          <table:table-cell table:formula="of:=[.E93]/([.E93]+[.H93]+[.K93])" office:value-type="float" office:value="0.000416840350145894" calcext:value-type="float">
            <text:p>0.0004168404</text:p>
          </table:table-cell>
          <table:table-cell table:formula="of:=[.E93]*100 + [.H93] * 100 + [.K93] * 200" office:value-type="float" office:value="2078000" calcext:value-type="float">
            <text:p>2078000</text:p>
          </table:table-cell>
          <table:table-cell table:formula="of:=[.Q93]-[.Q92]" office:value-type="float" office:value="68400" calcext:value-type="float">
            <text:p>68400</text:p>
          </table:table-cell>
          <table:table-cell table:number-columns-repeated="2"/>
          <table:table-cell table:formula="of:=ROUND([Sheet2.$C$6]*([.$A93]^3)+[Sheet2.$D$6]*([.$A93]^2)+[Sheet2.$E$6]*[.$A93]+[Sheet2.$B$6])"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17" calcext:value-type="float">
            <text:p>717</text:p>
          </table:table-cell>
          <table:table-cell table:formula="of:=ROUND([Sheet2.$C$2]*[.A94]^3 +([Sheet2.$D$2]*[.A94]^2 + ([Sheet2.$E$2]*[.A94] + [Sheet2.$B$2])))" office:value-type="float" office:value="1410" calcext:value-type="float">
            <text:p>1410</text:p>
          </table:table-cell>
          <table:table-cell/>
          <table:table-cell table:formula="of:=MEDIAN(ROUND([Sheet2.$C$3]*[.$A94]^3+[Sheet2.$D$3]*[.$A94]^2+[Sheet2.$E$3]*[.$A94]+[Sheet2.$B$3]);5;100)" office:value-type="float" office:value="5" calcext:value-type="float">
            <text:p>5</text:p>
          </table:table-cell>
          <table:table-cell table:formula="of:=[.E94]/[.$C94]" office:value-type="float" office:value="0.00354609929078014" calcext:value-type="float">
            <text:p>0.0035460993</text:p>
          </table:table-cell>
          <table:table-cell/>
          <table:table-cell table:formula="of:=ROUND([Sheet2.$C$4]*[.$A94]^3 +([Sheet2.$D$4]*[.$A94]^2 + ([Sheet2.$E$4]*[.$A94] + [Sheet2.$B$4])))" office:value-type="float" office:value="3275" calcext:value-type="float">
            <text:p>3275</text:p>
          </table:table-cell>
          <table:table-cell table:formula="of:=[.H94]/[.$C94]" office:value-type="float" office:value="2.32269503546099" calcext:value-type="float">
            <text:p>2.3226950355</text:p>
          </table:table-cell>
          <table:table-cell/>
          <table:table-cell table:formula="of:=ROUND([Sheet2.$C$5]*[.$A94]^3 +([Sheet2.$D$5]*[.$A94]^2 + ([Sheet2.$E$5]*[.$A94] + [Sheet2.$B$5])))" office:value-type="float" office:value="9099" calcext:value-type="float">
            <text:p>9099</text:p>
          </table:table-cell>
          <table:table-cell table:formula="of:=[.K94]/[.$C94]" office:value-type="float" office:value="6.4531914893617" calcext:value-type="float">
            <text:p>6.4531914894</text:p>
          </table:table-cell>
          <table:table-cell/>
          <table:table-cell table:formula="of:=[.L94]+[.I94]+[.F94]" office:value-type="float" office:value="8.77943262411348" calcext:value-type="float">
            <text:p>8.7794326241</text:p>
          </table:table-cell>
          <table:table-cell table:formula="of:=[.N94]-[.N93]" office:value-type="float" office:value="0.180866315869748" calcext:value-type="float">
            <text:p>0.1808663159</text:p>
          </table:table-cell>
          <table:table-cell table:formula="of:=[.E94]/([.E94]+[.H94]+[.K94])" office:value-type="float" office:value="0.000403909847322078" calcext:value-type="float">
            <text:p>0.0004039098</text:p>
          </table:table-cell>
          <table:table-cell table:formula="of:=[.E94]*100 + [.H94] * 100 + [.K94] * 200" office:value-type="float" office:value="2147800" calcext:value-type="float">
            <text:p>2147800</text:p>
          </table:table-cell>
          <table:table-cell table:formula="of:=[.Q94]-[.Q93]" office:value-type="float" office:value="69800" calcext:value-type="float">
            <text:p>69800</text:p>
          </table:table-cell>
          <table:table-cell table:number-columns-repeated="2"/>
          <table:table-cell table:formula="of:=ROUND([Sheet2.$C$6]*([.$A94]^3)+[Sheet2.$D$6]*([.$A94]^2)+[Sheet2.$E$6]*[.$A94]+[Sheet2.$B$6])"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8" calcext:value-type="float">
            <text:p>718</text:p>
          </table:table-cell>
          <table:table-cell table:formula="of:=ROUND([Sheet2.$C$2]*[.A95]^3 +([Sheet2.$D$2]*[.A95]^2 + ([Sheet2.$E$2]*[.A95] + [Sheet2.$B$2])))" office:value-type="float" office:value="1425" calcext:value-type="float">
            <text:p>1425</text:p>
          </table:table-cell>
          <table:table-cell/>
          <table:table-cell table:formula="of:=MEDIAN(ROUND([Sheet2.$C$3]*[.$A95]^3+[Sheet2.$D$3]*[.$A95]^2+[Sheet2.$E$3]*[.$A95]+[Sheet2.$B$3]);5;100)" office:value-type="float" office:value="5" calcext:value-type="float">
            <text:p>5</text:p>
          </table:table-cell>
          <table:table-cell table:formula="of:=[.E95]/[.$C95]" office:value-type="float" office:value="0.00350877192982456" calcext:value-type="float">
            <text:p>0.0035087719</text:p>
          </table:table-cell>
          <table:table-cell/>
          <table:table-cell table:formula="of:=ROUND([Sheet2.$C$4]*[.$A95]^3 +([Sheet2.$D$4]*[.$A95]^2 + ([Sheet2.$E$4]*[.$A95] + [Sheet2.$B$4])))" office:value-type="float" office:value="3346" calcext:value-type="float">
            <text:p>3346</text:p>
          </table:table-cell>
          <table:table-cell table:formula="of:=[.H95]/[.$C95]" office:value-type="float" office:value="2.3480701754386" calcext:value-type="float">
            <text:p>2.3480701754</text:p>
          </table:table-cell>
          <table:table-cell/>
          <table:table-cell table:formula="of:=ROUND([Sheet2.$C$5]*[.$A95]^3 +([Sheet2.$D$5]*[.$A95]^2 + ([Sheet2.$E$5]*[.$A95] + [Sheet2.$B$5])))" office:value-type="float" office:value="9421" calcext:value-type="float">
            <text:p>9421</text:p>
          </table:table-cell>
          <table:table-cell table:formula="of:=[.K95]/[.$C95]" office:value-type="float" office:value="6.61122807017544" calcext:value-type="float">
            <text:p>6.6112280702</text:p>
          </table:table-cell>
          <table:table-cell/>
          <table:table-cell table:formula="of:=[.L95]+[.I95]+[.F95]" office:value-type="float" office:value="8.96280701754386" calcext:value-type="float">
            <text:p>8.9628070175</text:p>
          </table:table-cell>
          <table:table-cell table:formula="of:=[.N95]-[.N94]" office:value-type="float" office:value="0.183374393430384" calcext:value-type="float">
            <text:p>0.1833743934</text:p>
          </table:table-cell>
          <table:table-cell table:formula="of:=[.E95]/([.E95]+[.H95]+[.K95])" office:value-type="float" office:value="0.000391481365487003" calcext:value-type="float">
            <text:p>0.0003914814</text:p>
          </table:table-cell>
          <table:table-cell table:formula="of:=[.E95]*100 + [.H95] * 100 + [.K95] * 200" office:value-type="float" office:value="2219300" calcext:value-type="float">
            <text:p>2219300</text:p>
          </table:table-cell>
          <table:table-cell table:formula="of:=[.Q95]-[.Q94]" office:value-type="float" office:value="71500" calcext:value-type="float">
            <text:p>71500</text:p>
          </table:table-cell>
          <table:table-cell table:number-columns-repeated="2"/>
          <table:table-cell table:formula="of:=ROUND([Sheet2.$C$6]*([.$A95]^3)+[Sheet2.$D$6]*([.$A95]^2)+[Sheet2.$E$6]*[.$A95]+[Sheet2.$B$6])"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19" calcext:value-type="float">
            <text:p>719</text:p>
          </table:table-cell>
          <table:table-cell table:formula="of:=ROUND([Sheet2.$C$2]*[.A96]^3 +([Sheet2.$D$2]*[.A96]^2 + ([Sheet2.$E$2]*[.A96] + [Sheet2.$B$2])))" office:value-type="float" office:value="1440" calcext:value-type="float">
            <text:p>1440</text:p>
          </table:table-cell>
          <table:table-cell/>
          <table:table-cell table:formula="of:=MEDIAN(ROUND([Sheet2.$C$3]*[.$A96]^3+[Sheet2.$D$3]*[.$A96]^2+[Sheet2.$E$3]*[.$A96]+[Sheet2.$B$3]);5;100)" office:value-type="float" office:value="5" calcext:value-type="float">
            <text:p>5</text:p>
          </table:table-cell>
          <table:table-cell table:formula="of:=[.E96]/[.$C96]" office:value-type="float" office:value="0.00347222222222222" calcext:value-type="float">
            <text:p>0.0034722222</text:p>
          </table:table-cell>
          <table:table-cell/>
          <table:table-cell table:formula="of:=ROUND([Sheet2.$C$4]*[.$A96]^3 +([Sheet2.$D$4]*[.$A96]^2 + ([Sheet2.$E$4]*[.$A96] + [Sheet2.$B$4])))" office:value-type="float" office:value="3418" calcext:value-type="float">
            <text:p>3418</text:p>
          </table:table-cell>
          <table:table-cell table:formula="of:=[.H96]/[.$C96]" office:value-type="float" office:value="2.37361111111111" calcext:value-type="float">
            <text:p>2.3736111111</text:p>
          </table:table-cell>
          <table:table-cell/>
          <table:table-cell table:formula="of:=ROUND([Sheet2.$C$5]*[.$A96]^3 +([Sheet2.$D$5]*[.$A96]^2 + ([Sheet2.$E$5]*[.$A96] + [Sheet2.$B$5])))" office:value-type="float" office:value="9751" calcext:value-type="float">
            <text:p>9751</text:p>
          </table:table-cell>
          <table:table-cell table:formula="of:=[.K96]/[.$C96]" office:value-type="float" office:value="6.77152777777778" calcext:value-type="float">
            <text:p>6.7715277778</text:p>
          </table:table-cell>
          <table:table-cell/>
          <table:table-cell table:formula="of:=[.L96]+[.I96]+[.F96]" office:value-type="float" office:value="9.14861111111111" calcext:value-type="float">
            <text:p>9.1486111111</text:p>
          </table:table-cell>
          <table:table-cell table:formula="of:=[.N96]-[.N95]" office:value-type="float" office:value="0.185804093567251" calcext:value-type="float">
            <text:p>0.1858040936</text:p>
          </table:table-cell>
          <table:table-cell table:formula="of:=[.E96]/([.E96]+[.H96]+[.K96])" office:value-type="float" office:value="0.0003795354486109" calcext:value-type="float">
            <text:p>0.0003795354</text:p>
          </table:table-cell>
          <table:table-cell table:formula="of:=[.E96]*100 + [.H96] * 100 + [.K96] * 200" office:value-type="float" office:value="2292500" calcext:value-type="float">
            <text:p>2292500</text:p>
          </table:table-cell>
          <table:table-cell table:formula="of:=[.Q96]-[.Q95]" office:value-type="float" office:value="73200" calcext:value-type="float">
            <text:p>73200</text:p>
          </table:table-cell>
          <table:table-cell table:number-columns-repeated="2"/>
          <table:table-cell table:formula="of:=ROUND([Sheet2.$C$6]*([.$A96]^3)+[Sheet2.$D$6]*([.$A96]^2)+[Sheet2.$E$6]*[.$A96]+[Sheet2.$B$6])"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20" calcext:value-type="float">
            <text:p>720</text:p>
          </table:table-cell>
          <table:table-cell table:formula="of:=ROUND([Sheet2.$C$2]*[.A97]^3 +([Sheet2.$D$2]*[.A97]^2 + ([Sheet2.$E$2]*[.A97] + [Sheet2.$B$2])))" office:value-type="float" office:value="1455" calcext:value-type="float">
            <text:p>1455</text:p>
          </table:table-cell>
          <table:table-cell/>
          <table:table-cell table:formula="of:=MEDIAN(ROUND([Sheet2.$C$3]*[.$A97]^3+[Sheet2.$D$3]*[.$A97]^2+[Sheet2.$E$3]*[.$A97]+[Sheet2.$B$3]);5;100)" office:value-type="float" office:value="5" calcext:value-type="float">
            <text:p>5</text:p>
          </table:table-cell>
          <table:table-cell table:formula="of:=[.E97]/[.$C97]" office:value-type="float" office:value="0.00343642611683849" calcext:value-type="float">
            <text:p>0.0034364261</text:p>
          </table:table-cell>
          <table:table-cell/>
          <table:table-cell table:formula="of:=ROUND([Sheet2.$C$4]*[.$A97]^3 +([Sheet2.$D$4]*[.$A97]^2 + ([Sheet2.$E$4]*[.$A97] + [Sheet2.$B$4])))" office:value-type="float" office:value="3491" calcext:value-type="float">
            <text:p>3491</text:p>
          </table:table-cell>
          <table:table-cell table:formula="of:=[.H97]/[.$C97]" office:value-type="float" office:value="2.39931271477663" calcext:value-type="float">
            <text:p>2.3993127148</text:p>
          </table:table-cell>
          <table:table-cell/>
          <table:table-cell table:formula="of:=ROUND([Sheet2.$C$5]*[.$A97]^3 +([Sheet2.$D$5]*[.$A97]^2 + ([Sheet2.$E$5]*[.$A97] + [Sheet2.$B$5])))" office:value-type="float" office:value="10088" calcext:value-type="float">
            <text:p>10088</text:p>
          </table:table-cell>
          <table:table-cell table:formula="of:=[.K97]/[.$C97]" office:value-type="float" office:value="6.93333333333333" calcext:value-type="float">
            <text:p>6.9333333333</text:p>
          </table:table-cell>
          <table:table-cell/>
          <table:table-cell table:formula="of:=[.L97]+[.I97]+[.F97]" office:value-type="float" office:value="9.33608247422681" calcext:value-type="float">
            <text:p>9.3360824742</text:p>
          </table:table-cell>
          <table:table-cell table:formula="of:=[.N97]-[.N96]" office:value-type="float" office:value="0.187471363115694" calcext:value-type="float">
            <text:p>0.1874713631</text:p>
          </table:table-cell>
          <table:table-cell table:formula="of:=[.E97]/([.E97]+[.H97]+[.K97])" office:value-type="float" office:value="0.000368080094228504" calcext:value-type="float">
            <text:p>0.0003680801</text:p>
          </table:table-cell>
          <table:table-cell table:formula="of:=[.E97]*100 + [.H97] * 100 + [.K97] * 200" office:value-type="float" office:value="2367200" calcext:value-type="float">
            <text:p>2367200</text:p>
          </table:table-cell>
          <table:table-cell table:formula="of:=[.Q97]-[.Q96]" office:value-type="float" office:value="74700" calcext:value-type="float">
            <text:p>74700</text:p>
          </table:table-cell>
          <table:table-cell table:number-columns-repeated="2"/>
          <table:table-cell table:formula="of:=ROUND([Sheet2.$C$6]*([.$A97]^3)+[Sheet2.$D$6]*([.$A97]^2)+[Sheet2.$E$6]*[.$A97]+[Sheet2.$B$6])"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21" calcext:value-type="float">
            <text:p>721</text:p>
          </table:table-cell>
          <table:table-cell table:formula="of:=ROUND([Sheet2.$C$2]*[.A98]^3 +([Sheet2.$D$2]*[.A98]^2 + ([Sheet2.$E$2]*[.A98] + [Sheet2.$B$2])))" office:value-type="float" office:value="1470" calcext:value-type="float">
            <text:p>1470</text:p>
          </table:table-cell>
          <table:table-cell/>
          <table:table-cell table:formula="of:=MEDIAN(ROUND([Sheet2.$C$3]*[.$A98]^3+[Sheet2.$D$3]*[.$A98]^2+[Sheet2.$E$3]*[.$A98]+[Sheet2.$B$3]);5;100)" office:value-type="float" office:value="5" calcext:value-type="float">
            <text:p>5</text:p>
          </table:table-cell>
          <table:table-cell table:formula="of:=[.E98]/[.$C98]" office:value-type="float" office:value="0.00340136054421769" calcext:value-type="float">
            <text:p>0.0034013605</text:p>
          </table:table-cell>
          <table:table-cell/>
          <table:table-cell table:formula="of:=ROUND([Sheet2.$C$4]*[.$A98]^3 +([Sheet2.$D$4]*[.$A98]^2 + ([Sheet2.$E$4]*[.$A98] + [Sheet2.$B$4])))" office:value-type="float" office:value="3564" calcext:value-type="float">
            <text:p>3564</text:p>
          </table:table-cell>
          <table:table-cell table:formula="of:=[.H98]/[.$C98]" office:value-type="float" office:value="2.42448979591837" calcext:value-type="float">
            <text:p>2.4244897959</text:p>
          </table:table-cell>
          <table:table-cell/>
          <table:table-cell table:formula="of:=ROUND([Sheet2.$C$5]*[.$A98]^3 +([Sheet2.$D$5]*[.$A98]^2 + ([Sheet2.$E$5]*[.$A98] + [Sheet2.$B$5])))" office:value-type="float" office:value="10432" calcext:value-type="float">
            <text:p>10432</text:p>
          </table:table-cell>
          <table:table-cell table:formula="of:=[.K98]/[.$C98]" office:value-type="float" office:value="7.09659863945578" calcext:value-type="float">
            <text:p>7.0965986395</text:p>
          </table:table-cell>
          <table:table-cell/>
          <table:table-cell table:formula="of:=[.L98]+[.I98]+[.F98]" office:value-type="float" office:value="9.52448979591837" calcext:value-type="float">
            <text:p>9.5244897959</text:p>
          </table:table-cell>
          <table:table-cell table:formula="of:=[.N98]-[.N97]" office:value-type="float" office:value="0.188407321691562" calcext:value-type="float">
            <text:p>0.1884073217</text:p>
          </table:table-cell>
          <table:table-cell table:formula="of:=[.E98]/([.E98]+[.H98]+[.K98])" office:value-type="float" office:value="0.000357117348760803" calcext:value-type="float">
            <text:p>0.0003571173</text:p>
          </table:table-cell>
          <table:table-cell table:formula="of:=[.E98]*100 + [.H98] * 100 + [.K98] * 200" office:value-type="float" office:value="2443300" calcext:value-type="float">
            <text:p>2443300</text:p>
          </table:table-cell>
          <table:table-cell table:formula="of:=[.Q98]-[.Q97]" office:value-type="float" office:value="76100" calcext:value-type="float">
            <text:p>76100</text:p>
          </table:table-cell>
          <table:table-cell table:number-columns-repeated="2"/>
          <table:table-cell table:formula="of:=ROUND([Sheet2.$C$6]*([.$A98]^3)+[Sheet2.$D$6]*([.$A98]^2)+[Sheet2.$E$6]*[.$A98]+[Sheet2.$B$6])"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22" calcext:value-type="float">
            <text:p>722</text:p>
          </table:table-cell>
          <table:table-cell table:formula="of:=ROUND([Sheet2.$C$2]*[.A99]^3 +([Sheet2.$D$2]*[.A99]^2 + ([Sheet2.$E$2]*[.A99] + [Sheet2.$B$2])))" office:value-type="float" office:value="1485" calcext:value-type="float">
            <text:p>1485</text:p>
          </table:table-cell>
          <table:table-cell/>
          <table:table-cell table:formula="of:=MEDIAN(ROUND([Sheet2.$C$3]*[.$A99]^3+[Sheet2.$D$3]*[.$A99]^2+[Sheet2.$E$3]*[.$A99]+[Sheet2.$B$3]);5;100)" office:value-type="float" office:value="5" calcext:value-type="float">
            <text:p>5</text:p>
          </table:table-cell>
          <table:table-cell table:formula="of:=[.E99]/[.$C99]" office:value-type="float" office:value="0.00336700336700337" calcext:value-type="float">
            <text:p>0.0033670034</text:p>
          </table:table-cell>
          <table:table-cell/>
          <table:table-cell table:formula="of:=ROUND([Sheet2.$C$4]*[.$A99]^3 +([Sheet2.$D$4]*[.$A99]^2 + ([Sheet2.$E$4]*[.$A99] + [Sheet2.$B$4])))" office:value-type="float" office:value="3638" calcext:value-type="float">
            <text:p>3638</text:p>
          </table:table-cell>
          <table:table-cell table:formula="of:=[.H99]/[.$C99]" office:value-type="float" office:value="2.44983164983165" calcext:value-type="float">
            <text:p>2.4498316498</text:p>
          </table:table-cell>
          <table:table-cell/>
          <table:table-cell table:formula="of:=ROUND([Sheet2.$C$5]*[.$A99]^3 +([Sheet2.$D$5]*[.$A99]^2 + ([Sheet2.$E$5]*[.$A99] + [Sheet2.$B$5])))" office:value-type="float" office:value="10785" calcext:value-type="float">
            <text:p>10785</text:p>
          </table:table-cell>
          <table:table-cell table:formula="of:=[.K99]/[.$C99]" office:value-type="float" office:value="7.26262626262626" calcext:value-type="float">
            <text:p>7.2626262626</text:p>
          </table:table-cell>
          <table:table-cell/>
          <table:table-cell table:formula="of:=[.L99]+[.I99]+[.F99]" office:value-type="float" office:value="9.71582491582492" calcext:value-type="float">
            <text:p>9.7158249158</text:p>
          </table:table-cell>
          <table:table-cell table:formula="of:=[.N99]-[.N98]" office:value-type="float" office:value="0.191335119906549" calcext:value-type="float">
            <text:p>0.1913351199</text:p>
          </table:table-cell>
          <table:table-cell table:formula="of:=[.E99]/([.E99]+[.H99]+[.K99])" office:value-type="float" office:value="0.00034654837815359" calcext:value-type="float">
            <text:p>0.0003465484</text:p>
          </table:table-cell>
          <table:table-cell table:formula="of:=[.E99]*100 + [.H99] * 100 + [.K99] * 200" office:value-type="float" office:value="2521300" calcext:value-type="float">
            <text:p>2521300</text:p>
          </table:table-cell>
          <table:table-cell table:formula="of:=[.Q99]-[.Q98]" office:value-type="float" office:value="78000" calcext:value-type="float">
            <text:p>78000</text:p>
          </table:table-cell>
          <table:table-cell table:number-columns-repeated="2"/>
          <table:table-cell table:formula="of:=ROUND([Sheet2.$C$6]*([.$A99]^3)+[Sheet2.$D$6]*([.$A99]^2)+[Sheet2.$E$6]*[.$A99]+[Sheet2.$B$6])" office:value-type="float" office:value="-132" calcext:value-type="float">
            <text:p>-1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23" calcext:value-type="float">
            <text:p>723</text:p>
          </table:table-cell>
          <table:table-cell table:formula="of:=ROUND([Sheet2.$C$2]*[.A100]^3 +([Sheet2.$D$2]*[.A100]^2 + ([Sheet2.$E$2]*[.A100] + [Sheet2.$B$2])))" office:value-type="float" office:value="1500" calcext:value-type="float">
            <text:p>1500</text:p>
          </table:table-cell>
          <table:table-cell/>
          <table:table-cell table:formula="of:=MEDIAN(ROUND([Sheet2.$C$3]*[.$A100]^3+[Sheet2.$D$3]*[.$A100]^2+[Sheet2.$E$3]*[.$A100]+[Sheet2.$B$3]);5;100)" office:value-type="float" office:value="5" calcext:value-type="float">
            <text:p>5</text:p>
          </table:table-cell>
          <table:table-cell table:formula="of:=[.E100]/[.$C100]" office:value-type="float" office:value="0.00333333333333333" calcext:value-type="float">
            <text:p>0.0033333333</text:p>
          </table:table-cell>
          <table:table-cell/>
          <table:table-cell table:formula="of:=ROUND([Sheet2.$C$4]*[.$A100]^3 +([Sheet2.$D$4]*[.$A100]^2 + ([Sheet2.$E$4]*[.$A100] + [Sheet2.$B$4])))" office:value-type="float" office:value="3713" calcext:value-type="float">
            <text:p>3713</text:p>
          </table:table-cell>
          <table:table-cell table:formula="of:=[.H100]/[.$C100]" office:value-type="float" office:value="2.47533333333333" calcext:value-type="float">
            <text:p>2.4753333333</text:p>
          </table:table-cell>
          <table:table-cell/>
          <table:table-cell table:formula="of:=ROUND([Sheet2.$C$5]*[.$A100]^3 +([Sheet2.$D$5]*[.$A100]^2 + ([Sheet2.$E$5]*[.$A100] + [Sheet2.$B$5])))" office:value-type="float" office:value="11145" calcext:value-type="float">
            <text:p>11145</text:p>
          </table:table-cell>
          <table:table-cell table:formula="of:=[.K100]/[.$C100]" office:value-type="float" office:value="7.43" calcext:value-type="float">
            <text:p>7.43</text:p>
          </table:table-cell>
          <table:table-cell/>
          <table:table-cell table:formula="of:=[.L100]+[.I100]+[.F100]" office:value-type="float" office:value="9.90866666666667" calcext:value-type="float">
            <text:p>9.9086666667</text:p>
          </table:table-cell>
          <table:table-cell table:formula="of:=[.N100]-[.N99]" office:value-type="float" office:value="0.192841750841751" calcext:value-type="float">
            <text:p>0.1928417508</text:p>
          </table:table-cell>
          <table:table-cell table:formula="of:=[.E100]/([.E100]+[.H100]+[.K100])" office:value-type="float" office:value="0.000336405840005382" calcext:value-type="float">
            <text:p>0.0003364058</text:p>
          </table:table-cell>
          <table:table-cell table:formula="of:=[.E100]*100 + [.H100] * 100 + [.K100] * 200" office:value-type="float" office:value="2600800" calcext:value-type="float">
            <text:p>2600800</text:p>
          </table:table-cell>
          <table:table-cell table:formula="of:=[.Q100]-[.Q99]" office:value-type="float" office:value="79500" calcext:value-type="float">
            <text:p>79500</text:p>
          </table:table-cell>
          <table:table-cell table:number-columns-repeated="2"/>
          <table:table-cell table:formula="of:=ROUND([Sheet2.$C$6]*([.$A100]^3)+[Sheet2.$D$6]*([.$A100]^2)+[Sheet2.$E$6]*[.$A100]+[Sheet2.$B$6])"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24" calcext:value-type="float">
            <text:p>724</text:p>
          </table:table-cell>
          <table:table-cell table:formula="of:=ROUND([Sheet2.$C$2]*[.A101]^3 +([Sheet2.$D$2]*[.A101]^2 + ([Sheet2.$E$2]*[.A101] + [Sheet2.$B$2])))" office:value-type="float" office:value="1515" calcext:value-type="float">
            <text:p>1515</text:p>
          </table:table-cell>
          <table:table-cell/>
          <table:table-cell table:formula="of:=MEDIAN(ROUND([Sheet2.$C$3]*[.$A101]^3+[Sheet2.$D$3]*[.$A101]^2+[Sheet2.$E$3]*[.$A101]+[Sheet2.$B$3]);5;100)" office:value-type="float" office:value="5" calcext:value-type="float">
            <text:p>5</text:p>
          </table:table-cell>
          <table:table-cell table:formula="of:=[.E101]/[.$C101]" office:value-type="float" office:value="0.0033003300330033" calcext:value-type="float">
            <text:p>0.00330033</text:p>
          </table:table-cell>
          <table:table-cell/>
          <table:table-cell table:formula="of:=ROUND([Sheet2.$C$4]*[.$A101]^3 +([Sheet2.$D$4]*[.$A101]^2 + ([Sheet2.$E$4]*[.$A101] + [Sheet2.$B$4])))" office:value-type="float" office:value="3789" calcext:value-type="float">
            <text:p>3789</text:p>
          </table:table-cell>
          <table:table-cell table:formula="of:=[.H101]/[.$C101]" office:value-type="float" office:value="2.5009900990099" calcext:value-type="float">
            <text:p>2.500990099</text:p>
          </table:table-cell>
          <table:table-cell/>
          <table:table-cell table:formula="of:=ROUND([Sheet2.$C$5]*[.$A101]^3 +([Sheet2.$D$5]*[.$A101]^2 + ([Sheet2.$E$5]*[.$A101] + [Sheet2.$B$5])))" office:value-type="float" office:value="11514" calcext:value-type="float">
            <text:p>11514</text:p>
          </table:table-cell>
          <table:table-cell table:formula="of:=[.K101]/[.$C101]" office:value-type="float" office:value="7.6" calcext:value-type="float">
            <text:p>7.6</text:p>
          </table:table-cell>
          <table:table-cell/>
          <table:table-cell table:formula="of:=[.L101]+[.I101]+[.F101]" office:value-type="float" office:value="10.1042904290429" calcext:value-type="float">
            <text:p>10.104290429</text:p>
          </table:table-cell>
          <table:table-cell table:formula="of:=[.N101]-[.N100]" office:value-type="float" office:value="0.195623762376236" calcext:value-type="float">
            <text:p>0.1956237624</text:p>
          </table:table-cell>
          <table:table-cell table:formula="of:=[.E101]/([.E101]+[.H101]+[.K101])" office:value-type="float" office:value="0.000326626600470342" calcext:value-type="float">
            <text:p>0.0003266266</text:p>
          </table:table-cell>
          <table:table-cell table:formula="of:=[.E101]*100 + [.H101] * 100 + [.K101] * 200" office:value-type="float" office:value="2682200" calcext:value-type="float">
            <text:p>2682200</text:p>
          </table:table-cell>
          <table:table-cell table:formula="of:=[.Q101]-[.Q100]" office:value-type="float" office:value="81400" calcext:value-type="float">
            <text:p>81400</text:p>
          </table:table-cell>
          <table:table-cell table:number-columns-repeated="2"/>
          <table:table-cell table:formula="of:=ROUND([Sheet2.$C$6]*([.$A101]^3)+[Sheet2.$D$6]*([.$A101]^2)+[Sheet2.$E$6]*[.$A101]+[Sheet2.$B$6])" office:value-type="float" office:value="-141" calcext:value-type="float">
            <text:p>-1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5" calcext:value-type="float">
            <text:p>725</text:p>
          </table:table-cell>
          <table:table-cell table:formula="of:=ROUND([Sheet2.$C$2]*[.A102]^3 +([Sheet2.$D$2]*[.A102]^2 + ([Sheet2.$E$2]*[.A102] + [Sheet2.$B$2])))" office:value-type="float" office:value="1530" calcext:value-type="float">
            <text:p>1530</text:p>
          </table:table-cell>
          <table:table-cell/>
          <table:table-cell table:formula="of:=MEDIAN(ROUND([Sheet2.$C$3]*[.$A102]^3+[Sheet2.$D$3]*[.$A102]^2+[Sheet2.$E$3]*[.$A102]+[Sheet2.$B$3]);5;100)" office:value-type="float" office:value="5" calcext:value-type="float">
            <text:p>5</text:p>
          </table:table-cell>
          <table:table-cell table:formula="of:=[.E102]/[.$C102]" office:value-type="float" office:value="0.00326797385620915" calcext:value-type="float">
            <text:p>0.0032679739</text:p>
          </table:table-cell>
          <table:table-cell/>
          <table:table-cell table:formula="of:=ROUND([Sheet2.$C$4]*[.$A102]^3 +([Sheet2.$D$4]*[.$A102]^2 + ([Sheet2.$E$4]*[.$A102] + [Sheet2.$B$4])))" office:value-type="float" office:value="3865" calcext:value-type="float">
            <text:p>3865</text:p>
          </table:table-cell>
          <table:table-cell table:formula="of:=[.H102]/[.$C102]" office:value-type="float" office:value="2.52614379084967" calcext:value-type="float">
            <text:p>2.5261437908</text:p>
          </table:table-cell>
          <table:table-cell/>
          <table:table-cell table:formula="of:=ROUND([Sheet2.$C$5]*[.$A102]^3 +([Sheet2.$D$5]*[.$A102]^2 + ([Sheet2.$E$5]*[.$A102] + [Sheet2.$B$5])))" office:value-type="float" office:value="11890" calcext:value-type="float">
            <text:p>11890</text:p>
          </table:table-cell>
          <table:table-cell table:formula="of:=[.K102]/[.$C102]" office:value-type="float" office:value="7.77124183006536" calcext:value-type="float">
            <text:p>7.7712418301</text:p>
          </table:table-cell>
          <table:table-cell/>
          <table:table-cell table:formula="of:=[.L102]+[.I102]+[.F102]" office:value-type="float" office:value="10.3006535947712" calcext:value-type="float">
            <text:p>10.3006535948</text:p>
          </table:table-cell>
          <table:table-cell table:formula="of:=[.N102]-[.N101]" office:value-type="float" office:value="0.196363165728339" calcext:value-type="float">
            <text:p>0.1963631657</text:p>
          </table:table-cell>
          <table:table-cell table:formula="of:=[.E102]/([.E102]+[.H102]+[.K102])" office:value-type="float" office:value="0.000317258883248731" calcext:value-type="float">
            <text:p>0.0003172589</text:p>
          </table:table-cell>
          <table:table-cell table:formula="of:=[.E102]*100 + [.H102] * 100 + [.K102] * 200" office:value-type="float" office:value="2765000" calcext:value-type="float">
            <text:p>2765000</text:p>
          </table:table-cell>
          <table:table-cell table:formula="of:=[.Q102]-[.Q101]" office:value-type="float" office:value="82800" calcext:value-type="float">
            <text:p>82800</text:p>
          </table:table-cell>
          <table:table-cell table:number-columns-repeated="2"/>
          <table:table-cell table:formula="of:=ROUND([Sheet2.$C$6]*([.$A102]^3)+[Sheet2.$D$6]*([.$A102]^2)+[Sheet2.$E$6]*[.$A102]+[Sheet2.$B$6])" office:value-type="float" office:value="-146" calcext:value-type="float">
            <text:p>-146</text:p>
          </table:table-cell>
        </table:table-row>
        <table:table-row table:style-name="ro1" table:number-rows-repeated="1048473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'Calculated Values'.O1:'Calculated Values'.O1048576">
            <calcext:condition calcext:apply-style-name="Red" calcext:value="&lt;0" calcext:base-cell-address="'Calculated Values'.O1"/>
          </calcext:conditional-format>
          <calcext:conditional-format calcext:target-range-address="'Calculated Values'.R1:'Calculated Values'.R1048576">
            <calcext:condition calcext:apply-style-name="Red" calcext:value="&lt;=0" calcext:base-cell-address="'Calculated Values'.R1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453.51pt" svg:height="255.09pt" svg:x="376.84pt" svg:y="13.18pt">
            <draw:object draw:notify-on-update-of-ranges="'Calculated Values'.A3:'Calculated Values'.A42 'Calculated Values'.T2:'Calculated Values'.T2 'Calculated Values'.T3:'Calculated Values'.T42 'Calculated Values'.A3:'Calculated Values'.A42 'Calculated Values'.U2:'Calculated Values'.U2 'Calculated Values'.U3:'Calculated Values'.U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riendlies</text:p>
          </table:table-cell>
          <table:table-cell office:value-type="float" office:value="8.52" calcext:value-type="float">
            <text:p>8.52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string" calcext:value-type="string">
            <text:p>Spearmen</text:p>
          </table:table-cell>
          <table:table-cell office:value-type="float" office:value="4.12" calcext:value-type="float">
            <text:p>4.1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8" calcext:value-type="float">
            <text:p>0.3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Bowmen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6" calcext:value-type="float">
            <text:p>0.0146</text:p>
          </table:table-cell>
          <table:table-cell office:value-type="float" office:value="-0.304" calcext:value-type="float">
            <text:p>-0.30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5.375" calcext:value-type="float">
            <text:p>5.375</text:p>
          </table:table-cell>
          <table:table-cell office:value-type="float" office:value="-0.000228" calcext:value-type="float">
            <text:p>-0.000228</text:p>
          </table:table-cell>
          <table:table-cell office:value-type="float" office:value="0.0115" calcext:value-type="float">
            <text:p>0.0115</text:p>
          </table:table-cell>
          <table:table-cell office:value-type="float" office:value="-0.385" calcext:value-type="float">
            <text:p>-0.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02:53:12.021000000</meta:creation-date>
    <dc:date>2016-08-29T00:21:46.314000000</dc:date>
    <meta:editing-duration>PT7H40M9S</meta:editing-duration>
    <meta:editing-cycles>1</meta:editing-cycles>
    <meta:document-statistic meta:table-count="2" meta:cell-count="1563" meta:object-count="1"/>
    <meta:generator>LibreOffice/4.4.3.2$Windows_x86 LibreOffice_project/88805f81e9fe61362df02b9941de8e38a9b5fd1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55cm" svg:y="3.703cm" style:legend-expansion="high" chart:style-name="ch2"/>
        <chart:plot-area chart:style-name="ch3" table:cell-range-address="'Calculated Values'.A3:'Calculated Values'.A42 'Calculated Values'.T2:'Calculated Values'.U42" chart:data-source-has-labels="row" svg:x="0.32cm" svg:y="0.18cm" svg:width="9.915cm" svg:height="8.64cm">
          <chartooo:coordinate-region svg:x="0.862cm" svg:y="0.379cm" svg:width="9.18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lculated Values'.T3:'Calculated Values'.T42" chart:label-cell-address="'Calculated Values'.T2:'Calculated Values'.T2" chart:class="chart:scatter">
            <chart:domain table:cell-range-address="'Calculated Values'.A3:'Calculated Values'.A42"/>
            <chart:regression-curve chart:style-name="ch7">
              <chart:equation chart:display-equation="true" chart:display-r-square="false"/>
            </chart:regression-curve>
            <chart:data-point chart:repeated="40"/>
          </chart:series>
          <chart:series chart:style-name="ch8" chart:values-cell-range-address="'Calculated Values'.U3:'Calculated Values'.U42" chart:label-cell-address="'Calculated Values'.U2:'Calculated Values'.U2" chart:class="chart:scatter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dth (target)</text:p>
                <draw:g>
                  <svg:desc>'Calculated Values'.T2:'Calculated Values'.T2</svg:desc>
                </draw:g>
              </table:table-cell>
              <table:table-cell office:value-type="string">
                <text:p>Width (calculated)</text:p>
                <draw:g>
                  <svg:desc>'Calculated Values'.U2:'Calculated Values'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lculated Values'.A3:'Calculated Values'.A42</svg:desc>
                </draw:g>
              </table:table-cell>
              <table:table-cell office:value-type="float" office:value="5">
                <text:p>5</text:p>
                <draw:g>
                  <svg:desc>'Calculated Values'.T3:'Calculated Values'.T42</svg:desc>
                </draw:g>
              </table:table-cell>
              <table:table-cell office:value-type="float" office:value="5">
                <text:p>5</text:p>
                <draw:g>
                  <svg:desc>'Calculated Values'.U3:'Calculated Values'.U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